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style>
    <style:style style:name="ce3" style:family="table-cell" style:parent-style-name="Heading_32_1_32_2" style:data-style-name="N0">
      <style:table-cell-properties style:vertical-align="automatic" fo:background-color="transparent" style:repeat-content="false"/>
      <style:paragraph-properties fo:text-align="start" fo:margin-left="0cm" style:writing-mode="lr"/>
      <style:text-properties fo:font-size="18pt" style:font-size-asian="18pt" style:font-size-complex="18pt" fo:font-weight="bold" style:font-weight-asian="bold" style:font-weight-complex="bold"/>
    </style:style>
    <style:style style:name="ce4" style:family="table-cell" style:parent-style-name="Normal_32_2" style:data-style-name="N0">
      <style:table-cell-properties style:vertical-align="automatic" fo:background-color="transparent" style:repeat-content="false"/>
      <style:paragraph-properties fo:text-align="start" fo:margin-left="0cm" style:writing-mode="lr"/>
    </style:style>
    <style:style style:name="ce5" style:family="table-cell" style:parent-style-name="Default" style:data-style-name="N0">
      <style:table-cell-properties style:vertical-align="automatic" style:repeat-content="false"/>
      <style:paragraph-properties fo:text-align="start" fo:margin-left="0cm" style:writing-mode="lr"/>
    </style:style>
    <style:style style:name="ce6" style:family="table-cell" style:parent-style-name="Normal_32_2_32_2"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7" style:family="table-cell" style:parent-style-name="Hyperlink" style:data-style-name="N0">
      <style:table-cell-properties style:vertical-align="automatic" fo:wrap-option="wrap" fo:background-color="transparent" style:repeat-content="false"/>
      <style:paragraph-properties fo:text-align="start" fo:margin-left="0cm" style:writing-mode="lr"/>
      <style:text-properties fo:color="#0000FF" fo:font-size="12pt" style:font-size-asian="12pt" style:font-size-complex="12pt" style:text-underline-style="solid" style:text-underline-type="single"/>
    </style:style>
    <style:style style:name="ce8" style:family="table-cell" style:parent-style-name="Heading_32_2_32_2" style:data-style-name="N0">
      <style:table-cell-properties style:vertical-align="automatic" fo:wrap-option="wrap"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9" style:family="table-cell" style:parent-style-name="Normal_32_2_32_2" style:data-style-name="N0">
      <style:table-cell-properties style:vertical-align="automatic" fo:background-color="transparent" style:repeat-content="false"/>
      <style:paragraph-properties fo:text-align="start" fo:margin-left="0cm" style:writing-mode="lr"/>
    </style:style>
    <style:style style:name="ce10" style:family="table-cell" style:parent-style-name="Default" style:data-style-name="N0">
      <style:table-cell-properties fo:border-top="thin solid #D3D3D3" fo:border-bottom="none" fo:border-left="none" fo:border-right="thin solid #D3D3D3" style:vertical-align="automatic" style:repeat-content="false"/>
      <style:paragraph-properties fo:text-align="start" fo:margin-left="0cm" style:writing-mode="lr"/>
    </style:style>
    <style:style style:name="ce11" style:family="table-cell" style:parent-style-name="Default" style:data-style-name="N0">
      <style:table-cell-properties style:vertical-align="automatic" style:repeat-content="false"/>
      <style:paragraph-properties fo:text-align="start" fo:margin-left="0cm" style:writing-mode="lr"/>
      <style:text-properties fo:font-size="10pt" style:font-size-asian="10pt" style:font-size-complex="10pt" fo:font-weight="bold" style:font-weight-asian="bold" style:font-weight-complex="bold"/>
    </style:style>
    <style:style style:name="ce12" style:family="table-cell" style:parent-style-name="Heading_32_2" style:data-style-name="N0">
      <style:table-cell-properties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13"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14"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15" style:family="table-cell" style:parent-style-name="Heading_32_1_32_3"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6" style:family="table-cell" style:parent-style-name="Normal_32_2_32_2" style:data-style-name="N0">
      <style:table-cell-properties style:vertical-align="automatic" fo:background-color="transparent"/>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style:style>
    <style:style style:name="ce18"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font-size="12pt" style:font-size-asian="12pt" style:font-size-complex="12pt"/>
    </style:style>
    <style:style style:name="ce20"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1" style:family="table-cell" style:parent-style-name="Heading_32_1_32_2" style:data-style-name="N0">
      <style:table-cell-properties style:vertical-align="automatic" fo:background-color="transparent"/>
      <style:paragraph-properties fo:margin-left="0cm" style:writing-mode="lr"/>
      <style:text-properties fo:font-size="18pt" style:font-size-asian="18pt" style:font-size-complex="18pt" fo:font-weight="bold" style:font-weight-asian="bold" style:font-weight-complex="bold"/>
    </style:style>
    <style:style style:name="ce22" style:family="table-cell" style:parent-style-name="Normal_32_2"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3" style:family="table-cell" style:parent-style-name="Normal_32_2" style:data-style-name="N0">
      <style:table-cell-properties style:vertical-align="automatic" fo:background-color="transparent"/>
      <style:text-properties fo:font-size="12pt" style:font-size-asian="12pt" style:font-size-complex="12pt"/>
    </style:style>
    <style:style style:name="ce24" style:family="table-cell" style:parent-style-name="Heading_32_2" style:data-style-name="N0">
      <style:table-cell-properties style:vertical-align="automatic" fo:background-color="transparent"/>
      <style:paragraph-properties fo:margin-left="0cm" style:writing-mode="lr"/>
      <style:text-properties fo:color="#000000" fo:font-size="14pt" style:font-size-asian="14pt" style:font-size-complex="14pt" fo:font-weight="bold" style:font-weight-asian="bold" style:font-weight-complex="bold"/>
    </style:style>
    <style:style style:name="ce25" style:family="table-cell" style:parent-style-name="Normal_32_2" style:data-style-name="N0">
      <style:table-cell-properties style:vertical-align="automatic" fo:background-color="transparent"/>
      <style:text-properties fo:font-size="14pt" style:font-size-asian="14pt" style:font-size-complex="14pt"/>
    </style:style>
    <style:style style:name="ce26"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27" style:family="table-cell" style:parent-style-name="Normal_32_2" style:data-style-name="N0">
      <style:table-cell-properties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fo:border-top="none" fo:border-bottom="thin solid #D3D3D3" fo:border-left="thin solid #D3D3D3" fo:border-right="thin solid #D3D3D3"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Normal_32_2" style:data-style-name="N0">
      <style:table-cell-properties style:vertical-align="automatic" fo:background-color="transparent"/>
      <style:text-properties fo:font-weight="bold" style:font-weight-asian="bold" style:font-weight-complex="bold"/>
    </style:style>
    <style:style style:name="ce30" style:family="table-cell" style:parent-style-name="Normal_32_2" style:data-style-name="N30">
      <style:table-cell-properties style:vertical-align="automatic" fo:background-color="transparent"/>
      <style:text-properties fo:font-size="12pt" style:font-size-asian="12pt" style:font-size-complex="12pt" fo:font-weight="bold" style:font-weight-asian="bold" style:font-weight-complex="bold"/>
    </style:style>
    <style:style style:name="ce31" style:family="table-cell" style:parent-style-name="Comma_32_2" style:data-style-name="N36">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2"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3" style:family="table-cell" style:parent-style-name="Comma_32_2"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4" style:family="table-cell" style:parent-style-name="Normal_32_2" style:data-style-name="N0">
      <style:table-cell-properties style:vertical-align="automatic" fo:wrap-option="wrap" fo:background-color="transparent"/>
      <style:text-properties fo:font-size="12pt" style:font-size-asian="12pt" style:font-size-complex="12pt" fo:font-weight="bold" style:font-weight-asian="bold" style:font-weight-complex="bold"/>
    </style:style>
    <style:style style:name="ce35" style:family="table-cell" style:parent-style-name="Normal_32_2" style:data-style-name="N0">
      <style:table-cell-properties style:vertical-align="automatic" fo:wrap-option="wrap" fo:background-color="transparent"/>
    </style:style>
    <style:style style:name="ce36" style:family="table-cell" style:parent-style-name="Comma_32_2"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7" style:family="table-cell" style:parent-style-name="Normal_32_2" style:data-style-name="N38">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8" style:family="table-cell" style:parent-style-name="Normal_32_2"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o1" style:family="table-column">
      <style:table-column-properties fo:break-before="auto" style:column-width="28.1516666666667cm"/>
    </style:style>
    <style:style style:name="co2" style:family="table-column">
      <style:table-column-properties fo:break-before="auto" style:column-width="1.69333333333333cm"/>
    </style:style>
    <style:style style:name="co3" style:family="table-column">
      <style:table-column-properties fo:break-before="auto" style:column-width="3.10444444444444cm"/>
    </style:style>
    <style:style style:name="co4" style:family="table-column">
      <style:table-column-properties fo:break-before="auto" style:column-width="23.4068055555556cm"/>
    </style:style>
    <style:style style:name="co5" style:family="table-column">
      <style:table-column-properties fo:break-before="auto" style:column-width="3.38666666666667cm"/>
    </style:style>
    <style:style style:name="co6" style:family="table-column">
      <style:table-column-properties fo:break-before="auto" style:column-width="5.22111111111111cm"/>
    </style:style>
    <style:style style:name="co7" style:family="table-column">
      <style:table-column-properties fo:break-before="auto" style:column-width="7.84930555555556cm"/>
    </style:style>
    <style:style style:name="co8" style:family="table-column">
      <style:table-column-properties fo:break-before="auto" style:column-width="3.175cm"/>
    </style:style>
    <style:style style:name="co9" style:family="table-column">
      <style:table-column-properties fo:break-before="auto" style:column-width="2.78694444444444cm"/>
    </style:style>
    <style:style style:name="ro1" style:family="table-row">
      <style:table-row-properties style:row-height="23.5pt" style:use-optimal-row-height="true" fo:break-before="auto"/>
    </style:style>
    <style:style style:name="ro2" style:family="table-row">
      <style:table-row-properties style:row-height="77.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62pt" style:use-optimal-row-height="true" fo:break-before="auto"/>
    </style:style>
    <style:style style:name="ro6" style:family="table-row">
      <style:table-row-properties style:row-height="31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23.4pt" style:use-optimal-row-height="false" fo:break-before="auto"/>
    </style:style>
    <style:style style:name="ro10" style:family="table-row">
      <style:table-row-properties style:row-height="15.65pt" style:use-optimal-row-height="false" fo:break-before="auto"/>
    </style:style>
    <style:style style:name="ro11" style:family="table-row">
      <style:table-row-properties style:row-height="18.75pt" style:use-optimal-row-height="false" fo:break-before="auto"/>
    </style:style>
    <style:style style:name="ro12" style:family="table-row">
      <style:table-row-properties style:row-height="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4"/>
        <table:table-column table:style-name="co2" table:number-columns-repeated="16383" table:default-cell-style-name="ce4"/>
        <table:table-row table:style-name="ro1">
          <table:table-cell office:value-type="string" table:style-name="ce3">
            <text:p>Table 2200: Train operating company key statistics by operator, Great Britain, April 2018 to March 2023</text:p>
          </table:table-cell>
          <table:table-cell table:number-columns-repeated="6" table:style-name="ce4"/>
          <table:table-cell table:number-columns-repeated="16377" table:style-name="ce5"/>
        </table:table-row>
        <table:table-row table:style-name="ro2">
          <table:table-cell office:value-type="string" table:style-name="ce6">
            <text:p>This spreadsheet contains a cover sheet, notes and data table worksheet. The data table worksheet includes annual key statistics for each passenger train operating company covering passenger usage, performance and passenger experience alongside reference data on number of employees, route kilometres operated and number of stations managed on Great Britain's railways.</text:p>
            <text:p/>
            <text:p>This is published alongside Office of Rail and Road's TOC key statistics statistical release.</text:p>
          </table:table-cell>
          <table:table-cell table:number-columns-repeated="6" table:style-name="ce4"/>
          <table:table-cell table:number-columns-repeated="16377" table:style-name="ce5"/>
        </table:table-row>
        <table:table-row table:style-name="ro3">
          <table:table-cell office:value-type="string" table:style-name="ce7">
            <text:p><text:a xlink:href="https://dataportal.orr.gov.uk/statistics/compendia/toc-key-statistics/">TOC key statistics statistical release (opens in new window)</text:a></text:p>
          </table:table-cell>
          <table:table-cell table:number-columns-repeated="6" table:style-name="ce4"/>
          <table:table-cell table:number-columns-repeated="16377" table:style-name="ce5"/>
        </table:table-row>
        <table:table-row table:style-name="ro4">
          <table:table-cell office:value-type="string" table:style-name="ce8">
            <text:p>Publication dates</text:p>
          </table:table-cell>
          <table:table-cell table:number-columns-repeated="5" table:style-name="ce9"/>
          <table:table-cell table:style-name="ce10"/>
          <table:table-cell table:number-columns-repeated="16377" table:style-name="ce9"/>
        </table:table-row>
        <table:table-row table:style-name="ro3">
          <table:table-cell office:value-type="string" table:style-name="ce6">
            <text:p>This data table was initially published at 09:30 on 3 August 2023</text:p>
          </table:table-cell>
          <table:table-cell table:number-columns-repeated="5" table:style-name="ce9"/>
          <table:table-cell table:style-name="ce11"/>
          <table:table-cell table:number-columns-repeated="16377" table:style-name="ce9"/>
        </table:table-row>
        <table:table-row table:style-name="ro3">
          <table:table-cell office:value-type="string" table:style-name="ce6">
            <text:p>The next publication date is scheduled for July 2024</text:p>
          </table:table-cell>
          <table:table-cell table:number-columns-repeated="16383" table:style-name="ce9"/>
        </table:table-row>
        <table:table-row table:style-name="ro4">
          <table:table-cell office:value-type="string" table:style-name="ce8">
            <text:p>Sources</text:p>
          </table:table-cell>
          <table:table-cell table:number-columns-repeated="16383" table:style-name="ce9"/>
        </table:table-row>
        <table:table-row table:style-name="ro3">
          <table:table-cell office:value-type="string" table:style-name="ce6">
            <text:p>Network Rail, train operators, National Rail Enquiries, LENNON (ticketing system), Rail Delivery Group</text:p>
          </table:table-cell>
          <table:table-cell table:number-columns-repeated="16383" table:style-name="ce9"/>
        </table:table-row>
        <table:table-row table:style-name="ro4">
          <table:table-cell office:value-type="string" table:style-name="ce8">
            <text:p>Not applicable data</text:p>
          </table:table-cell>
          <table:table-cell table:number-columns-repeated="16383" table:style-name="ce9"/>
        </table:table-row>
        <table:table-row table:style-name="ro3">
          <table:table-cell office:value-type="string" table:style-name="ce6">
            <text:p>Some cells are denoted as not applicable and are marked on the table with [z]. These refer to time periods where the operator was not in service.<text:s/></text:p>
          </table:table-cell>
          <table:table-cell table:number-columns-repeated="16383" table:style-name="ce9"/>
        </table:table-row>
        <table:table-row table:style-name="ro4">
          <table:table-cell office:value-type="string" table:style-name="ce8">
            <text:p>Not available data</text:p>
          </table:table-cell>
          <table:table-cell table:number-columns-repeated="16383" table:style-name="ce9"/>
        </table:table-row>
        <table:table-row table:style-name="ro3">
          <table:table-cell office:value-type="string" table:style-name="ce6">
            <text:p>Some cells are denoted as not available and are marked on the table with [x]. These refer to data that has not been provided by the operator.</text:p>
          </table:table-cell>
          <table:table-cell table:number-columns-repeated="16383" table:style-name="ce9"/>
        </table:table-row>
        <table:table-row table:style-name="ro4">
          <table:table-cell office:value-type="string" table:style-name="ce12">
            <text:p>Break in time series</text:p>
          </table:table-cell>
          <table:table-cell table:number-columns-repeated="16383" table:style-name="ce9"/>
        </table:table-row>
        <table:table-row table:style-name="ro5">
          <table:table-cell office:value-type="string" table:style-name="ce6">
            <text:p>Time series breaks are marked on the table with [b].</text:p>
            <text:p/>
            <text:p>Before Apr 2019 to Mar 2020, some operators reported employee data based on head count. From Apr 2019 to Mar 2020 all operators' data is based on full-time equivalents (FTE).</text:p>
          </table:table-cell>
          <table:table-cell table:number-columns-repeated="16383" table:style-name="ce9"/>
        </table:table-row>
        <table:table-row table:style-name="ro4">
          <table:table-cell office:value-type="string" table:style-name="ce8">
            <text:p>Revised data</text:p>
          </table:table-cell>
          <table:table-cell table:number-columns-repeated="16383" table:style-name="ce9"/>
        </table:table-row>
        <table:table-row table:style-name="ro6">
          <table:table-cell office:value-type="string" table:style-name="ce6">
            <text:p>Any revisions are marked on the table with [r]. Data for Passenger train kilometres and On Time (percentage) have been revised since last year's publication. Further details on these revisions can be found in the revisions log.</text:p>
          </table:table-cell>
          <table:table-cell table:number-columns-repeated="16383" table:style-name="ce9"/>
        </table:table-row>
        <table:table-row table:style-name="ro3">
          <table:table-cell office:value-type="string" table:style-name="ce7">
            <text:p><text:a xlink:href="https://dataportal.orr.gov.uk/footer/revisions-log/">Revisions log (ods, 96kb, opens in new window)</text:a></text:p>
          </table:table-cell>
          <table:table-cell table:number-columns-repeated="16383" table:style-name="ce9"/>
        </table:table-row>
        <table:table-row table:style-name="ro4">
          <table:table-cell office:value-type="string" table:style-name="ce8">
            <text:p>Contact details</text:p>
          </table:table-cell>
          <table:table-cell table:number-columns-repeated="16383" table:style-name="ce9"/>
        </table:table-row>
        <table:table-row table:style-name="ro3">
          <table:table-cell office:value-type="string" table:style-name="ce7">
            <text:p><text:a xlink:href="mailto:rail.stats@orr.gov.uk">rail.stats@orr.gov.uk</text:a></text:p>
          </table:table-cell>
          <table:table-cell table:number-columns-repeated="16383" table:style-name="ce9"/>
        </table:table-row>
        <table:table-row table:style-name="ro3">
          <table:table-cell office:value-type="string" table:style-name="ce13">
            <text:p>Media enquiries: 07856279808</text:p>
          </table:table-cell>
          <table:table-cell table:number-columns-repeated="16383" table:style-name="ce9"/>
        </table:table-row>
        <table:table-row table:style-name="ro3">
          <table:table-cell office:value-type="string" table:style-name="ce14">
            <text:p>Responsible statistician: P Moran</text:p>
          </table:table-cell>
          <table:table-cell table:number-columns-repeated="16383" table:style-name="ce5"/>
        </table:table-row>
        <table:table-row table:style-name="ro7">
          <table:table-cell table:number-columns-repeated="7" table:style-name="ce4"/>
          <table:table-cell table:number-columns-repeated="16377" table:style-name="ce1"/>
        </table:table-row>
        <table:table-row table:style-name="ro7">
          <table:table-cell table:number-columns-repeated="16384" table:style-name="ce4"/>
        </table:table-row>
        <table:table-row table:number-rows-repeated="1048553" table:style-name="ro8">
          <table:table-cell table:number-columns-repeated="16384"/>
        </table:table-row>
      </table:table>
      <table:table table:name="Notes" table:style-name="ta1">
        <table:table-column table:style-name="co3" table:default-cell-style-name="ce16"/>
        <table:table-column table:style-name="co4" table:default-cell-style-name="ce16"/>
        <table:table-column table:style-name="co5" table:default-cell-style-name="ce16"/>
        <table:table-column table:style-name="co2" table:number-columns-repeated="16381" table:default-cell-style-name="ce16"/>
        <table:table-row table:style-name="ro1">
          <table:table-cell office:value-type="string" table:style-name="ce15">
            <text:p>Notes<text:s/></text:p>
          </table:table-cell>
          <table:table-cell table:style-name="ce16"/>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3">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3">
          <table:table-cell office:value-type="string" table:style-name="ce19">
            <text:p>note 1</text:p>
          </table:table-cell>
          <table:table-cell office:value-type="string" table:style-name="ce19">
            <text:p>Lumo started operating services on 25 October 2021.</text:p>
          </table:table-cell>
          <table:table-cell table:number-columns-repeated="5" table:style-name="ce16"/>
          <table:table-cell table:number-columns-repeated="16377" table:style-name="ce1"/>
        </table:table-row>
        <table:table-row table:style-name="ro6">
          <table:table-cell office:value-type="string" table:style-name="ce20">
            <text:p>note 2</text:p>
          </table:table-cell>
          <table:table-cell office:value-type="string" table:style-name="ce13">
            <text:p>On 24 May 2022 the Elizabeth line opened to passengers. Also, on this date the service running under TfL Rail was rebranded as the Elizabeth line.</text:p>
          </table:table-cell>
          <table:table-cell table:number-columns-repeated="5" table:style-name="ce16"/>
          <table:table-cell table:number-columns-repeated="16377" table:style-name="ce1"/>
        </table:table-row>
        <table:table-row table:number-rows-repeated="11" table:style-name="ro7">
          <table:table-cell table:number-columns-repeated="7" table:style-name="ce16"/>
          <table:table-cell table:number-columns-repeated="16377" table:style-name="ce1"/>
        </table:table-row>
        <table:table-row table:style-name="ro7">
          <table:table-cell table:number-columns-repeated="16384"/>
        </table:table-row>
        <table:table-row table:number-rows-repeated="1048559" table:style-name="ro8">
          <table:table-cell table:number-columns-repeated="16384"/>
        </table:table-row>
      </table:table>
      <table:table table:name="2200_Key_statistics_by_operator" table:style-name="ta1">
        <table:table-column table:style-name="co6" table:default-cell-style-name="ce2"/>
        <table:table-column table:style-name="co7" table:default-cell-style-name="ce2"/>
        <table:table-column table:style-name="co8" table:number-columns-repeated="24" table:default-cell-style-name="ce2"/>
        <table:table-column table:style-name="co9" table:number-columns-repeated="16358" table:default-cell-style-name="ce2"/>
        <table:table-row table:style-name="ro9">
          <table:table-cell office:value-type="string" table:style-name="ce21">
            <text:p>Table 2200: Train operating company key statistics by operator, Great Britain, April 2018 to March 2023</text:p>
          </table:table-cell>
          <table:table-cell table:number-columns-repeated="25" table:style-name="ce2"/>
          <table:table-cell table:number-columns-repeated="16358" table:style-name="ce1"/>
        </table:table-row>
        <table:table-row table:style-name="ro10">
          <table:table-cell office:value-type="string" table:style-name="ce22">
            <text:p>This worksheet contains four tables presented vertically, with one blank row between tables. All tables show annual data for various measures over the last five years.</text:p>
          </table:table-cell>
          <table:table-cell table:number-columns-repeated="25" table:style-name="ce2"/>
          <table:table-cell table:number-columns-repeated="16358" table:style-name="ce1"/>
        </table:table-row>
        <table:table-row table:style-name="ro10">
          <table:table-cell office:value-type="string" table:style-name="ce22">
            <text:p>Some cells refer to notes which can be found on the notes worksheet.</text:p>
          </table:table-cell>
          <table:table-cell table:number-columns-repeated="9" table:style-name="ce2"/>
          <table:table-cell table:style-name="ce23"/>
          <table:table-cell table:number-columns-repeated="15" table:style-name="ce2"/>
          <table:table-cell table:number-columns-repeated="16358" table:style-name="ce1"/>
        </table:table-row>
        <table:table-row table:style-name="ro10">
          <table:table-cell office:value-type="string" table:style-name="ce22">
            <text:p>Some shorthand is used in this table, [b] = break in series, [z] = not applicable, [x] = not available, [r] = revised data</text:p>
          </table:table-cell>
          <table:table-cell table:number-columns-repeated="25" table:style-name="ce2"/>
          <table:table-cell table:number-columns-repeated="16358" table:style-name="ce1"/>
        </table:table-row>
        <table:table-row table:style-name="ro11">
          <table:table-cell office:value-type="string" table:style-name="ce24">
            <text:p>Table 2200a: Key statistics, annual data</text:p>
          </table:table-cell>
          <table:table-cell table:number-columns-repeated="9" table:style-name="ce25"/>
          <table:table-cell table:number-columns-repeated="16" table:style-name="ce2"/>
          <table:table-cell table:number-columns-repeated="16358" table:style-name="ce1"/>
        </table:table-row>
        <table:table-row table:style-name="ro12">
          <table:table-cell office:value-type="string" table:style-name="ce26">
            <text:p>Time period</text:p>
          </table:table-cell>
          <table:table-cell office:value-type="string" table:style-name="ce26">
            <text:p>Measure</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8">
            <text:p>Elizabeth line [note 2]</text:p>
          </table:table-cell>
          <table:table-cell office:value-type="string" table:style-name="ce27">
            <text:p>Govia Thameslink Railway</text:p>
          </table:table-cell>
          <table:table-cell office:value-type="string" table:style-name="ce27">
            <text:p>Grand Central</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s/></text:p>
            <text:p>[note 1]</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table:number-columns-repeated="16358" table:style-name="ce29"/>
        </table:table-row>
        <table:table-row table:style-name="ro3">
          <table:table-cell office:value-type="string" table:style-name="ce30">
            <text:p>As of 31 March 2019</text:p>
          </table:table-cell>
          <table:table-cell office:value-type="string" table:style-name="ce26">
            <text:p>Full-time equivalent (FTE) employees</text:p>
          </table:table-cell>
          <table:table-cell office:value-type="float" office:value="3724" table:style-name="ce31">
            <text:p><text:s/>3,724.0<text:s/></text:p>
          </table:table-cell>
          <table:table-cell office:value-type="float" office:value="690" table:style-name="ce31">
            <text:p><text:s/>690.0<text:s/></text:p>
          </table:table-cell>
          <table:table-cell office:value-type="float" office:value="174" table:style-name="ce31">
            <text:p><text:s/>174.0<text:s/></text:p>
          </table:table-cell>
          <table:table-cell office:value-type="float" office:value="852" table:style-name="ce31">
            <text:p><text:s/>852.0<text:s/></text:p>
          </table:table-cell>
          <table:table-cell office:value-type="float" office:value="1915" table:style-name="ce31">
            <text:p><text:s/>1,915.0<text:s/></text:p>
          </table:table-cell>
          <table:table-cell office:value-type="float" office:value="2460" table:style-name="ce31">
            <text:p><text:s/>2,460.0<text:s/></text:p>
          </table:table-cell>
          <table:table-cell office:value-type="float" office:value="1389" table:style-name="ce31">
            <text:p><text:s/>1,389.0<text:s/></text:p>
          </table:table-cell>
          <table:table-cell office:value-type="float" office:value="7276" table:style-name="ce31">
            <text:p><text:s/>7,276.0<text:s/></text:p>
          </table:table-cell>
          <table:table-cell office:value-type="float" office:value="193" table:style-name="ce31">
            <text:p><text:s/>193.0<text:s/></text:p>
          </table:table-cell>
          <table:table-cell office:value-type="float" office:value="6343" table:style-name="ce31">
            <text:p><text:s/>6,343.0<text:s/></text:p>
          </table:table-cell>
          <table:table-cell office:value-type="float" office:value="3103" table:style-name="ce31">
            <text:p><text:s/>3,103.0<text:s/></text:p>
          </table:table-cell>
          <table:table-cell office:value-type="string" table:style-name="ce31">
            <text:p>[x]</text:p>
          </table:table-cell>
          <table:table-cell office:value-type="float" office:value="119" table:style-name="ce31">
            <text:p><text:s/>119.0<text:s/></text:p>
          </table:table-cell>
          <table:table-cell office:value-type="float" office:value="3012" table:style-name="ce31">
            <text:p><text:s/>3,012.0<text:s/></text:p>
          </table:table-cell>
          <table:table-cell office:value-type="float" office:value="1451" table:style-name="ce31">
            <text:p><text:s/>1,451.0<text:s/></text:p>
          </table:table-cell>
          <table:table-cell office:value-type="string" table:style-name="ce31">
            <text:p>[z]</text:p>
          </table:table-cell>
          <table:table-cell office:value-type="float" office:value="1206" table:style-name="ce31">
            <text:p><text:s/>1,206.0<text:s/></text:p>
          </table:table-cell>
          <table:table-cell office:value-type="float" office:value="6183" table:style-name="ce31">
            <text:p><text:s/>6,183.0<text:s/></text:p>
          </table:table-cell>
          <table:table-cell office:value-type="float" office:value="5168" table:style-name="ce31">
            <text:p><text:s/>5,168.0<text:s/></text:p>
          </table:table-cell>
          <table:table-cell office:value-type="float" office:value="5177" table:style-name="ce31">
            <text:p><text:s/>5,177.0<text:s/></text:p>
          </table:table-cell>
          <table:table-cell office:value-type="float" office:value="4410" table:style-name="ce31">
            <text:p><text:s/>4,410.0<text:s/></text:p>
          </table:table-cell>
          <table:table-cell office:value-type="float" office:value="2293" table:style-name="ce31">
            <text:p><text:s/>2,293.0<text:s/></text:p>
          </table:table-cell>
          <table:table-cell office:value-type="float" office:value="1258" table:style-name="ce31">
            <text:p><text:s/>1,258.0<text:s/></text:p>
          </table:table-cell>
          <table:table-cell office:value-type="float" office:value="2834" table:style-name="ce31">
            <text:p><text:s/>2,834.0<text:s/></text:p>
          </table:table-cell>
          <table:table-cell table:number-columns-repeated="16358" table:style-name="ce1"/>
        </table:table-row>
        <table:table-row table:style-name="ro3">
          <table:table-cell office:value-type="string" table:style-name="ce30">
            <text:p>As of 31 March 2020 [b]</text:p>
          </table:table-cell>
          <table:table-cell office:value-type="string" table:style-name="ce32">
            <text:p>Full-time equivalent (FTE) employees</text:p>
          </table:table-cell>
          <table:table-cell office:value-type="float" office:value="3383.31" table:style-name="ce31">
            <text:p><text:s/>3,383.3<text:s/></text:p>
          </table:table-cell>
          <table:table-cell office:value-type="float" office:value="642.70000000000005" table:style-name="ce31">
            <text:p><text:s/>642.7<text:s/></text:p>
          </table:table-cell>
          <table:table-cell office:value-type="float" office:value="195" table:style-name="ce31">
            <text:p><text:s/>195.0<text:s/></text:p>
          </table:table-cell>
          <table:table-cell office:value-type="float" office:value="850" table:style-name="ce31">
            <text:p><text:s/>850.0<text:s/></text:p>
          </table:table-cell>
          <table:table-cell office:value-type="float" office:value="1983" table:style-name="ce31">
            <text:p><text:s/>1,983.0<text:s/></text:p>
          </table:table-cell>
          <table:table-cell office:value-type="float" office:value="2440.5" table:style-name="ce31">
            <text:p><text:s/>2,440.5<text:s/></text:p>
          </table:table-cell>
          <table:table-cell office:value-type="float" office:value="1515.2785710000001" table:style-name="ce31">
            <text:p><text:s/>1,515.3<text:s/></text:p>
          </table:table-cell>
          <table:table-cell office:value-type="float" office:value="7427" table:style-name="ce31">
            <text:p><text:s/>7,427.0<text:s/></text:p>
          </table:table-cell>
          <table:table-cell office:value-type="float" office:value="222" table:style-name="ce31">
            <text:p><text:s/>222.0<text:s/></text:p>
          </table:table-cell>
          <table:table-cell office:value-type="float" office:value="6452.11" table:style-name="ce31">
            <text:p><text:s/>6,452.1<text:s/></text:p>
          </table:table-cell>
          <table:table-cell office:value-type="float" office:value="2912.6210870210898" table:style-name="ce31">
            <text:p><text:s/>2,912.6<text:s/></text:p>
          </table:table-cell>
          <table:table-cell office:value-type="float" office:value="188" table:style-name="ce31">
            <text:p><text:s/>188.0<text:s/></text:p>
          </table:table-cell>
          <table:table-cell office:value-type="float" office:value="129" table:style-name="ce31">
            <text:p><text:s/>129.0<text:s/></text:p>
          </table:table-cell>
          <table:table-cell office:value-type="float" office:value="3055" table:style-name="ce31">
            <text:p><text:s/>3,055.0<text:s/></text:p>
          </table:table-cell>
          <table:table-cell office:value-type="float" office:value="1502" table:style-name="ce31">
            <text:p><text:s/>1,502.0<text:s/></text:p>
          </table:table-cell>
          <table:table-cell office:value-type="string" table:style-name="ce31">
            <text:p>[z]</text:p>
          </table:table-cell>
          <table:table-cell office:value-type="float" office:value="1168" table:style-name="ce31">
            <text:p><text:s/>1,168.0<text:s/></text:p>
          </table:table-cell>
          <table:table-cell office:value-type="float" office:value="6351" table:style-name="ce31">
            <text:p><text:s/>6,351.0<text:s/></text:p>
          </table:table-cell>
          <table:table-cell office:value-type="float" office:value="5162.12" table:style-name="ce31">
            <text:p><text:s/>5,162.1<text:s/></text:p>
          </table:table-cell>
          <table:table-cell office:value-type="float" office:value="5307.84" table:style-name="ce31">
            <text:p><text:s/>5,307.8<text:s/></text:p>
          </table:table-cell>
          <table:table-cell office:value-type="float" office:value="4511" table:style-name="ce31">
            <text:p><text:s/>4,511.0<text:s/></text:p>
          </table:table-cell>
          <table:table-cell office:value-type="float" office:value="2495.4499999999998" table:style-name="ce31">
            <text:p><text:s/>2,495.5<text:s/></text:p>
          </table:table-cell>
          <table:table-cell office:value-type="float" office:value="1459" table:style-name="ce31">
            <text:p><text:s/>1,459.0<text:s/></text:p>
          </table:table-cell>
          <table:table-cell office:value-type="float" office:value="2914.51" table:style-name="ce31">
            <text:p><text:s/>2,914.5<text:s/></text:p>
          </table:table-cell>
          <table:table-cell table:number-columns-repeated="16358" table:style-name="ce1"/>
        </table:table-row>
        <table:table-row table:style-name="ro3">
          <table:table-cell office:value-type="string" table:style-name="ce26">
            <text:p>As of 31 March 2021</text:p>
          </table:table-cell>
          <table:table-cell office:value-type="string" table:style-name="ce26">
            <text:p>Full-time equivalent (FTE) employees</text:p>
          </table:table-cell>
          <table:table-cell office:value-type="float" office:value="3326" table:style-name="ce31">
            <text:p><text:s/>3,326.0<text:s/></text:p>
          </table:table-cell>
          <table:table-cell office:value-type="float" office:value="647.76" table:style-name="ce31">
            <text:p><text:s/>647.8<text:s/></text:p>
          </table:table-cell>
          <table:table-cell office:value-type="float" office:value="184" table:style-name="ce31">
            <text:p><text:s/>184.0<text:s/></text:p>
          </table:table-cell>
          <table:table-cell office:value-type="float" office:value="850" table:style-name="ce31">
            <text:p><text:s/>850.0<text:s/></text:p>
          </table:table-cell>
          <table:table-cell office:value-type="float" office:value="1961" table:style-name="ce31">
            <text:p><text:s/>1,961.0<text:s/></text:p>
          </table:table-cell>
          <table:table-cell office:value-type="float" office:value="2504.11" table:style-name="ce31">
            <text:p><text:s/>2,504.1<text:s/></text:p>
          </table:table-cell>
          <table:table-cell office:value-type="float" office:value="1425.2" table:style-name="ce31">
            <text:p><text:s/>1,425.2<text:s/></text:p>
          </table:table-cell>
          <table:table-cell office:value-type="float" office:value="7481.27" table:style-name="ce31">
            <text:p><text:s/>7,481.3<text:s/></text:p>
          </table:table-cell>
          <table:table-cell office:value-type="float" office:value="163" table:style-name="ce31">
            <text:p><text:s/>163.0<text:s/></text:p>
          </table:table-cell>
          <table:table-cell office:value-type="float" office:value="6408.23" table:style-name="ce31">
            <text:p><text:s/>6,408.2<text:s/></text:p>
          </table:table-cell>
          <table:table-cell office:value-type="float" office:value="2867" table:style-name="ce31">
            <text:p><text:s/>2,867.0<text:s/></text:p>
          </table:table-cell>
          <table:table-cell office:value-type="float" office:value="163" table:style-name="ce31">
            <text:p><text:s/>163.0<text:s/></text:p>
          </table:table-cell>
          <table:table-cell office:value-type="float" office:value="98" table:style-name="ce31">
            <text:p><text:s/>98.0<text:s/></text:p>
          </table:table-cell>
          <table:table-cell office:value-type="float" office:value="3005" table:style-name="ce31">
            <text:p><text:s/>3,005.0<text:s/></text:p>
          </table:table-cell>
          <table:table-cell office:value-type="float" office:value="1534" table:style-name="ce31">
            <text:p><text:s/>1,534.0<text:s/></text:p>
          </table:table-cell>
          <table:table-cell office:value-type="string" table:style-name="ce31">
            <text:p>[z]</text:p>
          </table:table-cell>
          <table:table-cell office:value-type="float" office:value="1128.5" table:style-name="ce31">
            <text:p><text:s/>1,128.5<text:s/></text:p>
          </table:table-cell>
          <table:table-cell office:value-type="float" office:value="6666" table:style-name="ce31">
            <text:p><text:s/>6,666.0<text:s/></text:p>
          </table:table-cell>
          <table:table-cell office:value-type="float" office:value="5211" table:style-name="ce31">
            <text:p><text:s/>5,211.0<text:s/></text:p>
          </table:table-cell>
          <table:table-cell office:value-type="float" office:value="5643" table:style-name="ce31">
            <text:p><text:s/>5,643.0<text:s/></text:p>
          </table:table-cell>
          <table:table-cell office:value-type="float" office:value="4480" table:style-name="ce31">
            <text:p><text:s/>4,480.0<text:s/></text:p>
          </table:table-cell>
          <table:table-cell office:value-type="float" office:value="2585" table:style-name="ce31">
            <text:p><text:s/>2,585.0<text:s/></text:p>
          </table:table-cell>
          <table:table-cell office:value-type="float" office:value="1427.5" table:style-name="ce31">
            <text:p><text:s/>1,427.5<text:s/></text:p>
          </table:table-cell>
          <table:table-cell office:value-type="float" office:value="2886" table:style-name="ce31">
            <text:p><text:s/>2,886.0<text:s/></text:p>
          </table:table-cell>
          <table:table-cell table:number-columns-repeated="16358" table:style-name="ce1"/>
        </table:table-row>
        <table:table-row table:style-name="ro3">
          <table:table-cell office:value-type="string" table:style-name="ce26">
            <text:p>As of 31 March 2022</text:p>
          </table:table-cell>
          <table:table-cell office:value-type="string" table:style-name="ce26">
            <text:p>Full-time equivalent (FTE) employees</text:p>
          </table:table-cell>
          <table:table-cell office:value-type="float" office:value="3278.6469999999999" table:style-name="ce31">
            <text:p><text:s/>3,278.6<text:s/></text:p>
          </table:table-cell>
          <table:table-cell office:value-type="float" office:value="633.4" table:style-name="ce31">
            <text:p><text:s/>633.4<text:s/></text:p>
          </table:table-cell>
          <table:table-cell office:value-type="float" office:value="187" table:style-name="ce31">
            <text:p><text:s/>187.0<text:s/></text:p>
          </table:table-cell>
          <table:table-cell office:value-type="float" office:value="895.5" table:style-name="ce31">
            <text:p><text:s/>895.5<text:s/></text:p>
          </table:table-cell>
          <table:table-cell office:value-type="float" office:value="1913.6" table:style-name="ce31">
            <text:p><text:s/>1,913.6<text:s/></text:p>
          </table:table-cell>
          <table:table-cell office:value-type="float" office:value="2294" table:style-name="ce31">
            <text:p><text:s/>2,294.0<text:s/></text:p>
          </table:table-cell>
          <table:table-cell office:value-type="float" office:value="1255.371429" table:style-name="ce31">
            <text:p><text:s/>1,255.4<text:s/></text:p>
          </table:table-cell>
          <table:table-cell office:value-type="float" office:value="7413" table:style-name="ce31">
            <text:p><text:s/>7,413.0<text:s/></text:p>
          </table:table-cell>
          <table:table-cell office:value-type="float" office:value="164" table:style-name="ce31">
            <text:p><text:s/>164.0<text:s/></text:p>
          </table:table-cell>
          <table:table-cell office:value-type="float" office:value="6230" table:style-name="ce31">
            <text:p><text:s/>6,230.0<text:s/></text:p>
          </table:table-cell>
          <table:table-cell office:value-type="float" office:value="2798.69" table:style-name="ce31">
            <text:p><text:s/>2,798.7<text:s/></text:p>
          </table:table-cell>
          <table:table-cell office:value-type="float" office:value="183" table:style-name="ce31">
            <text:p><text:s/>183.0<text:s/></text:p>
          </table:table-cell>
          <table:table-cell office:value-type="float" office:value="101" table:style-name="ce31">
            <text:p><text:s/>101.0<text:s/></text:p>
          </table:table-cell>
          <table:table-cell office:value-type="float" office:value="3016.5989" table:style-name="ce31">
            <text:p><text:s/>3,016.6<text:s/></text:p>
          </table:table-cell>
          <table:table-cell office:value-type="float" office:value="1529" table:style-name="ce31">
            <text:p><text:s/>1,529.0<text:s/></text:p>
          </table:table-cell>
          <table:table-cell office:value-type="float" office:value="100.5" table:style-name="ce31">
            <text:p><text:s/>100.5<text:s/></text:p>
          </table:table-cell>
          <table:table-cell office:value-type="float" office:value="1148.5" table:style-name="ce31">
            <text:p><text:s/>1,148.5<text:s/></text:p>
          </table:table-cell>
          <table:table-cell office:value-type="float" office:value="6854" table:style-name="ce31">
            <text:p><text:s/>6,854.0<text:s/></text:p>
          </table:table-cell>
          <table:table-cell office:value-type="float" office:value="4925.5" table:style-name="ce31">
            <text:p><text:s/>4,925.5<text:s/></text:p>
          </table:table-cell>
          <table:table-cell office:value-type="float" office:value="5265.06" table:style-name="ce31">
            <text:p><text:s/>5,265.1<text:s/></text:p>
          </table:table-cell>
          <table:table-cell office:value-type="float" office:value="4555.72" table:style-name="ce31">
            <text:p><text:s/>4,555.7<text:s/></text:p>
          </table:table-cell>
          <table:table-cell office:value-type="float" office:value="2769" table:style-name="ce31">
            <text:p><text:s/>2,769.0<text:s/></text:p>
          </table:table-cell>
          <table:table-cell office:value-type="float" office:value="1569.5" table:style-name="ce31">
            <text:p><text:s/>1,569.5<text:s/></text:p>
          </table:table-cell>
          <table:table-cell office:value-type="float" office:value="2900.59" table:style-name="ce31">
            <text:p><text:s/>2,900.6<text:s/></text:p>
          </table:table-cell>
          <table:table-cell table:number-columns-repeated="16358" table:style-name="ce1"/>
        </table:table-row>
        <table:table-row table:style-name="ro3">
          <table:table-cell office:value-type="string" table:style-name="ce26">
            <text:p>As of 31 March 2023</text:p>
          </table:table-cell>
          <table:table-cell office:value-type="string" table:style-name="ce26">
            <text:p>Full-time equivalent (FTE) employees</text:p>
          </table:table-cell>
          <table:table-cell office:value-type="float" office:value="3297" table:style-name="ce31">
            <text:p><text:s/>3,297.0<text:s/></text:p>
          </table:table-cell>
          <table:table-cell office:value-type="float" office:value="639.26" table:style-name="ce31">
            <text:p><text:s/>639.3<text:s/></text:p>
          </table:table-cell>
          <table:table-cell office:value-type="float" office:value="198" table:style-name="ce31">
            <text:p><text:s/>198.0<text:s/></text:p>
          </table:table-cell>
          <table:table-cell office:value-type="float" office:value="866" table:style-name="ce31">
            <text:p><text:s/>866.0<text:s/></text:p>
          </table:table-cell>
          <table:table-cell office:value-type="float" office:value="1854" table:style-name="ce31">
            <text:p><text:s/>1,854.0<text:s/></text:p>
          </table:table-cell>
          <table:table-cell office:value-type="float" office:value="2409.7399999999998" table:style-name="ce31">
            <text:p><text:s/>2,409.7<text:s/></text:p>
          </table:table-cell>
          <table:table-cell office:value-type="float" office:value="1277.114286" table:style-name="ce31">
            <text:p><text:s/>1,277.1<text:s/></text:p>
          </table:table-cell>
          <table:table-cell office:value-type="float" office:value="7244.51" table:style-name="ce31">
            <text:p><text:s/>7,244.5<text:s/></text:p>
          </table:table-cell>
          <table:table-cell office:value-type="float" office:value="169" table:style-name="ce31">
            <text:p><text:s/>169.0<text:s/></text:p>
          </table:table-cell>
          <table:table-cell office:value-type="float" office:value="6185" table:style-name="ce31">
            <text:p><text:s/>6,185.0<text:s/></text:p>
          </table:table-cell>
          <table:table-cell office:value-type="float" office:value="2792" table:style-name="ce31">
            <text:p><text:s/>2,792.0<text:s/></text:p>
          </table:table-cell>
          <table:table-cell office:value-type="float" office:value="142" table:style-name="ce31">
            <text:p><text:s/>142.0<text:s/></text:p>
          </table:table-cell>
          <table:table-cell office:value-type="float" office:value="100" table:style-name="ce31">
            <text:p><text:s/>100.0<text:s/></text:p>
          </table:table-cell>
          <table:table-cell office:value-type="float" office:value="3240" table:style-name="ce31">
            <text:p><text:s/>3,240.0<text:s/></text:p>
          </table:table-cell>
          <table:table-cell office:value-type="float" office:value="1505" table:style-name="ce31">
            <text:p><text:s/>1,505.0<text:s/></text:p>
          </table:table-cell>
          <table:table-cell office:value-type="float" office:value="104.2" table:style-name="ce31">
            <text:p><text:s/>104.2<text:s/></text:p>
          </table:table-cell>
          <table:table-cell office:value-type="float" office:value="1225" table:style-name="ce31">
            <text:p><text:s/>1,225.0<text:s/></text:p>
          </table:table-cell>
          <table:table-cell office:value-type="float" office:value="6912.1" table:style-name="ce31">
            <text:p><text:s/>6,912.1<text:s/></text:p>
          </table:table-cell>
          <table:table-cell office:value-type="float" office:value="4968" table:style-name="ce31">
            <text:p><text:s/>4,968.0<text:s/></text:p>
          </table:table-cell>
          <table:table-cell office:value-type="float" office:value="5217.2299999999996" table:style-name="ce31">
            <text:p><text:s/>5,217.2<text:s/></text:p>
          </table:table-cell>
          <table:table-cell office:value-type="float" office:value="4481" table:style-name="ce31">
            <text:p><text:s/>4,481.0<text:s/></text:p>
          </table:table-cell>
          <table:table-cell office:value-type="float" office:value="2993.4" table:style-name="ce31">
            <text:p><text:s/>2,993.4<text:s/></text:p>
          </table:table-cell>
          <table:table-cell office:value-type="float" office:value="1602" table:style-name="ce31">
            <text:p><text:s/>1,602.0<text:s/></text:p>
          </table:table-cell>
          <table:table-cell office:value-type="float" office:value="2948" table:style-name="ce31">
            <text:p><text:s/>2,948.0<text:s/></text:p>
          </table:table-cell>
          <table:table-cell table:number-columns-repeated="16358" table:style-name="ce1"/>
        </table:table-row>
        <table:table-row table:style-name="ro3">
          <table:table-cell office:value-type="string" table:style-name="ce30">
            <text:p>As of 31 March 2019</text:p>
          </table:table-cell>
          <table:table-cell office:value-type="string" table:style-name="ce26">
            <text:p>Number of stations managed</text:p>
          </table:table-cell>
          <table:table-cell office:value-type="float" office:value="16" table:style-name="ce33">
            <text:p><text:s/>16<text:s/></text:p>
          </table:table-cell>
          <table:table-cell office:value-type="float" office:value="25" table:style-name="ce33">
            <text:p><text:s/>25<text:s/></text:p>
          </table:table-cell>
          <table:table-cell office:value-type="string" table:style-name="ce33">
            <text:p>[z]</text:p>
          </table:table-cell>
          <table:table-cell office:value-type="float" office:value="35" table:style-name="ce33">
            <text:p><text:s/>35<text:s/></text:p>
          </table:table-cell>
          <table:table-cell office:value-type="string" table:style-name="ce33">
            <text:p>[z]</text:p>
          </table:table-cell>
          <table:table-cell office:value-type="float" office:value="90" table:style-name="ce33">
            <text:p><text:s/>90<text:s/></text:p>
          </table:table-cell>
          <table:table-cell office:value-type="float" office:value="24" table:style-name="ce33">
            <text:p><text:s/>24<text:s/></text:p>
          </table:table-cell>
          <table:table-cell office:value-type="float" office:value="235" table:style-name="ce33">
            <text:p><text:s/>235<text:s/></text:p>
          </table:table-cell>
          <table:table-cell office:value-type="string" table:style-name="ce33">
            <text:p>[z]</text:p>
          </table:table-cell>
          <table:table-cell office:value-type="float" office:value="196" table:style-name="ce33">
            <text:p><text:s/>196<text:s/></text:p>
          </table:table-cell>
          <table:table-cell office:value-type="float" office:value="133" table:style-name="ce33">
            <text:p><text:s/>133<text:s/></text:p>
          </table:table-cell>
          <table:table-cell office:value-type="string" table:style-name="ce33">
            <text:p>[x]</text:p>
          </table:table-cell>
          <table:table-cell office:value-type="string" table:style-name="ce33">
            <text:p>[z]</text:p>
          </table:table-cell>
          <table:table-cell office:value-type="float" office:value="11" table:style-name="ce33">
            <text:p><text:s/>11<text:s/></text:p>
          </table:table-cell>
          <table:table-cell office:value-type="float" office:value="81" table:style-name="ce33">
            <text:p><text:s/>81<text:s/></text:p>
          </table:table-cell>
          <table:table-cell office:value-type="string" table:style-name="ce33">
            <text:p>[z]</text:p>
          </table:table-cell>
          <table:table-cell office:value-type="float" office:value="66" table:style-name="ce33">
            <text:p><text:s/>66<text:s/></text:p>
          </table:table-cell>
          <table:table-cell office:value-type="float" office:value="478" table:style-name="ce33">
            <text:p><text:s/>478<text:s/></text:p>
          </table:table-cell>
          <table:table-cell office:value-type="float" office:value="354" table:style-name="ce33">
            <text:p><text:s/>354<text:s/></text:p>
          </table:table-cell>
          <table:table-cell office:value-type="float" office:value="184" table:style-name="ce33">
            <text:p><text:s/>184<text:s/></text:p>
          </table:table-cell>
          <table:table-cell office:value-type="float" office:value="164" table:style-name="ce33">
            <text:p><text:s/>164<text:s/></text:p>
          </table:table-cell>
          <table:table-cell office:value-type="float" office:value="247" table:style-name="ce33">
            <text:p><text:s/>247<text:s/></text:p>
          </table:table-cell>
          <table:table-cell office:value-type="float" office:value="19" table:style-name="ce33">
            <text:p><text:s/>19<text:s/></text:p>
          </table:table-cell>
          <table:table-cell office:value-type="float" office:value="149" table:style-name="ce33">
            <text:p><text:s/>149<text:s/></text:p>
          </table:table-cell>
          <table:table-cell table:number-columns-repeated="16358" table:style-name="ce1"/>
        </table:table-row>
        <table:table-row table:style-name="ro3">
          <table:table-cell office:value-type="string" table:style-name="ce30">
            <text:p>As of 31 March 2020</text:p>
          </table:table-cell>
          <table:table-cell office:value-type="string" table:style-name="ce26">
            <text:p>Number of stations managed</text:p>
          </table:table-cell>
          <table:table-cell office:value-type="float" office:value="16" table:style-name="ce33">
            <text:p><text:s/>16<text:s/></text:p>
          </table:table-cell>
          <table:table-cell office:value-type="float" office:value="25" table:style-name="ce33">
            <text:p><text:s/>25<text:s/></text:p>
          </table:table-cell>
          <table:table-cell office:value-type="string" table:style-name="ce33">
            <text:p>[z]</text:p>
          </table:table-cell>
          <table:table-cell office:value-type="float" office:value="35" table:style-name="ce33">
            <text:p><text:s/>35<text:s/></text:p>
          </table:table-cell>
          <table:table-cell office:value-type="string" table:style-name="ce33">
            <text:p>[z]</text:p>
          </table:table-cell>
          <table:table-cell office:value-type="float" office:value="90" table:style-name="ce33">
            <text:p><text:s/>90<text:s/></text:p>
          </table:table-cell>
          <table:table-cell office:value-type="float" office:value="24" table:style-name="ce33">
            <text:p><text:s/>24<text:s/></text:p>
          </table:table-cell>
          <table:table-cell office:value-type="float" office:value="235" table:style-name="ce33">
            <text:p><text:s/>235<text:s/></text:p>
          </table:table-cell>
          <table:table-cell office:value-type="string" table:style-name="ce33">
            <text:p>[z]</text:p>
          </table:table-cell>
          <table:table-cell office:value-type="float" office:value="197" table:style-name="ce33">
            <text:p><text:s/>197<text:s/></text:p>
          </table:table-cell>
          <table:table-cell office:value-type="float" office:value="133" table:style-name="ce33">
            <text:p><text:s/>133<text:s/></text:p>
          </table:table-cell>
          <table:table-cell office:value-type="float" office:value="3" table:style-name="ce33">
            <text:p><text:s/>3<text:s/></text:p>
          </table:table-cell>
          <table:table-cell office:value-type="string" table:style-name="ce33">
            <text:p>[z]</text:p>
          </table:table-cell>
          <table:table-cell office:value-type="float" office:value="11" table:style-name="ce33">
            <text:p><text:s/>11<text:s/></text:p>
          </table:table-cell>
          <table:table-cell office:value-type="float" office:value="81" table:style-name="ce33">
            <text:p><text:s/>81<text:s/></text:p>
          </table:table-cell>
          <table:table-cell office:value-type="string" table:style-name="ce33">
            <text:p>[z]</text:p>
          </table:table-cell>
          <table:table-cell office:value-type="float" office:value="66" table:style-name="ce33">
            <text:p><text:s/>66<text:s/></text:p>
          </table:table-cell>
          <table:table-cell office:value-type="float" office:value="476" table:style-name="ce33">
            <text:p><text:s/>476<text:s/></text:p>
          </table:table-cell>
          <table:table-cell office:value-type="float" office:value="354" table:style-name="ce33">
            <text:p><text:s/>354<text:s/></text:p>
          </table:table-cell>
          <table:table-cell office:value-type="float" office:value="184" table:style-name="ce33">
            <text:p><text:s/>184<text:s/></text:p>
          </table:table-cell>
          <table:table-cell office:value-type="float" office:value="164" table:style-name="ce33">
            <text:p><text:s/>164<text:s/></text:p>
          </table:table-cell>
          <table:table-cell office:value-type="float" office:value="247" table:style-name="ce33">
            <text:p><text:s/>247<text:s/></text:p>
          </table:table-cell>
          <table:table-cell office:value-type="float" office:value="19" table:style-name="ce33">
            <text:p><text:s/>19<text:s/></text:p>
          </table:table-cell>
          <table:table-cell office:value-type="float" office:value="149" table:style-name="ce33">
            <text:p><text:s/>149<text:s/></text:p>
          </table:table-cell>
          <table:table-cell table:number-columns-repeated="16358" table:style-name="ce1"/>
        </table:table-row>
        <table:table-row table:style-name="ro3">
          <table:table-cell office:value-type="string" table:style-name="ce26">
            <text:p>As of 31 March 2021</text:p>
          </table:table-cell>
          <table:table-cell office:value-type="string" table:style-name="ce26">
            <text:p>Number of stations managed</text:p>
          </table:table-cell>
          <table:table-cell office:value-type="float" office:value="16" table:style-name="ce33">
            <text:p><text:s/>16<text:s/></text:p>
          </table:table-cell>
          <table:table-cell office:value-type="float" office:value="25" table:style-name="ce33">
            <text:p><text:s/>25<text:s/></text:p>
          </table:table-cell>
          <table:table-cell office:value-type="string" table:style-name="ce33">
            <text:p>[z]</text:p>
          </table:table-cell>
          <table:table-cell office:value-type="float" office:value="35" table:style-name="ce33">
            <text:p><text:s/>35<text:s/></text:p>
          </table:table-cell>
          <table:table-cell office:value-type="string" table:style-name="ce33">
            <text:p>[z]</text:p>
          </table:table-cell>
          <table:table-cell office:value-type="float" office:value="90" table:style-name="ce33">
            <text:p><text:s/>90<text:s/></text:p>
          </table:table-cell>
          <table:table-cell office:value-type="float" office:value="24" table:style-name="ce33">
            <text:p><text:s/>24<text:s/></text:p>
          </table:table-cell>
          <table:table-cell office:value-type="float" office:value="235" table:style-name="ce33">
            <text:p><text:s/>235<text:s/></text:p>
          </table:table-cell>
          <table:table-cell office:value-type="string" table:style-name="ce33">
            <text:p>[z]</text:p>
          </table:table-cell>
          <table:table-cell office:value-type="float" office:value="194" table:style-name="ce33">
            <text:p><text:s/>194<text:s/></text:p>
          </table:table-cell>
          <table:table-cell office:value-type="float" office:value="133" table:style-name="ce33">
            <text:p><text:s/>133<text:s/></text:p>
          </table:table-cell>
          <table:table-cell office:value-type="float" office:value="3" table:style-name="ce33">
            <text:p><text:s/>3<text:s/></text:p>
          </table:table-cell>
          <table:table-cell office:value-type="string" table:style-name="ce33">
            <text:p>[z]</text:p>
          </table:table-cell>
          <table:table-cell office:value-type="float" office:value="11" table:style-name="ce33">
            <text:p><text:s/>11<text:s/></text:p>
          </table:table-cell>
          <table:table-cell office:value-type="float" office:value="81" table:style-name="ce33">
            <text:p><text:s/>81<text:s/></text:p>
          </table:table-cell>
          <table:table-cell office:value-type="string" table:style-name="ce33">
            <text:p>[z]</text:p>
          </table:table-cell>
          <table:table-cell office:value-type="float" office:value="66" table:style-name="ce33">
            <text:p><text:s/>66<text:s/></text:p>
          </table:table-cell>
          <table:table-cell office:value-type="float" office:value="477" table:style-name="ce33">
            <text:p><text:s/>477<text:s/></text:p>
          </table:table-cell>
          <table:table-cell office:value-type="float" office:value="355" table:style-name="ce33">
            <text:p><text:s/>355<text:s/></text:p>
          </table:table-cell>
          <table:table-cell office:value-type="float" office:value="187" table:style-name="ce33">
            <text:p><text:s/>187<text:s/></text:p>
          </table:table-cell>
          <table:table-cell office:value-type="float" office:value="164" table:style-name="ce33">
            <text:p><text:s/>164<text:s/></text:p>
          </table:table-cell>
          <table:table-cell office:value-type="float" office:value="248" table:style-name="ce33">
            <text:p><text:s/>248<text:s/></text:p>
          </table:table-cell>
          <table:table-cell office:value-type="float" office:value="19" table:style-name="ce33">
            <text:p><text:s/>19<text:s/></text:p>
          </table:table-cell>
          <table:table-cell office:value-type="float" office:value="149" table:style-name="ce33">
            <text:p><text:s/>149<text:s/></text:p>
          </table:table-cell>
          <table:table-cell table:number-columns-repeated="16358" table:style-name="ce1"/>
        </table:table-row>
        <table:table-row table:style-name="ro3">
          <table:table-cell office:value-type="string" table:style-name="ce26">
            <text:p>As of 31 March 2022</text:p>
          </table:table-cell>
          <table:table-cell office:value-type="string" table:style-name="ce26">
            <text:p>Number of stations managed</text:p>
          </table:table-cell>
          <table:table-cell office:value-type="float" office:value="16" table:style-name="ce33">
            <text:p><text:s/>16<text:s/></text:p>
          </table:table-cell>
          <table:table-cell office:value-type="float" office:value="25" table:style-name="ce33">
            <text:p><text:s/>25<text:s/></text:p>
          </table:table-cell>
          <table:table-cell office:value-type="string" table:style-name="ce33">
            <text:p>[z]</text:p>
          </table:table-cell>
          <table:table-cell office:value-type="float" office:value="35" table:style-name="ce33">
            <text:p><text:s/>35<text:s/></text:p>
          </table:table-cell>
          <table:table-cell office:value-type="string" table:style-name="ce33">
            <text:p>[z]</text:p>
          </table:table-cell>
          <table:table-cell office:value-type="float" office:value="102" table:style-name="ce33">
            <text:p><text:s/>102<text:s/></text:p>
          </table:table-cell>
          <table:table-cell office:value-type="float" office:value="24" table:style-name="ce33">
            <text:p><text:s/>24<text:s/></text:p>
          </table:table-cell>
          <table:table-cell office:value-type="float" office:value="235" table:style-name="ce33">
            <text:p><text:s/>235<text:s/></text:p>
          </table:table-cell>
          <table:table-cell office:value-type="string" table:style-name="ce33">
            <text:p>[z]</text:p>
          </table:table-cell>
          <table:table-cell office:value-type="float" office:value="194" table:style-name="ce33">
            <text:p><text:s/>194<text:s/></text:p>
          </table:table-cell>
          <table:table-cell office:value-type="float" office:value="134" table:style-name="ce33">
            <text:p><text:s/>134<text:s/></text:p>
          </table:table-cell>
          <table:table-cell office:value-type="float" office:value="3" table:style-name="ce33">
            <text:p><text:s/>3<text:s/></text:p>
          </table:table-cell>
          <table:table-cell office:value-type="string" table:style-name="ce33">
            <text:p>[z]</text:p>
          </table:table-cell>
          <table:table-cell office:value-type="float" office:value="11" table:style-name="ce33">
            <text:p><text:s/>11<text:s/></text:p>
          </table:table-cell>
          <table:table-cell office:value-type="float" office:value="81" table:style-name="ce33">
            <text:p><text:s/>81<text:s/></text:p>
          </table:table-cell>
          <table:table-cell office:value-type="string" table:style-name="ce33">
            <text:p>[z]</text:p>
          </table:table-cell>
          <table:table-cell office:value-type="float" office:value="66" table:style-name="ce33">
            <text:p><text:s/>66<text:s/></text:p>
          </table:table-cell>
          <table:table-cell office:value-type="float" office:value="465" table:style-name="ce33">
            <text:p><text:s/>465<text:s/></text:p>
          </table:table-cell>
          <table:table-cell office:value-type="float" office:value="355" table:style-name="ce33">
            <text:p><text:s/>355<text:s/></text:p>
          </table:table-cell>
          <table:table-cell office:value-type="float" office:value="187" table:style-name="ce33">
            <text:p><text:s/>187<text:s/></text:p>
          </table:table-cell>
          <table:table-cell office:value-type="float" office:value="164" table:style-name="ce33">
            <text:p><text:s/>164<text:s/></text:p>
          </table:table-cell>
          <table:table-cell office:value-type="float" office:value="248" table:style-name="ce33">
            <text:p><text:s/>248<text:s/></text:p>
          </table:table-cell>
          <table:table-cell office:value-type="float" office:value="19" table:style-name="ce33">
            <text:p><text:s/>19<text:s/></text:p>
          </table:table-cell>
          <table:table-cell office:value-type="float" office:value="149" table:style-name="ce33">
            <text:p><text:s/>149<text:s/></text:p>
          </table:table-cell>
          <table:table-cell table:number-columns-repeated="16358" table:style-name="ce1"/>
        </table:table-row>
        <table:table-row table:style-name="ro3">
          <table:table-cell office:value-type="string" table:style-name="ce26">
            <text:p>As of 31 March 2023</text:p>
          </table:table-cell>
          <table:table-cell office:value-type="string" table:style-name="ce26">
            <text:p>Number of stations managed</text:p>
          </table:table-cell>
          <table:table-cell office:value-type="float" office:value="16" table:style-name="ce33">
            <text:p><text:s/>16<text:s/></text:p>
          </table:table-cell>
          <table:table-cell office:value-type="float" office:value="25" table:style-name="ce33">
            <text:p><text:s/>25<text:s/></text:p>
          </table:table-cell>
          <table:table-cell office:value-type="string" table:style-name="ce33">
            <text:p>[z]</text:p>
          </table:table-cell>
          <table:table-cell office:value-type="float" office:value="35" table:style-name="ce33">
            <text:p><text:s/>35<text:s/></text:p>
          </table:table-cell>
          <table:table-cell office:value-type="string" table:style-name="ce33">
            <text:p>[z]</text:p>
          </table:table-cell>
          <table:table-cell office:value-type="float" office:value="102" table:style-name="ce33">
            <text:p><text:s/>102<text:s/></text:p>
          </table:table-cell>
          <table:table-cell office:value-type="float" office:value="29" table:style-name="ce33">
            <text:p><text:s/>29<text:s/></text:p>
          </table:table-cell>
          <table:table-cell office:value-type="float" office:value="235" table:style-name="ce33">
            <text:p><text:s/>235<text:s/></text:p>
          </table:table-cell>
          <table:table-cell office:value-type="string" table:style-name="ce33">
            <text:p>[z]</text:p>
          </table:table-cell>
          <table:table-cell office:value-type="float" office:value="194" table:style-name="ce33">
            <text:p><text:s/>194<text:s/></text:p>
          </table:table-cell>
          <table:table-cell office:value-type="float" office:value="134" table:style-name="ce33">
            <text:p><text:s/>134<text:s/></text:p>
          </table:table-cell>
          <table:table-cell office:value-type="float" office:value="3" table:style-name="ce33">
            <text:p><text:s/>3<text:s/></text:p>
          </table:table-cell>
          <table:table-cell office:value-type="string" table:style-name="ce33">
            <text:p>[z]</text:p>
          </table:table-cell>
          <table:table-cell office:value-type="float" office:value="11" table:style-name="ce33">
            <text:p><text:s/>11<text:s/></text:p>
          </table:table-cell>
          <table:table-cell office:value-type="float" office:value="82" table:style-name="ce33">
            <text:p><text:s/>82<text:s/></text:p>
          </table:table-cell>
          <table:table-cell office:value-type="string" table:style-name="ce33">
            <text:p>[z]</text:p>
          </table:table-cell>
          <table:table-cell office:value-type="float" office:value="66" table:style-name="ce33">
            <text:p><text:s/>66<text:s/></text:p>
          </table:table-cell>
          <table:table-cell office:value-type="float" office:value="465" table:style-name="ce33">
            <text:p><text:s/>465<text:s/></text:p>
          </table:table-cell>
          <table:table-cell office:value-type="float" office:value="357" table:style-name="ce33">
            <text:p><text:s/>357<text:s/></text:p>
          </table:table-cell>
          <table:table-cell office:value-type="float" office:value="187" table:style-name="ce33">
            <text:p><text:s/>187<text:s/></text:p>
          </table:table-cell>
          <table:table-cell office:value-type="float" office:value="164" table:style-name="ce33">
            <text:p><text:s/>164<text:s/></text:p>
          </table:table-cell>
          <table:table-cell office:value-type="float" office:value="248" table:style-name="ce33">
            <text:p><text:s/>248<text:s/></text:p>
          </table:table-cell>
          <table:table-cell office:value-type="float" office:value="19" table:style-name="ce33">
            <text:p><text:s/>19<text:s/></text:p>
          </table:table-cell>
          <table:table-cell office:value-type="float" office:value="149" table:style-name="ce33">
            <text:p><text:s/>149<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Passenger journeys (millions)</text:p>
          </table:table-cell>
          <table:table-cell office:value-type="float" office:value="39.476464336823199" table:style-name="ce31">
            <text:p><text:s/>39.5<text:s/></text:p>
          </table:table-cell>
          <table:table-cell office:value-type="float" office:value="49.142540400000001" table:style-name="ce31">
            <text:p><text:s/>49.1<text:s/></text:p>
          </table:table-cell>
          <table:table-cell office:value-type="float" office:value="0.30517995999999997" table:style-name="ce31">
            <text:p><text:s/>0.3<text:s/></text:p>
          </table:table-cell>
          <table:table-cell office:value-type="float" office:value="29.322576779999999" table:style-name="ce31">
            <text:p><text:s/>29.3<text:s/></text:p>
          </table:table-cell>
          <table:table-cell office:value-type="float" office:value="40.6319269079737" table:style-name="ce31">
            <text:p><text:s/>40.6<text:s/></text:p>
          </table:table-cell>
          <table:table-cell office:value-type="float" office:value="26.733801378304001" table:style-name="ce31">
            <text:p><text:s/>26.7<text:s/></text:p>
          </table:table-cell>
          <table:table-cell office:value-type="float" office:value="51.292323519999997" table:style-name="ce31">
            <text:p><text:s/>51.3<text:s/></text:p>
          </table:table-cell>
          <table:table-cell office:value-type="float" office:value="341.49126069419998" table:style-name="ce31">
            <text:p><text:s/>341.5<text:s/></text:p>
          </table:table-cell>
          <table:table-cell office:value-type="float" office:value="1.50526899" table:style-name="ce31">
            <text:p><text:s/>1.5<text:s/></text:p>
          </table:table-cell>
          <table:table-cell office:value-type="float" office:value="100.043994538706" table:style-name="ce31">
            <text:p><text:s/>100.0<text:s/></text:p>
          </table:table-cell>
          <table:table-cell office:value-type="float" office:value="84.945307808500004" table:style-name="ce31">
            <text:p><text:s/>84.9<text:s/></text:p>
          </table:table-cell>
          <table:table-cell office:value-type="float" office:value="6.2025740120000004" table:style-name="ce31">
            <text:p><text:s/>6.2<text:s/></text:p>
          </table:table-cell>
          <table:table-cell office:value-type="float" office:value="1.01090076" table:style-name="ce31">
            <text:p><text:s/>1.0<text:s/></text:p>
          </table:table-cell>
          <table:table-cell office:value-type="float" office:value="22.282731810000001" table:style-name="ce31">
            <text:p><text:s/>22.3<text:s/></text:p>
          </table:table-cell>
          <table:table-cell office:value-type="float" office:value="188.06466575269999" table:style-name="ce31">
            <text:p><text:s/>188.1<text:s/></text:p>
          </table:table-cell>
          <table:table-cell office:value-type="string" table:style-name="ce31">
            <text:p>[z]</text:p>
          </table:table-cell>
          <table:table-cell office:value-type="float" office:value="30.802341539986202" table:style-name="ce31">
            <text:p><text:s/>30.8<text:s/></text:p>
          </table:table-cell>
          <table:table-cell office:value-type="float" office:value="101.3381803141" table:style-name="ce31">
            <text:p><text:s/>101.3<text:s/></text:p>
          </table:table-cell>
          <table:table-cell office:value-type="float" office:value="97.777785750000007" table:style-name="ce31">
            <text:p><text:s/>97.8<text:s/></text:p>
          </table:table-cell>
          <table:table-cell office:value-type="float" office:value="215.97911235999999" table:style-name="ce31">
            <text:p><text:s/>216.0<text:s/></text:p>
          </table:table-cell>
          <table:table-cell office:value-type="float" office:value="183.24893319" table:style-name="ce31">
            <text:p><text:s/>183.2<text:s/></text:p>
          </table:table-cell>
          <table:table-cell office:value-type="float" office:value="33.450557789436701" table:style-name="ce31">
            <text:p><text:s/>33.5<text:s/></text:p>
          </table:table-cell>
          <table:table-cell office:value-type="float" office:value="29.246730259353701" table:style-name="ce31">
            <text:p><text:s/>29.2<text:s/></text:p>
          </table:table-cell>
          <table:table-cell office:value-type="float" office:value="78.687460256791198" table:style-name="ce31">
            <text:p><text:s/>78.7<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Passenger journeys (millions)</text:p>
          </table:table-cell>
          <table:table-cell office:value-type="float" office:value="37.475103650359102" table:style-name="ce31">
            <text:p><text:s/>37.5<text:s/></text:p>
          </table:table-cell>
          <table:table-cell office:value-type="float" office:value="47.323080269999998" table:style-name="ce31">
            <text:p><text:s/>47.3<text:s/></text:p>
          </table:table-cell>
          <table:table-cell office:value-type="float" office:value="0.31489656999999999" table:style-name="ce31">
            <text:p><text:s/>0.3<text:s/></text:p>
          </table:table-cell>
          <table:table-cell office:value-type="float" office:value="28.3909695766183" table:style-name="ce31">
            <text:p><text:s/>28.4<text:s/></text:p>
          </table:table-cell>
          <table:table-cell office:value-type="float" office:value="39.775796734956501" table:style-name="ce31">
            <text:p><text:s/>39.8<text:s/></text:p>
          </table:table-cell>
          <table:table-cell office:value-type="float" office:value="25.388451161082301" table:style-name="ce31">
            <text:p><text:s/>25.4<text:s/></text:p>
          </table:table-cell>
          <table:table-cell office:value-type="float" office:value="55.506995809999999" table:style-name="ce31">
            <text:p><text:s/>55.5<text:s/></text:p>
          </table:table-cell>
          <table:table-cell office:value-type="float" office:value="348.85421886287099" table:style-name="ce31">
            <text:p><text:s/>348.9<text:s/></text:p>
          </table:table-cell>
          <table:table-cell office:value-type="float" office:value="1.4076422399999999" table:style-name="ce31">
            <text:p><text:s/>1.4<text:s/></text:p>
          </table:table-cell>
          <table:table-cell office:value-type="float" office:value="97.039312983558801" table:style-name="ce31">
            <text:p><text:s/>97.0<text:s/></text:p>
          </table:table-cell>
          <table:table-cell office:value-type="float" office:value="84.946751479817493" table:style-name="ce31">
            <text:p><text:s/>84.9<text:s/></text:p>
          </table:table-cell>
          <table:table-cell office:value-type="float" office:value="5.8228249999999999" table:style-name="ce31">
            <text:p><text:s/>5.8<text:s/></text:p>
          </table:table-cell>
          <table:table-cell office:value-type="float" office:value="1.0457897818955" table:style-name="ce31">
            <text:p><text:s/>1.0<text:s/></text:p>
          </table:table-cell>
          <table:table-cell office:value-type="float" office:value="21.232980600000001" table:style-name="ce31">
            <text:p><text:s/>21.2<text:s/></text:p>
          </table:table-cell>
          <table:table-cell office:value-type="float" office:value="186.04420074753199" table:style-name="ce31">
            <text:p><text:s/>186.0<text:s/></text:p>
          </table:table-cell>
          <table:table-cell office:value-type="string" table:style-name="ce31">
            <text:p>[z]</text:p>
          </table:table-cell>
          <table:table-cell office:value-type="float" office:value="30.636450865697501" table:style-name="ce31">
            <text:p><text:s/>30.6<text:s/></text:p>
          </table:table-cell>
          <table:table-cell office:value-type="float" office:value="107.99066265748201" table:style-name="ce31">
            <text:p><text:s/>108.0<text:s/></text:p>
          </table:table-cell>
          <table:table-cell office:value-type="float" office:value="96.424648159999904" table:style-name="ce31">
            <text:p><text:s/>96.4<text:s/></text:p>
          </table:table-cell>
          <table:table-cell office:value-type="float" office:value="203.659760294937" table:style-name="ce31">
            <text:p><text:s/>203.7<text:s/></text:p>
          </table:table-cell>
          <table:table-cell office:value-type="float" office:value="179.49315594999999" table:style-name="ce31">
            <text:p><text:s/>179.5<text:s/></text:p>
          </table:table-cell>
          <table:table-cell office:value-type="float" office:value="31.8354125702209" table:style-name="ce31">
            <text:p><text:s/>31.8<text:s/></text:p>
          </table:table-cell>
          <table:table-cell office:value-type="float" office:value="28.587891204581801" table:style-name="ce31">
            <text:p><text:s/>28.6<text:s/></text:p>
          </table:table-cell>
          <table:table-cell office:value-type="float" office:value="79.542781969129607" table:style-name="ce31">
            <text:p><text:s/>79.5<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Passenger journeys (millions)</text:p>
          </table:table-cell>
          <table:table-cell office:value-type="float" office:value="6.1596367130605199" table:style-name="ce31">
            <text:p><text:s/>6.2<text:s/></text:p>
          </table:table-cell>
          <table:table-cell office:value-type="float" office:value="15.012377244813401" table:style-name="ce31">
            <text:p><text:s/>15.0<text:s/></text:p>
          </table:table-cell>
          <table:table-cell office:value-type="float" office:value="7.8289796465600095E-2" table:style-name="ce31">
            <text:p><text:s/>0.1<text:s/></text:p>
          </table:table-cell>
          <table:table-cell office:value-type="float" office:value="4.6196118839730902" table:style-name="ce31">
            <text:p><text:s/>4.6<text:s/></text:p>
          </table:table-cell>
          <table:table-cell office:value-type="float" office:value="6.7373930824706303" table:style-name="ce31">
            <text:p><text:s/>6.7<text:s/></text:p>
          </table:table-cell>
          <table:table-cell office:value-type="float" office:value="5.0662454792367697" table:style-name="ce31">
            <text:p><text:s/>5.1<text:s/></text:p>
          </table:table-cell>
          <table:table-cell office:value-type="float" office:value="18.0278435651073" table:style-name="ce31">
            <text:p><text:s/>18.0<text:s/></text:p>
          </table:table-cell>
          <table:table-cell office:value-type="float" office:value="76.104214622383097" table:style-name="ce31">
            <text:p><text:s/>76.1<text:s/></text:p>
          </table:table-cell>
          <table:table-cell office:value-type="float" office:value="0.16640173538179001" table:style-name="ce31">
            <text:p><text:s/>0.2<text:s/></text:p>
          </table:table-cell>
          <table:table-cell office:value-type="float" office:value="17.937479845757601" table:style-name="ce31">
            <text:p><text:s/>17.9<text:s/></text:p>
          </table:table-cell>
          <table:table-cell office:value-type="float" office:value="19.000892262395201" table:style-name="ce31">
            <text:p><text:s/>19.0<text:s/></text:p>
          </table:table-cell>
          <table:table-cell office:value-type="float" office:value="0.27329999999999999" table:style-name="ce31">
            <text:p><text:s/>0.3<text:s/></text:p>
          </table:table-cell>
          <table:table-cell office:value-type="float" office:value="7.7299706485919994E-2" table:style-name="ce31">
            <text:p><text:s/>0.1<text:s/></text:p>
          </table:table-cell>
          <table:table-cell office:value-type="float" office:value="4.2251190959784903" table:style-name="ce31">
            <text:p><text:s/>4.2<text:s/></text:p>
          </table:table-cell>
          <table:table-cell office:value-type="float" office:value="59.195639626398702" table:style-name="ce31">
            <text:p><text:s/>59.2<text:s/></text:p>
          </table:table-cell>
          <table:table-cell office:value-type="string" table:style-name="ce31">
            <text:p>[z]</text:p>
          </table:table-cell>
          <table:table-cell office:value-type="float" office:value="9.0245247785900897" table:style-name="ce31">
            <text:p><text:s/>9.0<text:s/></text:p>
          </table:table-cell>
          <table:table-cell office:value-type="float" office:value="21.913866236998601" table:style-name="ce31">
            <text:p><text:s/>21.9<text:s/></text:p>
          </table:table-cell>
          <table:table-cell office:value-type="float" office:value="14.3848731037611" table:style-name="ce31">
            <text:p><text:s/>14.4<text:s/></text:p>
          </table:table-cell>
          <table:table-cell office:value-type="float" office:value="45.680090023892497" table:style-name="ce31">
            <text:p><text:s/>45.7<text:s/></text:p>
          </table:table-cell>
          <table:table-cell office:value-type="float" office:value="40.1650382094872" table:style-name="ce31">
            <text:p><text:s/>40.2<text:s/></text:p>
          </table:table-cell>
          <table:table-cell office:value-type="float" office:value="5.0213760314211697" table:style-name="ce31">
            <text:p><text:s/>5.0<text:s/></text:p>
          </table:table-cell>
          <table:table-cell office:value-type="float" office:value="5.3960046329912297" table:style-name="ce31">
            <text:p><text:s/>5.4<text:s/></text:p>
          </table:table-cell>
          <table:table-cell office:value-type="float" office:value="13.617948847025399" table:style-name="ce31">
            <text:p><text:s/>13.6<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Passenger journeys (millions)</text:p>
          </table:table-cell>
          <table:table-cell office:value-type="float" office:value="21.556892489999999" table:style-name="ce31">
            <text:p><text:s/>21.6<text:s/></text:p>
          </table:table-cell>
          <table:table-cell office:value-type="float" office:value="28.061516709999999" table:style-name="ce31">
            <text:p><text:s/>28.1<text:s/></text:p>
          </table:table-cell>
          <table:table-cell office:value-type="float" office:value="0.22183632" table:style-name="ce31">
            <text:p><text:s/>0.2<text:s/></text:p>
          </table:table-cell>
          <table:table-cell office:value-type="float" office:value="14.27431114" table:style-name="ce31">
            <text:p><text:s/>14.3<text:s/></text:p>
          </table:table-cell>
          <table:table-cell office:value-type="float" office:value="20.619891419999998" table:style-name="ce31">
            <text:p><text:s/>20.6<text:s/></text:p>
          </table:table-cell>
          <table:table-cell office:value-type="float" office:value="17.997428610008001" table:style-name="ce31">
            <text:p><text:s/>18.0<text:s/></text:p>
          </table:table-cell>
          <table:table-cell office:value-type="float" office:value="37.371677409999997" table:style-name="ce31">
            <text:p><text:s/>37.4<text:s/></text:p>
          </table:table-cell>
          <table:table-cell office:value-type="float" office:value="179.00065632626999" table:style-name="ce31">
            <text:p><text:s/>179.0<text:s/></text:p>
          </table:table-cell>
          <table:table-cell office:value-type="float" office:value="1.02723772" table:style-name="ce31">
            <text:p><text:s/>1.0<text:s/></text:p>
          </table:table-cell>
          <table:table-cell office:value-type="float" office:value="55.142333869999803" table:style-name="ce31">
            <text:p><text:s/>55.1<text:s/></text:p>
          </table:table-cell>
          <table:table-cell office:value-type="float" office:value="49.584466537162797" table:style-name="ce31">
            <text:p><text:s/>49.6<text:s/></text:p>
          </table:table-cell>
          <table:table-cell office:value-type="float" office:value="1.783396" table:style-name="ce31">
            <text:p><text:s/>1.8<text:s/></text:p>
          </table:table-cell>
          <table:table-cell office:value-type="float" office:value="0.76179565000000005" table:style-name="ce31">
            <text:p><text:s/>0.8<text:s/></text:p>
          </table:table-cell>
          <table:table-cell office:value-type="float" office:value="17.693751630000001" table:style-name="ce31">
            <text:p><text:s/>17.7<text:s/></text:p>
          </table:table-cell>
          <table:table-cell office:value-type="float" office:value="126.888455401417" table:style-name="ce31">
            <text:p><text:s/>126.9<text:s/></text:p>
          </table:table-cell>
          <table:table-cell office:value-type="float" office:value="0.31915863999999999" table:style-name="ce31">
            <text:p><text:s/>0.3<text:s/></text:p>
          </table:table-cell>
          <table:table-cell office:value-type="float" office:value="21.040209338299999" table:style-name="ce31">
            <text:p><text:s/>21.0<text:s/></text:p>
          </table:table-cell>
          <table:table-cell office:value-type="float" office:value="67.492846399999607" table:style-name="ce31">
            <text:p><text:s/>67.5<text:s/></text:p>
          </table:table-cell>
          <table:table-cell office:value-type="float" office:value="46.694824259999699" table:style-name="ce31">
            <text:p><text:s/>46.7<text:s/></text:p>
          </table:table-cell>
          <table:table-cell office:value-type="float" office:value="108.54109759000001" table:style-name="ce31">
            <text:p><text:s/>108.5<text:s/></text:p>
          </table:table-cell>
          <table:table-cell office:value-type="float" office:value="97.783252050000002" table:style-name="ce31">
            <text:p><text:s/>97.8<text:s/></text:p>
          </table:table-cell>
          <table:table-cell office:value-type="float" office:value="17.647573550000001" table:style-name="ce31">
            <text:p><text:s/>17.6<text:s/></text:p>
          </table:table-cell>
          <table:table-cell office:value-type="float" office:value="16.161343899944001" table:style-name="ce31">
            <text:p><text:s/>16.2<text:s/></text:p>
          </table:table-cell>
          <table:table-cell office:value-type="float" office:value="42.385009049999901" table:style-name="ce31">
            <text:p><text:s/>42.4<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Passenger journeys (millions)</text:p>
          </table:table-cell>
          <table:table-cell office:value-type="float" office:value="26.585546820000001" table:style-name="ce31">
            <text:p><text:s/>26.6<text:s/></text:p>
          </table:table-cell>
          <table:table-cell office:value-type="float" office:value="33.7749758" table:style-name="ce31">
            <text:p><text:s/>33.8<text:s/></text:p>
          </table:table-cell>
          <table:table-cell office:value-type="float" office:value="0.26541749999999997" table:style-name="ce31">
            <text:p><text:s/>0.3<text:s/></text:p>
          </table:table-cell>
          <table:table-cell office:value-type="float" office:value="19.336680090000002" table:style-name="ce31">
            <text:p><text:s/>19.3<text:s/></text:p>
          </table:table-cell>
          <table:table-cell office:value-type="float" office:value="27.766763350000002" table:style-name="ce31">
            <text:p><text:s/>27.8<text:s/></text:p>
          </table:table-cell>
          <table:table-cell office:value-type="float" office:value="25.547260279995999" table:style-name="ce31">
            <text:p><text:s/>25.5<text:s/></text:p>
          </table:table-cell>
          <table:table-cell office:value-type="float" office:value="204.29566208" table:style-name="ce31">
            <text:p><text:s/>204.3<text:s/></text:p>
          </table:table-cell>
          <table:table-cell office:value-type="float" office:value="250.372054171" table:style-name="ce31">
            <text:p><text:s/>250.4<text:s/></text:p>
          </table:table-cell>
          <table:table-cell office:value-type="float" office:value="1.5938345" table:style-name="ce31">
            <text:p><text:s/>1.6<text:s/></text:p>
          </table:table-cell>
          <table:table-cell office:value-type="float" office:value="77.182371099999898" table:style-name="ce31">
            <text:p><text:s/>77.2<text:s/></text:p>
          </table:table-cell>
          <table:table-cell office:value-type="float" office:value="66.642158470059897" table:style-name="ce31">
            <text:p><text:s/>66.6<text:s/></text:p>
          </table:table-cell>
          <table:table-cell office:value-type="float" office:value="4.7108257929999997" table:style-name="ce31">
            <text:p><text:s/>4.7<text:s/></text:p>
          </table:table-cell>
          <table:table-cell office:value-type="float" office:value="1.14998187" table:style-name="ce31">
            <text:p><text:s/>1.1<text:s/></text:p>
          </table:table-cell>
          <table:table-cell office:value-type="float" office:value="23.433685910000001" table:style-name="ce31">
            <text:p><text:s/>23.4<text:s/></text:p>
          </table:table-cell>
          <table:table-cell office:value-type="float" office:value="157.067685344225" table:style-name="ce31">
            <text:p><text:s/>157.1<text:s/></text:p>
          </table:table-cell>
          <table:table-cell office:value-type="float" office:value="1.1459314899999999" table:style-name="ce31">
            <text:p><text:s/>1.1<text:s/></text:p>
          </table:table-cell>
          <table:table-cell office:value-type="float" office:value="25.499249674000001" table:style-name="ce31">
            <text:p><text:s/>25.5<text:s/></text:p>
          </table:table-cell>
          <table:table-cell office:value-type="float" office:value="81.3628920299996" table:style-name="ce31">
            <text:p><text:s/>81.4<text:s/></text:p>
          </table:table-cell>
          <table:table-cell office:value-type="float" office:value="63.685875099999798" table:style-name="ce31">
            <text:p><text:s/>63.7<text:s/></text:p>
          </table:table-cell>
          <table:table-cell office:value-type="float" office:value="138.36236428000001" table:style-name="ce31">
            <text:p><text:s/>138.4<text:s/></text:p>
          </table:table-cell>
          <table:table-cell office:value-type="float" office:value="117.51702985999999" table:style-name="ce31">
            <text:p><text:s/>117.5<text:s/></text:p>
          </table:table-cell>
          <table:table-cell office:value-type="float" office:value="23.158114449999999" table:style-name="ce31">
            <text:p><text:s/>23.2<text:s/></text:p>
          </table:table-cell>
          <table:table-cell office:value-type="float" office:value="19.242844820026001" table:style-name="ce31">
            <text:p><text:s/>19.2<text:s/></text:p>
          </table:table-cell>
          <table:table-cell office:value-type="float" office:value="56.2333071199999" table:style-name="ce31">
            <text:p><text:s/>56.2<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Passenger kilometres (millions)</text:p>
          </table:table-cell>
          <table:table-cell office:value-type="float" office:value="7673.1670449102003" table:style-name="ce31">
            <text:p><text:s/>7,673.2<text:s/></text:p>
          </table:table-cell>
          <table:table-cell office:value-type="float" office:value="1237.8237439212101" table:style-name="ce31">
            <text:p><text:s/>1,237.8<text:s/></text:p>
          </table:table-cell>
          <table:table-cell office:value-type="float" office:value="200.97643976758701" table:style-name="ce31">
            <text:p><text:s/>201.0<text:s/></text:p>
          </table:table-cell>
          <table:table-cell office:value-type="float" office:value="1652.3907125031801" table:style-name="ce31">
            <text:p><text:s/>1,652.4<text:s/></text:p>
          </table:table-cell>
          <table:table-cell office:value-type="float" office:value="3714.41895172249" table:style-name="ce31">
            <text:p><text:s/>3,714.4<text:s/></text:p>
          </table:table-cell>
          <table:table-cell office:value-type="float" office:value="2415.0323024070899" table:style-name="ce31">
            <text:p><text:s/>2,415.0<text:s/></text:p>
          </table:table-cell>
          <table:table-cell office:value-type="float" office:value="642.82468986337506" table:style-name="ce31">
            <text:p><text:s/>642.8<text:s/></text:p>
          </table:table-cell>
          <table:table-cell office:value-type="float" office:value="9206.7987339434094" table:style-name="ce31">
            <text:p><text:s/>9,206.8<text:s/></text:p>
          </table:table-cell>
          <table:table-cell office:value-type="float" office:value="418.447881392429" table:style-name="ce31">
            <text:p><text:s/>418.4<text:s/></text:p>
          </table:table-cell>
          <table:table-cell office:value-type="float" office:value="6000.7106740033596" table:style-name="ce31">
            <text:p><text:s/>6,000.7<text:s/></text:p>
          </table:table-cell>
          <table:table-cell office:value-type="float" office:value="3925.1758823740597" table:style-name="ce31">
            <text:p><text:s/>3,925.2<text:s/></text:p>
          </table:table-cell>
          <table:table-cell office:value-type="float" office:value="152.51819365614" table:style-name="ce31">
            <text:p><text:s/>152.5<text:s/></text:p>
          </table:table-cell>
          <table:table-cell office:value-type="float" office:value="244.599752239476" table:style-name="ce31">
            <text:p><text:s/>244.6<text:s/></text:p>
          </table:table-cell>
          <table:table-cell office:value-type="float" office:value="5807.3026787854806" table:style-name="ce31">
            <text:p><text:s/>5,807.3<text:s/></text:p>
          </table:table-cell>
          <table:table-cell office:value-type="float" office:value="1287.6474933245502" table:style-name="ce31">
            <text:p><text:s/>1,287.6<text:s/></text:p>
          </table:table-cell>
          <table:table-cell office:value-type="string" table:style-name="ce31">
            <text:p>[z]</text:p>
          </table:table-cell>
          <table:table-cell office:value-type="float" office:value="548.78955284881204" table:style-name="ce31">
            <text:p><text:s/>548.8<text:s/></text:p>
          </table:table-cell>
          <table:table-cell office:value-type="float" office:value="2584.5950830971401" table:style-name="ce31">
            <text:p><text:s/>2,584.6<text:s/></text:p>
          </table:table-cell>
          <table:table-cell office:value-type="float" office:value="2978.7780867759197" table:style-name="ce31">
            <text:p><text:s/>2,978.8<text:s/></text:p>
          </table:table-cell>
          <table:table-cell office:value-type="float" office:value="6039.5891562616898" table:style-name="ce31">
            <text:p><text:s/>6,039.6<text:s/></text:p>
          </table:table-cell>
          <table:table-cell office:value-type="float" office:value="4693.1381884954799" table:style-name="ce31">
            <text:p><text:s/>4,693.1<text:s/></text:p>
          </table:table-cell>
          <table:table-cell office:value-type="float" office:value="1242.6798636599701" table:style-name="ce31">
            <text:p><text:s/>1,242.7<text:s/></text:p>
          </table:table-cell>
          <table:table-cell office:value-type="float" office:value="2081.7359188406404" table:style-name="ce31">
            <text:p><text:s/>2,081.7<text:s/></text:p>
          </table:table-cell>
          <table:table-cell office:value-type="float" office:value="2919.3709528965901" table:style-name="ce31">
            <text:p><text:s/>2,919.4<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Passenger kilometres (millions)</text:p>
          </table:table-cell>
          <table:table-cell office:value-type="float" office:value="7388.2516860667802" table:style-name="ce31">
            <text:p><text:s/>7,388.3<text:s/></text:p>
          </table:table-cell>
          <table:table-cell office:value-type="float" office:value="1201.0339542663501" table:style-name="ce31">
            <text:p><text:s/>1,201.0<text:s/></text:p>
          </table:table-cell>
          <table:table-cell office:value-type="float" office:value="206.01745877382899" table:style-name="ce31">
            <text:p><text:s/>206.0<text:s/></text:p>
          </table:table-cell>
          <table:table-cell office:value-type="float" office:value="1579.4796655325501" table:style-name="ce31">
            <text:p><text:s/>1,579.5<text:s/></text:p>
          </table:table-cell>
          <table:table-cell office:value-type="float" office:value="3638.5539627676603" table:style-name="ce31">
            <text:p><text:s/>3,638.6<text:s/></text:p>
          </table:table-cell>
          <table:table-cell office:value-type="float" office:value="2249.5439527130297" table:style-name="ce31">
            <text:p><text:s/>2,249.5<text:s/></text:p>
          </table:table-cell>
          <table:table-cell office:value-type="float" office:value="705.60536867073802" table:style-name="ce31">
            <text:p><text:s/>705.6<text:s/></text:p>
          </table:table-cell>
          <table:table-cell office:value-type="float" office:value="9342.6252037343002" table:style-name="ce31">
            <text:p><text:s/>9,342.6<text:s/></text:p>
          </table:table-cell>
          <table:table-cell office:value-type="float" office:value="388.95164756477601" table:style-name="ce31">
            <text:p><text:s/>389.0<text:s/></text:p>
          </table:table-cell>
          <table:table-cell office:value-type="float" office:value="5965.1609934538701" table:style-name="ce31">
            <text:p><text:s/>5,965.2<text:s/></text:p>
          </table:table-cell>
          <table:table-cell office:value-type="float" office:value="3868.4182253508302" table:style-name="ce31">
            <text:p><text:s/>3,868.4<text:s/></text:p>
          </table:table-cell>
          <table:table-cell office:value-type="float" office:value="143.180355335846" table:style-name="ce31">
            <text:p><text:s/>143.2<text:s/></text:p>
          </table:table-cell>
          <table:table-cell office:value-type="float" office:value="245.246141845267" table:style-name="ce31">
            <text:p><text:s/>245.2<text:s/></text:p>
          </table:table-cell>
          <table:table-cell office:value-type="float" office:value="5499.6733243222798" table:style-name="ce31">
            <text:p><text:s/>5,499.7<text:s/></text:p>
          </table:table-cell>
          <table:table-cell office:value-type="float" office:value="1273.3979858595901" table:style-name="ce31">
            <text:p><text:s/>1,273.4<text:s/></text:p>
          </table:table-cell>
          <table:table-cell office:value-type="string" table:style-name="ce31">
            <text:p>[z]</text:p>
          </table:table-cell>
          <table:table-cell office:value-type="float" office:value="556.34876948490592" table:style-name="ce31">
            <text:p><text:s/>556.3<text:s/></text:p>
          </table:table-cell>
          <table:table-cell office:value-type="float" office:value="2893.0358869778902" table:style-name="ce31">
            <text:p><text:s/>2,893.0<text:s/></text:p>
          </table:table-cell>
          <table:table-cell office:value-type="float" office:value="2908.91992517673" table:style-name="ce31">
            <text:p><text:s/>2,908.9<text:s/></text:p>
          </table:table-cell>
          <table:table-cell office:value-type="float" office:value="5705.8069300012694" table:style-name="ce31">
            <text:p><text:s/>5,705.8<text:s/></text:p>
          </table:table-cell>
          <table:table-cell office:value-type="float" office:value="4629.1034871332704" table:style-name="ce31">
            <text:p><text:s/>4,629.1<text:s/></text:p>
          </table:table-cell>
          <table:table-cell office:value-type="float" office:value="1170.2089829609299" table:style-name="ce31">
            <text:p><text:s/>1,170.2<text:s/></text:p>
          </table:table-cell>
          <table:table-cell office:value-type="float" office:value="2058.4614374033999" table:style-name="ce31">
            <text:p><text:s/>2,058.5<text:s/></text:p>
          </table:table-cell>
          <table:table-cell office:value-type="float" office:value="3147.6246659846502" table:style-name="ce31">
            <text:p><text:s/>3,147.6<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Passenger kilometres (millions)</text:p>
          </table:table-cell>
          <table:table-cell office:value-type="float" office:value="1155.2808902865399" table:style-name="ce31">
            <text:p><text:s/>1,155.3<text:s/></text:p>
          </table:table-cell>
          <table:table-cell office:value-type="float" office:value="329.440545256674" table:style-name="ce31">
            <text:p><text:s/>329.4<text:s/></text:p>
          </table:table-cell>
          <table:table-cell office:value-type="float" office:value="58.147238458440803" table:style-name="ce31">
            <text:p><text:s/>58.1<text:s/></text:p>
          </table:table-cell>
          <table:table-cell office:value-type="float" office:value="213.95779929477399" table:style-name="ce31">
            <text:p><text:s/>214.0<text:s/></text:p>
          </table:table-cell>
          <table:table-cell office:value-type="float" office:value="560.47572889260698" table:style-name="ce31">
            <text:p><text:s/>560.5<text:s/></text:p>
          </table:table-cell>
          <table:table-cell office:value-type="float" office:value="410.151645462668" table:style-name="ce31">
            <text:p><text:s/>410.2<text:s/></text:p>
          </table:table-cell>
          <table:table-cell office:value-type="float" office:value="221.59499368178501" table:style-name="ce31">
            <text:p><text:s/>221.6<text:s/></text:p>
          </table:table-cell>
          <table:table-cell office:value-type="float" office:value="1776.8386034738201" table:style-name="ce31">
            <text:p><text:s/>1,776.8<text:s/></text:p>
          </table:table-cell>
          <table:table-cell office:value-type="float" office:value="43.099590972999302" table:style-name="ce31">
            <text:p><text:s/>43.1<text:s/></text:p>
          </table:table-cell>
          <table:table-cell office:value-type="float" office:value="1105.8951542258799" table:style-name="ce31">
            <text:p><text:s/>1,105.9<text:s/></text:p>
          </table:table-cell>
          <table:table-cell office:value-type="float" office:value="756.90223803613299" table:style-name="ce31">
            <text:p><text:s/>756.9<text:s/></text:p>
          </table:table-cell>
          <table:table-cell office:value-type="float" office:value="7.0373394432000005" table:style-name="ce31">
            <text:p><text:s/>7.0<text:s/></text:p>
          </table:table-cell>
          <table:table-cell office:value-type="float" office:value="15.2481469088804" table:style-name="ce31">
            <text:p><text:s/>15.2<text:s/></text:p>
          </table:table-cell>
          <table:table-cell office:value-type="float" office:value="1065.83299056649" table:style-name="ce31">
            <text:p><text:s/>1,065.8<text:s/></text:p>
          </table:table-cell>
          <table:table-cell office:value-type="float" office:value="402.309166221483" table:style-name="ce31">
            <text:p><text:s/>402.3<text:s/></text:p>
          </table:table-cell>
          <table:table-cell office:value-type="string" table:style-name="ce31">
            <text:p>[z]</text:p>
          </table:table-cell>
          <table:table-cell office:value-type="float" office:value="165.08795046930598" table:style-name="ce31">
            <text:p><text:s/>165.1<text:s/></text:p>
          </table:table-cell>
          <table:table-cell office:value-type="float" office:value="591.38743295050301" table:style-name="ce31">
            <text:p><text:s/>591.4<text:s/></text:p>
          </table:table-cell>
          <table:table-cell office:value-type="float" office:value="396.65300956131898" table:style-name="ce31">
            <text:p><text:s/>396.7<text:s/></text:p>
          </table:table-cell>
          <table:table-cell office:value-type="float" office:value="1110.9474230286401" table:style-name="ce31">
            <text:p><text:s/>1,110.9<text:s/></text:p>
          </table:table-cell>
          <table:table-cell office:value-type="float" office:value="995.09028758803902" table:style-name="ce31">
            <text:p><text:s/>995.1<text:s/></text:p>
          </table:table-cell>
          <table:table-cell office:value-type="float" office:value="186.60042797628302" table:style-name="ce31">
            <text:p><text:s/>186.6<text:s/></text:p>
          </table:table-cell>
          <table:table-cell office:value-type="float" office:value="398.12430320500198" table:style-name="ce31">
            <text:p><text:s/>398.1<text:s/></text:p>
          </table:table-cell>
          <table:table-cell office:value-type="float" office:value="536.26989036092903" table:style-name="ce31">
            <text:p><text:s/>536.3<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Passenger kilometres (millions)</text:p>
          </table:table-cell>
          <table:table-cell office:value-type="float" office:value="4225.4801415498405" table:style-name="ce31">
            <text:p><text:s/>4,225.5<text:s/></text:p>
          </table:table-cell>
          <table:table-cell office:value-type="float" office:value="621.99840193489092" table:style-name="ce31">
            <text:p><text:s/>622.0<text:s/></text:p>
          </table:table-cell>
          <table:table-cell office:value-type="float" office:value="149.958397965784" table:style-name="ce31">
            <text:p><text:s/>150.0<text:s/></text:p>
          </table:table-cell>
          <table:table-cell office:value-type="float" office:value="750.55298964015708" table:style-name="ce31">
            <text:p><text:s/>750.6<text:s/></text:p>
          </table:table-cell>
          <table:table-cell office:value-type="float" office:value="1814.2981804174201" table:style-name="ce31">
            <text:p><text:s/>1,814.3<text:s/></text:p>
          </table:table-cell>
          <table:table-cell office:value-type="float" office:value="1488.52516876293" table:style-name="ce31">
            <text:p><text:s/>1,488.5<text:s/></text:p>
          </table:table-cell>
          <table:table-cell office:value-type="float" office:value="459.84254518008601" table:style-name="ce31">
            <text:p><text:s/>459.8<text:s/></text:p>
          </table:table-cell>
          <table:table-cell office:value-type="float" office:value="4695.4742035163399" table:style-name="ce31">
            <text:p><text:s/>4,695.5<text:s/></text:p>
          </table:table-cell>
          <table:table-cell office:value-type="float" office:value="282.95974117648495" table:style-name="ce31">
            <text:p><text:s/>283.0<text:s/></text:p>
          </table:table-cell>
          <table:table-cell office:value-type="float" office:value="3804.45847297515" table:style-name="ce31">
            <text:p><text:s/>3,804.5<text:s/></text:p>
          </table:table-cell>
          <table:table-cell office:value-type="float" office:value="2102.21202837188" table:style-name="ce31">
            <text:p><text:s/>2,102.2<text:s/></text:p>
          </table:table-cell>
          <table:table-cell office:value-type="float" office:value="45.921562435584001" table:style-name="ce31">
            <text:p><text:s/>45.9<text:s/></text:p>
          </table:table-cell>
          <table:table-cell office:value-type="float" office:value="177.111010672612" table:style-name="ce31">
            <text:p><text:s/>177.1<text:s/></text:p>
          </table:table-cell>
          <table:table-cell office:value-type="float" office:value="4388.1375062823099" table:style-name="ce31">
            <text:p><text:s/>4,388.1<text:s/></text:p>
          </table:table-cell>
          <table:table-cell office:value-type="float" office:value="863.67755572550402" table:style-name="ce31">
            <text:p><text:s/>863.7<text:s/></text:p>
          </table:table-cell>
          <table:table-cell office:value-type="float" office:value="151.57487919720998" table:style-name="ce31">
            <text:p><text:s/>151.6<text:s/></text:p>
          </table:table-cell>
          <table:table-cell office:value-type="float" office:value="382.47847691935601" table:style-name="ce31">
            <text:p><text:s/>382.5<text:s/></text:p>
          </table:table-cell>
          <table:table-cell office:value-type="float" office:value="2000.6360468271801" table:style-name="ce31">
            <text:p><text:s/>2,000.6<text:s/></text:p>
          </table:table-cell>
          <table:table-cell office:value-type="float" office:value="1473.49771909008" table:style-name="ce31">
            <text:p><text:s/>1,473.5<text:s/></text:p>
          </table:table-cell>
          <table:table-cell office:value-type="float" office:value="3058.4446048701398" table:style-name="ce31">
            <text:p><text:s/>3,058.4<text:s/></text:p>
          </table:table-cell>
          <table:table-cell office:value-type="float" office:value="2542.5827329738099" table:style-name="ce31">
            <text:p><text:s/>2,542.6<text:s/></text:p>
          </table:table-cell>
          <table:table-cell office:value-type="float" office:value="734.74382126749708" table:style-name="ce31">
            <text:p><text:s/>734.7<text:s/></text:p>
          </table:table-cell>
          <table:table-cell office:value-type="float" office:value="1186.1267787565698" table:style-name="ce31">
            <text:p><text:s/>1,186.1<text:s/></text:p>
          </table:table-cell>
          <table:table-cell office:value-type="float" office:value="1712.27040101276" table:style-name="ce31">
            <text:p><text:s/>1,712.3<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Passenger kilometres (millions)</text:p>
          </table:table-cell>
          <table:table-cell office:value-type="float" office:value="5095.8911094007899" table:style-name="ce31">
            <text:p><text:s/>5,095.9<text:s/></text:p>
          </table:table-cell>
          <table:table-cell office:value-type="float" office:value="774.53256332517094" table:style-name="ce31">
            <text:p><text:s/>774.5<text:s/></text:p>
          </table:table-cell>
          <table:table-cell office:value-type="float" office:value="175.020957357903" table:style-name="ce31">
            <text:p><text:s/>175.0<text:s/></text:p>
          </table:table-cell>
          <table:table-cell office:value-type="float" office:value="1051.28149541007" table:style-name="ce31">
            <text:p><text:s/>1,051.3<text:s/></text:p>
          </table:table-cell>
          <table:table-cell office:value-type="float" office:value="2427.6418353070999" table:style-name="ce31">
            <text:p><text:s/>2,427.6<text:s/></text:p>
          </table:table-cell>
          <table:table-cell office:value-type="float" office:value="2197.38659295455" table:style-name="ce31">
            <text:p><text:s/>2,197.4<text:s/></text:p>
          </table:table-cell>
          <table:table-cell office:value-type="float" office:value="1683.3597242636299" table:style-name="ce31">
            <text:p><text:s/>1,683.4<text:s/></text:p>
          </table:table-cell>
          <table:table-cell office:value-type="float" office:value="6838.9013650392899" table:style-name="ce31">
            <text:p><text:s/>6,838.9<text:s/></text:p>
          </table:table-cell>
          <table:table-cell office:value-type="float" office:value="430.04547548759797" table:style-name="ce31">
            <text:p><text:s/>430.0<text:s/></text:p>
          </table:table-cell>
          <table:table-cell office:value-type="float" office:value="5370.2416302161901" table:style-name="ce31">
            <text:p><text:s/>5,370.2<text:s/></text:p>
          </table:table-cell>
          <table:table-cell office:value-type="float" office:value="2878.6568779760801" table:style-name="ce31">
            <text:p><text:s/>2,878.7<text:s/></text:p>
          </table:table-cell>
          <table:table-cell office:value-type="float" office:value="121.301427619469" table:style-name="ce31">
            <text:p><text:s/>121.3<text:s/></text:p>
          </table:table-cell>
          <table:table-cell office:value-type="float" office:value="261.03356477789202" table:style-name="ce31">
            <text:p><text:s/>261.0<text:s/></text:p>
          </table:table-cell>
          <table:table-cell office:value-type="float" office:value="5586.1495237040499" table:style-name="ce31">
            <text:p><text:s/>5,586.1<text:s/></text:p>
          </table:table-cell>
          <table:table-cell office:value-type="float" office:value="1075.67206164454" table:style-name="ce31">
            <text:p><text:s/>1,075.7<text:s/></text:p>
          </table:table-cell>
          <table:table-cell office:value-type="float" office:value="537.41887091291494" table:style-name="ce31">
            <text:p><text:s/>537.4<text:s/></text:p>
          </table:table-cell>
          <table:table-cell office:value-type="float" office:value="451.48959412145803" table:style-name="ce31">
            <text:p><text:s/>451.5<text:s/></text:p>
          </table:table-cell>
          <table:table-cell office:value-type="float" office:value="2473.3325161347102" table:style-name="ce31">
            <text:p><text:s/>2,473.3<text:s/></text:p>
          </table:table-cell>
          <table:table-cell office:value-type="float" office:value="2051.7431206290098" table:style-name="ce31">
            <text:p><text:s/>2,051.7<text:s/></text:p>
          </table:table-cell>
          <table:table-cell office:value-type="float" office:value="4015.9178583980502" table:style-name="ce31">
            <text:p><text:s/>4,015.9<text:s/></text:p>
          </table:table-cell>
          <table:table-cell office:value-type="float" office:value="3145.0928971511798" table:style-name="ce31">
            <text:p><text:s/>3,145.1<text:s/></text:p>
          </table:table-cell>
          <table:table-cell office:value-type="float" office:value="977.29973155571201" table:style-name="ce31">
            <text:p><text:s/>977.3<text:s/></text:p>
          </table:table-cell>
          <table:table-cell office:value-type="float" office:value="1402.11775657316" table:style-name="ce31">
            <text:p><text:s/>1,402.1<text:s/></text:p>
          </table:table-cell>
          <table:table-cell office:value-type="float" office:value="2295.9143109186798" table:style-name="ce31">
            <text:p><text:s/>2,295.9<text:s/></text:p>
          </table:table-cell>
          <table:table-cell table:number-columns-repeated="16358" table:style-name="ce1"/>
        </table:table-row>
        <table:table-row table:style-name="ro3">
          <table:table-cell office:value-type="string" table:style-name="ce26">
            <text:p>Apr 2018 to Mar 2019 [r]</text:p>
          </table:table-cell>
          <table:table-cell office:value-type="string" table:style-name="ce26">
            <text:p>Passenger train kilometres (millions)</text:p>
          </table:table-cell>
          <table:table-cell office:value-type="float" office:value="35.952790021632005" table:style-name="ce31">
            <text:p><text:s/>36.0<text:s/></text:p>
          </table:table-cell>
          <table:table-cell office:value-type="float" office:value="7.2855115534080008" table:style-name="ce31">
            <text:p><text:s/>7.3<text:s/></text:p>
          </table:table-cell>
          <table:table-cell office:value-type="float" office:value="1.4206387599360002" table:style-name="ce31">
            <text:p><text:s/>1.4<text:s/></text:p>
          </table:table-cell>
          <table:table-cell office:value-type="float" office:value="12.984113362176002" table:style-name="ce31">
            <text:p><text:s/>13.0<text:s/></text:p>
          </table:table-cell>
          <table:table-cell office:value-type="float" office:value="32.675154969600001" table:style-name="ce31">
            <text:p><text:s/>32.7<text:s/></text:p>
          </table:table-cell>
          <table:table-cell office:value-type="float" office:value="22.791042096768003" table:style-name="ce31">
            <text:p><text:s/>22.8<text:s/></text:p>
          </table:table-cell>
          <table:table-cell office:value-type="float" office:value="4.0828558383360001" table:style-name="ce31">
            <text:p><text:s/>4.1<text:s/></text:p>
          </table:table-cell>
          <table:table-cell office:value-type="float" office:value="63.265601127168011" table:style-name="ce31">
            <text:p><text:s/>63.3<text:s/></text:p>
          </table:table-cell>
          <table:table-cell office:value-type="float" office:value="2.5444114882560003" table:style-name="ce31">
            <text:p><text:s/>2.5<text:s/></text:p>
          </table:table-cell>
          <table:table-cell office:value-type="float" office:value="43.215160817664007" table:style-name="ce31">
            <text:p><text:s/>43.2<text:s/></text:p>
          </table:table-cell>
          <table:table-cell office:value-type="float" office:value="28.505389727232" table:style-name="ce31">
            <text:p><text:s/>28.5<text:s/></text:p>
          </table:table-cell>
          <table:table-cell office:value-type="float" office:value="1.4075966361600001" table:style-name="ce31">
            <text:p><text:s/>1.4<text:s/></text:p>
          </table:table-cell>
          <table:table-cell office:value-type="float" office:value="1.4376205578240002" table:style-name="ce31">
            <text:p><text:s/>1.4<text:s/></text:p>
          </table:table-cell>
          <table:table-cell office:value-type="float" office:value="23.454218962944001" table:style-name="ce31">
            <text:p><text:s/>23.5<text:s/></text:p>
          </table:table-cell>
          <table:table-cell office:value-type="float" office:value="10.757991492863999" table:style-name="ce31">
            <text:p><text:s/>10.8<text:s/></text:p>
          </table:table-cell>
          <table:table-cell office:value-type="string" table:style-name="ce31">
            <text:p>[z]</text:p>
          </table:table-cell>
          <table:table-cell office:value-type="float" office:value="6.375709156608" table:style-name="ce31">
            <text:p><text:s/>6.4<text:s/></text:p>
          </table:table-cell>
          <table:table-cell office:value-type="float" office:value="48.569972951808005" table:style-name="ce31">
            <text:p><text:s/>48.6<text:s/></text:p>
          </table:table-cell>
          <table:table-cell office:value-type="float" office:value="47.646846796032001" table:style-name="ce31">
            <text:p><text:s/>47.6<text:s/></text:p>
          </table:table-cell>
          <table:table-cell office:value-type="float" office:value="39.317374711295997" table:style-name="ce31">
            <text:p><text:s/>39.3<text:s/></text:p>
          </table:table-cell>
          <table:table-cell office:value-type="float" office:value="35.825177089152" table:style-name="ce31">
            <text:p><text:s/>35.8<text:s/></text:p>
          </table:table-cell>
          <table:table-cell office:value-type="float" office:value="23.807885181696001" table:style-name="ce31">
            <text:p><text:s/>23.8<text:s/></text:p>
          </table:table-cell>
          <table:table-cell office:value-type="float" office:value="20.634905769984002" table:style-name="ce31">
            <text:p><text:s/>20.6<text:s/></text:p>
          </table:table-cell>
          <table:table-cell office:value-type="float" office:value="25.618300621056004" table:style-name="ce31">
            <text:p><text:s/>25.6<text:s/></text:p>
          </table:table-cell>
          <table:table-cell table:number-columns-repeated="16358" table:style-name="ce1"/>
        </table:table-row>
        <table:table-row table:style-name="ro3">
          <table:table-cell office:value-type="string" table:style-name="ce26">
            <text:p>Apr 2019 to Mar 2020 [r]</text:p>
          </table:table-cell>
          <table:table-cell office:value-type="string" table:style-name="ce26">
            <text:p>Passenger train kilometres (millions)</text:p>
          </table:table-cell>
          <table:table-cell office:value-type="float" office:value="35.292597957492482" table:style-name="ce31">
            <text:p><text:s/>35.3<text:s/></text:p>
          </table:table-cell>
          <table:table-cell office:value-type="float" office:value="7.1803972500480011" table:style-name="ce31">
            <text:p><text:s/>7.2<text:s/></text:p>
          </table:table-cell>
          <table:table-cell office:value-type="float" office:value="1.3910445331200001" table:style-name="ce31">
            <text:p><text:s/>1.4<text:s/></text:p>
          </table:table-cell>
          <table:table-cell office:value-type="float" office:value="12.80158875946368" table:style-name="ce31">
            <text:p><text:s/>12.8<text:s/></text:p>
          </table:table-cell>
          <table:table-cell office:value-type="float" office:value="32.771590692318718" table:style-name="ce31">
            <text:p><text:s/>32.8<text:s/></text:p>
          </table:table-cell>
          <table:table-cell office:value-type="float" office:value="22.420822165632003" table:style-name="ce31">
            <text:p><text:s/>22.4<text:s/></text:p>
          </table:table-cell>
          <table:table-cell office:value-type="float" office:value="5.0148478702079995" table:style-name="ce31">
            <text:p><text:s/>5.0<text:s/></text:p>
          </table:table-cell>
          <table:table-cell office:value-type="float" office:value="69.065903868952333" table:style-name="ce31">
            <text:p><text:s/>69.1<text:s/></text:p>
          </table:table-cell>
          <table:table-cell office:value-type="float" office:value="2.4189647328000001" table:style-name="ce31">
            <text:p><text:s/>2.4<text:s/></text:p>
          </table:table-cell>
          <table:table-cell office:value-type="float" office:value="45.189259545323523" table:style-name="ce31">
            <text:p><text:s/>45.2<text:s/></text:p>
          </table:table-cell>
          <table:table-cell office:value-type="float" office:value="29.058675757056001" table:style-name="ce31">
            <text:p><text:s/>29.1<text:s/></text:p>
          </table:table-cell>
          <table:table-cell office:value-type="float" office:value="1.3801541022720001" table:style-name="ce31">
            <text:p><text:s/>1.4<text:s/></text:p>
          </table:table-cell>
          <table:table-cell office:value-type="float" office:value="1.5813043994879998" table:style-name="ce31">
            <text:p><text:s/>1.6<text:s/></text:p>
          </table:table-cell>
          <table:table-cell office:value-type="float" office:value="23.387867721504001" table:style-name="ce31">
            <text:p><text:s/>23.4<text:s/></text:p>
          </table:table-cell>
          <table:table-cell office:value-type="float" office:value="10.739566113407999" table:style-name="ce31">
            <text:p><text:s/>10.7<text:s/></text:p>
          </table:table-cell>
          <table:table-cell office:value-type="string" table:style-name="ce31">
            <text:p>[z]</text:p>
          </table:table-cell>
          <table:table-cell office:value-type="float" office:value="6.4909462337280006" table:style-name="ce31">
            <text:p><text:s/>6.5<text:s/></text:p>
          </table:table-cell>
          <table:table-cell office:value-type="float" office:value="56.409438412800007" table:style-name="ce31">
            <text:p><text:s/>56.4<text:s/></text:p>
          </table:table-cell>
          <table:table-cell office:value-type="float" office:value="49.041103579776006" table:style-name="ce31">
            <text:p><text:s/>49.0<text:s/></text:p>
          </table:table-cell>
          <table:table-cell office:value-type="float" office:value="38.485144336826878" table:style-name="ce31">
            <text:p><text:s/>38.5<text:s/></text:p>
          </table:table-cell>
          <table:table-cell office:value-type="float" office:value="35.440492953507842" table:style-name="ce31">
            <text:p><text:s/>35.4<text:s/></text:p>
          </table:table-cell>
          <table:table-cell office:value-type="float" office:value="23.861598115956483" table:style-name="ce31">
            <text:p><text:s/>23.9<text:s/></text:p>
          </table:table-cell>
          <table:table-cell office:value-type="float" office:value="21.110044276062723" table:style-name="ce31">
            <text:p><text:s/>21.1<text:s/></text:p>
          </table:table-cell>
          <table:table-cell office:value-type="float" office:value="27.863243768448005" table:style-name="ce31">
            <text:p><text:s/>27.9<text:s/></text:p>
          </table:table-cell>
          <table:table-cell table:number-columns-repeated="16358" table:style-name="ce1"/>
        </table:table-row>
        <table:table-row table:style-name="ro3">
          <table:table-cell office:value-type="string" table:style-name="ce26">
            <text:p>Apr 2020 to Mar 2021 [r]</text:p>
          </table:table-cell>
          <table:table-cell office:value-type="string" table:style-name="ce26">
            <text:p>Passenger train kilometres (millions)</text:p>
          </table:table-cell>
          <table:table-cell office:value-type="float" office:value="25.56537327197568" table:style-name="ce31">
            <text:p><text:s/>25.6<text:s/></text:p>
          </table:table-cell>
          <table:table-cell office:value-type="float" office:value="5.9702946424704004" table:style-name="ce31">
            <text:p><text:s/>6.0<text:s/></text:p>
          </table:table-cell>
          <table:table-cell office:value-type="float" office:value="0.88956825952896024" table:style-name="ce31">
            <text:p><text:s/>0.9<text:s/></text:p>
          </table:table-cell>
          <table:table-cell office:value-type="float" office:value="9.3516184248537613" table:style-name="ce31">
            <text:p><text:s/>9.4<text:s/></text:p>
          </table:table-cell>
          <table:table-cell office:value-type="float" office:value="19.479801431439363" table:style-name="ce31">
            <text:p><text:s/>19.5<text:s/></text:p>
          </table:table-cell>
          <table:table-cell office:value-type="float" office:value="19.167261805486081" table:style-name="ce31">
            <text:p><text:s/>19.2<text:s/></text:p>
          </table:table-cell>
          <table:table-cell office:value-type="float" office:value="6.1881104692915203" table:style-name="ce31">
            <text:p><text:s/>6.2<text:s/></text:p>
          </table:table-cell>
          <table:table-cell office:value-type="float" office:value="59.732562586878721" table:style-name="ce31">
            <text:p><text:s/>59.7<text:s/></text:p>
          </table:table-cell>
          <table:table-cell office:value-type="float" office:value="0.77931355049855999" table:style-name="ce31">
            <text:p><text:s/>0.8<text:s/></text:p>
          </table:table-cell>
          <table:table-cell office:value-type="float" office:value="35.946496054275848" table:style-name="ce31">
            <text:p><text:s/>35.9<text:s/></text:p>
          </table:table-cell>
          <table:table-cell office:value-type="float" office:value="24.93690691421952" table:style-name="ce31">
            <text:p><text:s/>24.9<text:s/></text:p>
          </table:table-cell>
          <table:table-cell office:value-type="float" office:value="0.81216119495808015" table:style-name="ce31">
            <text:p><text:s/>0.8<text:s/></text:p>
          </table:table-cell>
          <table:table-cell office:value-type="float" office:value="0.29947069050623998" table:style-name="ce31">
            <text:p><text:s/>0.3<text:s/></text:p>
          </table:table-cell>
          <table:table-cell office:value-type="float" office:value="16.999566542449919" table:style-name="ce31">
            <text:p><text:s/>17.0<text:s/></text:p>
          </table:table-cell>
          <table:table-cell office:value-type="float" office:value="9.4461534157478404" table:style-name="ce31">
            <text:p><text:s/>9.4<text:s/></text:p>
          </table:table-cell>
          <table:table-cell office:value-type="string" table:style-name="ce31">
            <text:p>[z]</text:p>
          </table:table-cell>
          <table:table-cell office:value-type="float" office:value="4.2951935064614402" table:style-name="ce31">
            <text:p><text:s/>4.3<text:s/></text:p>
          </table:table-cell>
          <table:table-cell office:value-type="float" office:value="39.793826908788482" table:style-name="ce31">
            <text:p><text:s/>39.8<text:s/></text:p>
          </table:table-cell>
          <table:table-cell office:value-type="float" office:value="35.864819673661444" table:style-name="ce31">
            <text:p><text:s/>35.9<text:s/></text:p>
          </table:table-cell>
          <table:table-cell office:value-type="float" office:value="28.57596350108544" table:style-name="ce31">
            <text:p><text:s/>28.6<text:s/></text:p>
          </table:table-cell>
          <table:table-cell office:value-type="float" office:value="29.225058430233602" table:style-name="ce31">
            <text:p><text:s/>29.2<text:s/></text:p>
          </table:table-cell>
          <table:table-cell office:value-type="float" office:value="17.09144461905408" table:style-name="ce31">
            <text:p><text:s/>17.1<text:s/></text:p>
          </table:table-cell>
          <table:table-cell office:value-type="float" office:value="13.4276855030208" table:style-name="ce31">
            <text:p><text:s/>13.4<text:s/></text:p>
          </table:table-cell>
          <table:table-cell office:value-type="float" office:value="20.435190975429123" table:style-name="ce31">
            <text:p><text:s/>20.4<text:s/></text:p>
          </table:table-cell>
          <table:table-cell table:number-columns-repeated="16358" table:style-name="ce1"/>
        </table:table-row>
        <table:table-row table:style-name="ro3">
          <table:table-cell office:value-type="string" table:style-name="ce26">
            <text:p>Apr 2021 to Mar 2022 [r]</text:p>
          </table:table-cell>
          <table:table-cell office:value-type="string" table:style-name="ce26">
            <text:p>Passenger train kilometres (millions)</text:p>
          </table:table-cell>
          <table:table-cell office:value-type="float" office:value="25.697847099260166" table:style-name="ce31">
            <text:p><text:s/>25.7<text:s/></text:p>
          </table:table-cell>
          <table:table-cell office:value-type="float" office:value="5.9944532938329607" table:style-name="ce31">
            <text:p><text:s/>6.0<text:s/></text:p>
          </table:table-cell>
          <table:table-cell office:value-type="float" office:value="1.3124589781248002" table:style-name="ce31">
            <text:p><text:s/>1.3<text:s/></text:p>
          </table:table-cell>
          <table:table-cell office:value-type="float" office:value="9.8598094609766402" table:style-name="ce31">
            <text:p><text:s/>9.9<text:s/></text:p>
          </table:table-cell>
          <table:table-cell office:value-type="float" office:value="21.484286569405441" table:style-name="ce31">
            <text:p><text:s/>21.5<text:s/></text:p>
          </table:table-cell>
          <table:table-cell office:value-type="float" office:value="22.919265179838725" table:style-name="ce31">
            <text:p><text:s/>22.9<text:s/></text:p>
          </table:table-cell>
          <table:table-cell office:value-type="float" office:value="8.3424431398809613" table:style-name="ce31">
            <text:p><text:s/>8.3<text:s/></text:p>
          </table:table-cell>
          <table:table-cell office:value-type="float" office:value="57.395761254374406" table:style-name="ce31">
            <text:p><text:s/>57.4<text:s/></text:p>
          </table:table-cell>
          <table:table-cell office:value-type="float" office:value="2.1433575077798404" table:style-name="ce31">
            <text:p><text:s/>2.1<text:s/></text:p>
          </table:table-cell>
          <table:table-cell office:value-type="float" office:value="42.367897174648327" table:style-name="ce31">
            <text:p><text:s/>42.4<text:s/></text:p>
          </table:table-cell>
          <table:table-cell office:value-type="float" office:value="25.696167185525759" table:style-name="ce31">
            <text:p><text:s/>25.7<text:s/></text:p>
          </table:table-cell>
          <table:table-cell office:value-type="float" office:value="1.45463545991808" table:style-name="ce31">
            <text:p><text:s/>1.5<text:s/></text:p>
          </table:table-cell>
          <table:table-cell office:value-type="float" office:value="1.3268267668339202" table:style-name="ce31">
            <text:p><text:s/>1.3<text:s/></text:p>
          </table:table-cell>
          <table:table-cell office:value-type="float" office:value="22.203799310880001" table:style-name="ce31">
            <text:p><text:s/>22.2<text:s/></text:p>
          </table:table-cell>
          <table:table-cell office:value-type="float" office:value="11.038082205427202" table:style-name="ce31">
            <text:p><text:s/>11.0<text:s/></text:p>
          </table:table-cell>
          <table:table-cell office:value-type="float" office:value="0.66487295381760014" table:style-name="ce31">
            <text:p><text:s/>0.7<text:s/></text:p>
          </table:table-cell>
          <table:table-cell office:value-type="float" office:value="5.399858557843201" table:style-name="ce31">
            <text:p><text:s/>5.4<text:s/></text:p>
          </table:table-cell>
          <table:table-cell office:value-type="float" office:value="48.718239931595519" table:style-name="ce31">
            <text:p><text:s/>48.7<text:s/></text:p>
          </table:table-cell>
          <table:table-cell office:value-type="float" office:value="38.591082946183683" table:style-name="ce31">
            <text:p><text:s/>38.6<text:s/></text:p>
          </table:table-cell>
          <table:table-cell office:value-type="float" office:value="33.024128373434877" table:style-name="ce31">
            <text:p><text:s/>33.0<text:s/></text:p>
          </table:table-cell>
          <table:table-cell office:value-type="float" office:value="30.005712693031683" table:style-name="ce31">
            <text:p><text:s/>30.0<text:s/></text:p>
          </table:table-cell>
          <table:table-cell office:value-type="float" office:value="20.128270213117442" table:style-name="ce31">
            <text:p><text:s/>20.1<text:s/></text:p>
          </table:table-cell>
          <table:table-cell office:value-type="float" office:value="15.656416730507523" table:style-name="ce31">
            <text:p><text:s/>15.7<text:s/></text:p>
          </table:table-cell>
          <table:table-cell office:value-type="float" office:value="22.310689670184964" table:style-name="ce31">
            <text:p><text:s/>22.3<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Passenger train kilometres (millions)</text:p>
          </table:table-cell>
          <table:table-cell office:value-type="float" office:value="23.756464725776638" table:style-name="ce31">
            <text:p><text:s/>23.8<text:s/></text:p>
          </table:table-cell>
          <table:table-cell office:value-type="float" office:value="5.9081827189017613" table:style-name="ce31">
            <text:p><text:s/>5.9<text:s/></text:p>
          </table:table-cell>
          <table:table-cell office:value-type="float" office:value="1.3851146315635201" table:style-name="ce31">
            <text:p><text:s/>1.4<text:s/></text:p>
          </table:table-cell>
          <table:table-cell office:value-type="float" office:value="9.0713784456345614" table:style-name="ce31">
            <text:p><text:s/>9.1<text:s/></text:p>
          </table:table-cell>
          <table:table-cell office:value-type="float" office:value="20.610801096019202" table:style-name="ce31">
            <text:p><text:s/>20.6<text:s/></text:p>
          </table:table-cell>
          <table:table-cell office:value-type="float" office:value="22.73398756890624" table:style-name="ce31">
            <text:p><text:s/>22.7<text:s/></text:p>
          </table:table-cell>
          <table:table-cell office:value-type="float" office:value="10.066020195559682" table:style-name="ce31">
            <text:p><text:s/>10.1<text:s/></text:p>
          </table:table-cell>
          <table:table-cell office:value-type="float" office:value="54.698700590899207" table:style-name="ce31">
            <text:p><text:s/>54.7<text:s/></text:p>
          </table:table-cell>
          <table:table-cell office:value-type="float" office:value="2.5013337589785603" table:style-name="ce31">
            <text:p><text:s/>2.5<text:s/></text:p>
          </table:table-cell>
          <table:table-cell office:value-type="float" office:value="42.538866446039044" table:style-name="ce31">
            <text:p><text:s/>42.5<text:s/></text:p>
          </table:table-cell>
          <table:table-cell office:value-type="float" office:value="24.665694228299525" table:style-name="ce31">
            <text:p><text:s/>24.7<text:s/></text:p>
          </table:table-cell>
          <table:table-cell office:value-type="float" office:value="1.3767726130329603" table:style-name="ce31">
            <text:p><text:s/>1.4<text:s/></text:p>
          </table:table-cell>
          <table:table-cell office:value-type="float" office:value="1.5102232477516799" table:style-name="ce31">
            <text:p><text:s/>1.5<text:s/></text:p>
          </table:table-cell>
          <table:table-cell office:value-type="float" office:value="22.043440766350084" table:style-name="ce31">
            <text:p><text:s/>22.0<text:s/></text:p>
          </table:table-cell>
          <table:table-cell office:value-type="float" office:value="10.67210947794816" table:style-name="ce31">
            <text:p><text:s/>10.7<text:s/></text:p>
          </table:table-cell>
          <table:table-cell office:value-type="float" office:value="2.01765279057408" table:style-name="ce31">
            <text:p><text:s/>2.0<text:s/></text:p>
          </table:table-cell>
          <table:table-cell office:value-type="float" office:value="6.0172986239308806" table:style-name="ce31">
            <text:p><text:s/>6.0<text:s/></text:p>
          </table:table-cell>
          <table:table-cell office:value-type="float" office:value="44.365039197811207" table:style-name="ce31">
            <text:p><text:s/>44.4<text:s/></text:p>
          </table:table-cell>
          <table:table-cell office:value-type="float" office:value="38.814639608828159" table:style-name="ce31">
            <text:p><text:s/>38.8<text:s/></text:p>
          </table:table-cell>
          <table:table-cell office:value-type="float" office:value="32.187384207475198" table:style-name="ce31">
            <text:p><text:s/>32.2<text:s/></text:p>
          </table:table-cell>
          <table:table-cell office:value-type="float" office:value="28.972024910231042" table:style-name="ce31">
            <text:p><text:s/>29.0<text:s/></text:p>
          </table:table-cell>
          <table:table-cell office:value-type="float" office:value="21.531688622104323" table:style-name="ce31">
            <text:p><text:s/>21.5<text:s/></text:p>
          </table:table-cell>
          <table:table-cell office:value-type="float" office:value="12.04498689913728" table:style-name="ce31">
            <text:p><text:s/>12.0<text:s/></text:p>
          </table:table-cell>
          <table:table-cell office:value-type="float" office:value="21.41834208966144" table:style-name="ce31">
            <text:p><text:s/>21.4<text:s/></text:p>
          </table:table-cell>
          <table:table-cell table:number-columns-repeated="16358" table:style-name="ce1"/>
        </table:table-row>
        <table:table-row table:style-name="ro3">
          <table:table-cell office:value-type="string" table:style-name="ce30">
            <text:p>As of 31 March 2019</text:p>
          </table:table-cell>
          <table:table-cell office:value-type="string" table:style-name="ce26">
            <text:p>Route kilometres operated</text:p>
          </table:table-cell>
          <table:table-cell office:value-type="float" office:value="1310.006016" table:style-name="ce31">
            <text:p><text:s/>1,310.0<text:s/></text:p>
          </table:table-cell>
          <table:table-cell office:value-type="float" office:value="125.52883199999999" table:style-name="ce31">
            <text:p><text:s/>125.5<text:s/></text:p>
          </table:table-cell>
          <table:table-cell office:value-type="float" office:value="1470.9404159999999" table:style-name="ce31">
            <text:p><text:s/>1,470.9<text:s/></text:p>
          </table:table-cell>
          <table:table-cell office:value-type="float" office:value="354.05568" table:style-name="ce31">
            <text:p><text:s/>354.1<text:s/></text:p>
          </table:table-cell>
          <table:table-cell office:value-type="float" office:value="2710.1352959999999" table:style-name="ce31">
            <text:p><text:s/>2,710.1<text:s/></text:p>
          </table:table-cell>
          <table:table-cell office:value-type="float" office:value="1549.798272" table:style-name="ce31">
            <text:p><text:s/>1,549.8<text:s/></text:p>
          </table:table-cell>
          <table:table-cell office:value-type="float" office:value="59.545727999999997" table:style-name="ce31">
            <text:p><text:s/>59.5<text:s/></text:p>
          </table:table-cell>
          <table:table-cell office:value-type="float" office:value="1287.4752000000001" table:style-name="ce31">
            <text:p><text:s/>1,287.5<text:s/></text:p>
          </table:table-cell>
          <table:table-cell office:value-type="float" office:value="518.46" table:style-name="ce31">
            <text:p><text:s/>518.5<text:s/></text:p>
          </table:table-cell>
          <table:table-cell office:value-type="float" office:value="1997.1959039999999" table:style-name="ce31">
            <text:p><text:s/>1,997.2<text:s/></text:p>
          </table:table-cell>
          <table:table-cell office:value-type="float" office:value="510.16204800000003" table:style-name="ce31">
            <text:p><text:s/>510.2<text:s/></text:p>
          </table:table-cell>
          <table:table-cell office:value-type="string" table:style-name="ce31">
            <text:p>[x]</text:p>
          </table:table-cell>
          <table:table-cell office:value-type="float" office:value="344.39961599999998" table:style-name="ce31">
            <text:p><text:s/>344.4<text:s/></text:p>
          </table:table-cell>
          <table:table-cell office:value-type="float" office:value="1480.5964799999999" table:style-name="ce31">
            <text:p><text:s/>1,480.6<text:s/></text:p>
          </table:table-cell>
          <table:table-cell office:value-type="float" office:value="167.37177600000001" table:style-name="ce31">
            <text:p><text:s/>167.4<text:s/></text:p>
          </table:table-cell>
          <table:table-cell office:value-type="string" table:style-name="ce31">
            <text:p>[z]</text:p>
          </table:table-cell>
          <table:table-cell office:value-type="float" office:value="120.7008" table:style-name="ce31">
            <text:p><text:s/>120.7<text:s/></text:p>
          </table:table-cell>
          <table:table-cell office:value-type="float" office:value="2800.2585600000002" table:style-name="ce31">
            <text:p><text:s/>2,800.3<text:s/></text:p>
          </table:table-cell>
          <table:table-cell office:value-type="float" office:value="3120.518016" table:style-name="ce31">
            <text:p><text:s/>3,120.5<text:s/></text:p>
          </table:table-cell>
          <table:table-cell office:value-type="float" office:value="997.79327999999998" table:style-name="ce31">
            <text:p><text:s/>997.8<text:s/></text:p>
          </table:table-cell>
          <table:table-cell office:value-type="float" office:value="748.34496000000001" table:style-name="ce31">
            <text:p><text:s/>748.3<text:s/></text:p>
          </table:table-cell>
          <table:table-cell office:value-type="float" office:value="1784.7624960000001" table:style-name="ce31">
            <text:p><text:s/>1,784.8<text:s/></text:p>
          </table:table-cell>
          <table:table-cell office:value-type="float" office:value="1039.6362240000001" table:style-name="ce31">
            <text:p><text:s/>1,039.6<text:s/></text:p>
          </table:table-cell>
          <table:table-cell office:value-type="float" office:value="899.62329599999998" table:style-name="ce31">
            <text:p><text:s/>899.6<text:s/></text:p>
          </table:table-cell>
          <table:table-cell table:number-columns-repeated="16358" table:style-name="ce1"/>
        </table:table-row>
        <table:table-row table:style-name="ro3">
          <table:table-cell office:value-type="string" table:style-name="ce30">
            <text:p>As of 31 March 2020<text:s/></text:p>
          </table:table-cell>
          <table:table-cell office:value-type="string" table:style-name="ce26">
            <text:p>Route kilometres operated</text:p>
          </table:table-cell>
          <table:table-cell office:value-type="float" office:value="1310.006016" table:style-name="ce31">
            <text:p><text:s/>1,310.0<text:s/></text:p>
          </table:table-cell>
          <table:table-cell office:value-type="float" office:value="125.52883199999999" table:style-name="ce31">
            <text:p><text:s/>125.5<text:s/></text:p>
          </table:table-cell>
          <table:table-cell office:value-type="float" office:value="1470.9404159999999" table:style-name="ce31">
            <text:p><text:s/>1,470.9<text:s/></text:p>
          </table:table-cell>
          <table:table-cell office:value-type="float" office:value="349.22764799999999" table:style-name="ce31">
            <text:p><text:s/>349.2<text:s/></text:p>
          </table:table-cell>
          <table:table-cell office:value-type="float" office:value="2710.1352959999999" table:style-name="ce31">
            <text:p><text:s/>2,710.1<text:s/></text:p>
          </table:table-cell>
          <table:table-cell office:value-type="float" office:value="1549.798272" table:style-name="ce31">
            <text:p><text:s/>1,549.8<text:s/></text:p>
          </table:table-cell>
          <table:table-cell office:value-type="float" office:value="98.781534719999996" table:style-name="ce31">
            <text:p><text:s/>98.8<text:s/></text:p>
          </table:table-cell>
          <table:table-cell office:value-type="float" office:value="1287.4752000000001" table:style-name="ce31">
            <text:p><text:s/>1,287.5<text:s/></text:p>
          </table:table-cell>
          <table:table-cell office:value-type="float" office:value="518.46" table:style-name="ce31">
            <text:p><text:s/>518.5<text:s/></text:p>
          </table:table-cell>
          <table:table-cell office:value-type="float" office:value="1997.1959039999999" table:style-name="ce31">
            <text:p><text:s/>1,997.2<text:s/></text:p>
          </table:table-cell>
          <table:table-cell office:value-type="float" office:value="510.96672000000001" table:style-name="ce31">
            <text:p><text:s/>511.0<text:s/></text:p>
          </table:table-cell>
          <table:table-cell office:value-type="float" office:value="28.968191999999998" table:style-name="ce31">
            <text:p><text:s/>29.0<text:s/></text:p>
          </table:table-cell>
          <table:table-cell office:value-type="float" office:value="344.39961599999998" table:style-name="ce31">
            <text:p><text:s/>344.4<text:s/></text:p>
          </table:table-cell>
          <table:table-cell office:value-type="float" office:value="1480.5964799999999" table:style-name="ce31">
            <text:p><text:s/>1,480.6<text:s/></text:p>
          </table:table-cell>
          <table:table-cell office:value-type="float" office:value="167.37177600000001" table:style-name="ce31">
            <text:p><text:s/>167.4<text:s/></text:p>
          </table:table-cell>
          <table:table-cell office:value-type="string" table:style-name="ce31">
            <text:p>[z]</text:p>
          </table:table-cell>
          <table:table-cell office:value-type="float" office:value="120.7008" table:style-name="ce31">
            <text:p><text:s/>120.7<text:s/></text:p>
          </table:table-cell>
          <table:table-cell office:value-type="float" office:value="3194.03284992" table:style-name="ce31">
            <text:p><text:s/>3,194.0<text:s/></text:p>
          </table:table-cell>
          <table:table-cell office:value-type="float" office:value="3120.518016" table:style-name="ce31">
            <text:p><text:s/>3,120.5<text:s/></text:p>
          </table:table-cell>
          <table:table-cell office:value-type="float" office:value="997.79327999999998" table:style-name="ce31">
            <text:p><text:s/>997.8<text:s/></text:p>
          </table:table-cell>
          <table:table-cell office:value-type="float" office:value="748.34496000000001" table:style-name="ce31">
            <text:p><text:s/>748.3<text:s/></text:p>
          </table:table-cell>
          <table:table-cell office:value-type="float" office:value="1826.60544" table:style-name="ce31">
            <text:p><text:s/>1,826.6<text:s/></text:p>
          </table:table-cell>
          <table:table-cell office:value-type="float" office:value="1252.8743039999999" table:style-name="ce31">
            <text:p><text:s/>1,252.9<text:s/></text:p>
          </table:table-cell>
          <table:table-cell office:value-type="float" office:value="899.62329599999998" table:style-name="ce31">
            <text:p><text:s/>899.6<text:s/></text:p>
          </table:table-cell>
          <table:table-cell table:number-columns-repeated="16358" table:style-name="ce1"/>
        </table:table-row>
        <table:table-row table:style-name="ro3">
          <table:table-cell office:value-type="string" table:style-name="ce26">
            <text:p>As of 31 March 2021</text:p>
          </table:table-cell>
          <table:table-cell office:value-type="string" table:style-name="ce26">
            <text:p>Route kilometres operated</text:p>
          </table:table-cell>
          <table:table-cell office:value-type="float" office:value="1310.006016" table:style-name="ce31">
            <text:p><text:s/>1,310.0<text:s/></text:p>
          </table:table-cell>
          <table:table-cell office:value-type="float" office:value="125.52883199999999" table:style-name="ce31">
            <text:p><text:s/>125.5<text:s/></text:p>
          </table:table-cell>
          <table:table-cell office:value-type="float" office:value="1470.9404159999999" table:style-name="ce31">
            <text:p><text:s/>1,470.9<text:s/></text:p>
          </table:table-cell>
          <table:table-cell office:value-type="float" office:value="349.22764799999999" table:style-name="ce31">
            <text:p><text:s/>349.2<text:s/></text:p>
          </table:table-cell>
          <table:table-cell office:value-type="float" office:value="2710.1352959999999" table:style-name="ce31">
            <text:p><text:s/>2,710.1<text:s/></text:p>
          </table:table-cell>
          <table:table-cell office:value-type="float" office:value="1549.798272" table:style-name="ce31">
            <text:p><text:s/>1,549.8<text:s/></text:p>
          </table:table-cell>
          <table:table-cell office:value-type="float" office:value="98.781534719999996" table:style-name="ce31">
            <text:p><text:s/>98.8<text:s/></text:p>
          </table:table-cell>
          <table:table-cell office:value-type="float" office:value="1287.4752000000001" table:style-name="ce31">
            <text:p><text:s/>1,287.5<text:s/></text:p>
          </table:table-cell>
          <table:table-cell office:value-type="float" office:value="518.46" table:style-name="ce31">
            <text:p><text:s/>518.5<text:s/></text:p>
          </table:table-cell>
          <table:table-cell office:value-type="float" office:value="1997.1959039999999" table:style-name="ce31">
            <text:p><text:s/>1,997.2<text:s/></text:p>
          </table:table-cell>
          <table:table-cell office:value-type="float" office:value="510.96672000000001" table:style-name="ce31">
            <text:p><text:s/>511.0<text:s/></text:p>
          </table:table-cell>
          <table:table-cell office:value-type="float" office:value="28.968191999999998" table:style-name="ce31">
            <text:p><text:s/>29.0<text:s/></text:p>
          </table:table-cell>
          <table:table-cell office:value-type="float" office:value="344.39961599999998" table:style-name="ce31">
            <text:p><text:s/>344.4<text:s/></text:p>
          </table:table-cell>
          <table:table-cell office:value-type="float" office:value="1480.5964799999999" table:style-name="ce31">
            <text:p><text:s/>1,480.6<text:s/></text:p>
          </table:table-cell>
          <table:table-cell office:value-type="float" office:value="167.37177600000001" table:style-name="ce31">
            <text:p><text:s/>167.4<text:s/></text:p>
          </table:table-cell>
          <table:table-cell office:value-type="string" table:style-name="ce31">
            <text:p>[z]</text:p>
          </table:table-cell>
          <table:table-cell office:value-type="float" office:value="120.7008" table:style-name="ce31">
            <text:p><text:s/>120.7<text:s/></text:p>
          </table:table-cell>
          <table:table-cell office:value-type="float" office:value="3196.7" table:style-name="ce31">
            <text:p><text:s/>3,196.7<text:s/></text:p>
          </table:table-cell>
          <table:table-cell office:value-type="float" office:value="3120.518016" table:style-name="ce31">
            <text:p><text:s/>3,120.5<text:s/></text:p>
          </table:table-cell>
          <table:table-cell office:value-type="float" office:value="997.79327999999998" table:style-name="ce31">
            <text:p><text:s/>997.8<text:s/></text:p>
          </table:table-cell>
          <table:table-cell office:value-type="float" office:value="748.34496000000001" table:style-name="ce31">
            <text:p><text:s/>748.3<text:s/></text:p>
          </table:table-cell>
          <table:table-cell office:value-type="float" office:value="1826.60544" table:style-name="ce31">
            <text:p><text:s/>1,826.6<text:s/></text:p>
          </table:table-cell>
          <table:table-cell office:value-type="float" office:value="1252.8743039999999" table:style-name="ce31">
            <text:p><text:s/>1,252.9<text:s/></text:p>
          </table:table-cell>
          <table:table-cell office:value-type="float" office:value="899.62329599999998" table:style-name="ce31">
            <text:p><text:s/>899.6<text:s/></text:p>
          </table:table-cell>
          <table:table-cell table:number-columns-repeated="16358" table:style-name="ce1"/>
        </table:table-row>
        <table:table-row table:style-name="ro3">
          <table:table-cell office:value-type="string" table:style-name="ce26">
            <text:p>As of 31 March 2022</text:p>
          </table:table-cell>
          <table:table-cell office:value-type="string" table:style-name="ce26">
            <text:p>Route kilometres operated</text:p>
          </table:table-cell>
          <table:table-cell office:value-type="float" office:value="1310" table:style-name="ce31">
            <text:p><text:s/>1,310.0<text:s/></text:p>
          </table:table-cell>
          <table:table-cell office:value-type="float" office:value="125.52800000000001" table:style-name="ce31">
            <text:p><text:s/>125.5<text:s/></text:p>
          </table:table-cell>
          <table:table-cell office:value-type="float" office:value="1470.9" table:style-name="ce31">
            <text:p><text:s/>1,470.9<text:s/></text:p>
          </table:table-cell>
          <table:table-cell office:value-type="float" office:value="349.2" table:style-name="ce31">
            <text:p><text:s/>349.2<text:s/></text:p>
          </table:table-cell>
          <table:table-cell office:value-type="float" office:value="2710.1" table:style-name="ce31">
            <text:p><text:s/>2,710.1<text:s/></text:p>
          </table:table-cell>
          <table:table-cell office:value-type="float" office:value="1501.52" table:style-name="ce31">
            <text:p><text:s/>1,501.5<text:s/></text:p>
          </table:table-cell>
          <table:table-cell office:value-type="float" office:value="98.781534719999996" table:style-name="ce31">
            <text:p><text:s/>98.8<text:s/></text:p>
          </table:table-cell>
          <table:table-cell office:value-type="float" office:value="1268" table:style-name="ce31">
            <text:p><text:s/>1,268.0<text:s/></text:p>
          </table:table-cell>
          <table:table-cell office:value-type="float" office:value="518.46" table:style-name="ce31">
            <text:p><text:s/>518.5<text:s/></text:p>
          </table:table-cell>
          <table:table-cell office:value-type="float" office:value="1997.2" table:style-name="ce31">
            <text:p><text:s/>1,997.2<text:s/></text:p>
          </table:table-cell>
          <table:table-cell office:value-type="float" office:value="510.97" table:style-name="ce31">
            <text:p><text:s/>511.0<text:s/></text:p>
          </table:table-cell>
          <table:table-cell office:value-type="float" office:value="28.968191999999998" table:style-name="ce31">
            <text:p><text:s/>29.0<text:s/></text:p>
          </table:table-cell>
          <table:table-cell office:value-type="float" office:value="344.39961599999998" table:style-name="ce31">
            <text:p><text:s/>344.4<text:s/></text:p>
          </table:table-cell>
          <table:table-cell office:value-type="float" office:value="1514.4849999999999" table:style-name="ce31">
            <text:p><text:s/>1,514.5<text:s/></text:p>
          </table:table-cell>
          <table:table-cell office:value-type="float" office:value="167.37177600000001" table:style-name="ce31">
            <text:p><text:s/>167.4<text:s/></text:p>
          </table:table-cell>
          <table:table-cell office:value-type="float" office:value="629.54999999999995" table:style-name="ce31">
            <text:p><text:s/>629.6<text:s/></text:p>
          </table:table-cell>
          <table:table-cell office:value-type="float" office:value="120.7" table:style-name="ce31">
            <text:p><text:s/>120.7<text:s/></text:p>
          </table:table-cell>
          <table:table-cell office:value-type="float" office:value="3158" table:style-name="ce31">
            <text:p><text:s/>3,158.0<text:s/></text:p>
          </table:table-cell>
          <table:table-cell office:value-type="float" office:value="3120.5" table:style-name="ce31">
            <text:p><text:s/>3,120.5<text:s/></text:p>
          </table:table-cell>
          <table:table-cell office:value-type="float" office:value="998" table:style-name="ce31">
            <text:p><text:s/>998.0<text:s/></text:p>
          </table:table-cell>
          <table:table-cell office:value-type="float" office:value="748.3" table:style-name="ce31">
            <text:p><text:s/>748.3<text:s/></text:p>
          </table:table-cell>
          <table:table-cell office:value-type="float" office:value="1827" table:style-name="ce31">
            <text:p><text:s/>1,827.0<text:s/></text:p>
          </table:table-cell>
          <table:table-cell office:value-type="float" office:value="1252.9000000000001" table:style-name="ce31">
            <text:p><text:s/>1,252.9<text:s/></text:p>
          </table:table-cell>
          <table:table-cell office:value-type="float" office:value="899.6" table:style-name="ce31">
            <text:p><text:s/>899.6<text:s/></text:p>
          </table:table-cell>
          <table:table-cell table:number-columns-repeated="16358" table:style-name="ce1"/>
        </table:table-row>
        <table:table-row table:style-name="ro3">
          <table:table-cell office:value-type="string" table:style-name="ce26">
            <text:p>As of 31 March 2023</text:p>
          </table:table-cell>
          <table:table-cell office:value-type="string" table:style-name="ce26">
            <text:p>Route kilometres operated</text:p>
          </table:table-cell>
          <table:table-cell office:value-type="float" office:value="1310" table:style-name="ce31">
            <text:p><text:s/>1,310.0<text:s/></text:p>
          </table:table-cell>
          <table:table-cell office:value-type="float" office:value="125.52883" table:style-name="ce31">
            <text:p><text:s/>125.5<text:s/></text:p>
          </table:table-cell>
          <table:table-cell office:value-type="float" office:value="1470.9" table:style-name="ce31">
            <text:p><text:s/>1,470.9<text:s/></text:p>
          </table:table-cell>
          <table:table-cell office:value-type="float" office:value="349.2" table:style-name="ce31">
            <text:p><text:s/>349.2<text:s/></text:p>
          </table:table-cell>
          <table:table-cell office:value-type="float" office:value="2710.1" table:style-name="ce31">
            <text:p><text:s/>2,710.1<text:s/></text:p>
          </table:table-cell>
          <table:table-cell office:value-type="float" office:value="1490.3" table:style-name="ce31">
            <text:p><text:s/>1,490.3<text:s/></text:p>
          </table:table-cell>
          <table:table-cell office:value-type="float" office:value="118" table:style-name="ce31">
            <text:p><text:s/>118.0<text:s/></text:p>
          </table:table-cell>
          <table:table-cell office:value-type="float" office:value="1268.2" table:style-name="ce31">
            <text:p><text:s/>1,268.2<text:s/></text:p>
          </table:table-cell>
          <table:table-cell office:value-type="float" office:value="518.46" table:style-name="ce31">
            <text:p><text:s/>518.5<text:s/></text:p>
          </table:table-cell>
          <table:table-cell office:value-type="float" office:value="1997.2" table:style-name="ce31">
            <text:p><text:s/>1,997.2<text:s/></text:p>
          </table:table-cell>
          <table:table-cell office:value-type="float" office:value="510.97" table:style-name="ce31">
            <text:p><text:s/>511.0<text:s/></text:p>
          </table:table-cell>
          <table:table-cell office:value-type="float" office:value="28.968" table:style-name="ce31">
            <text:p><text:s/>29.0<text:s/></text:p>
          </table:table-cell>
          <table:table-cell office:value-type="float" office:value="344.39961599999998" table:style-name="ce31">
            <text:p><text:s/>344.4<text:s/></text:p>
          </table:table-cell>
          <table:table-cell office:value-type="float" office:value="1514.5" table:style-name="ce31">
            <text:p><text:s/>1,514.5<text:s/></text:p>
          </table:table-cell>
          <table:table-cell office:value-type="float" office:value="169.87" table:style-name="ce31">
            <text:p><text:s/>169.9<text:s/></text:p>
          </table:table-cell>
          <table:table-cell office:value-type="float" office:value="629.54999999999995" table:style-name="ce31">
            <text:p><text:s/>629.6<text:s/></text:p>
          </table:table-cell>
          <table:table-cell office:value-type="float" office:value="120.70125" table:style-name="ce31">
            <text:p><text:s/>120.7<text:s/></text:p>
          </table:table-cell>
          <table:table-cell office:value-type="float" office:value="3158" table:style-name="ce31">
            <text:p><text:s/>3,158.0<text:s/></text:p>
          </table:table-cell>
          <table:table-cell office:value-type="float" office:value="3120.5" table:style-name="ce31">
            <text:p><text:s/>3,120.5<text:s/></text:p>
          </table:table-cell>
          <table:table-cell office:value-type="float" office:value="997.8" table:style-name="ce31">
            <text:p><text:s/>997.8<text:s/></text:p>
          </table:table-cell>
          <table:table-cell office:value-type="float" office:value="748.3" table:style-name="ce31">
            <text:p><text:s/>748.3<text:s/></text:p>
          </table:table-cell>
          <table:table-cell office:value-type="float" office:value="1826.6" table:style-name="ce31">
            <text:p><text:s/>1,826.6<text:s/></text:p>
          </table:table-cell>
          <table:table-cell office:value-type="float" office:value="1312.3" table:style-name="ce31">
            <text:p><text:s/>1,312.3<text:s/></text:p>
          </table:table-cell>
          <table:table-cell office:value-type="float" office:value="899.6" table:style-name="ce31">
            <text:p><text:s/>899.6<text:s/></text:p>
          </table:table-cell>
          <table:table-cell table:number-columns-repeated="16358" table:style-name="ce1"/>
        </table:table-row>
        <table:table-row table:style-name="ro3">
          <table:table-cell table:number-columns-repeated="2" table:style-name="ce26"/>
          <table:table-cell table:number-columns-repeated="6" table:style-name="ce2"/>
          <table:table-cell table:number-columns-repeated="18" table:style-name="ce31"/>
          <table:table-cell table:number-columns-repeated="16358" table:style-name="ce1"/>
        </table:table-row>
        <table:table-row table:style-name="ro4">
          <table:table-cell office:value-type="string" table:style-name="ce24">
            <text:p>Table 2200b: Passenger experience, annual data</text:p>
          </table:table-cell>
          <table:table-cell table:number-columns-repeated="25" table:style-name="ce2"/>
          <table:table-cell table:number-columns-repeated="16358" table:style-name="ce1"/>
        </table:table-row>
        <table:table-row table:style-name="ro12">
          <table:table-cell office:value-type="string" table:style-name="ce34">
            <text:p>Time period</text:p>
          </table:table-cell>
          <table:table-cell office:value-type="string" table:style-name="ce34">
            <text:p>Measure</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8">
            <text:p>Elizabeth line [note 2]</text:p>
          </table:table-cell>
          <table:table-cell office:value-type="string" table:style-name="ce27">
            <text:p>Govia Thameslink Railway</text:p>
          </table:table-cell>
          <table:table-cell office:value-type="string" table:style-name="ce27">
            <text:p>Grand Central</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s/></text:p>
            <text:p>[note 1]</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table:number-columns-repeated="16358" table:style-name="ce35"/>
        </table:table-row>
        <table:table-row table:style-name="ro3">
          <table:table-cell office:value-type="string" table:style-name="ce26">
            <text:p>Apr 2018 to Mar 2019</text:p>
          </table:table-cell>
          <table:table-cell office:value-type="string" table:style-name="ce26">
            <text:p>Complaints closed</text:p>
          </table:table-cell>
          <table:table-cell office:value-type="float" office:value="64438" table:style-name="ce33">
            <text:p><text:s/>64,438<text:s/></text:p>
          </table:table-cell>
          <table:table-cell office:value-type="float" office:value="12104" table:style-name="ce33">
            <text:p><text:s/>12,104<text:s/></text:p>
          </table:table-cell>
          <table:table-cell office:value-type="float" office:value="464" table:style-name="ce33">
            <text:p><text:s/>464<text:s/></text:p>
          </table:table-cell>
          <table:table-cell office:value-type="float" office:value="6721" table:style-name="ce33">
            <text:p><text:s/>6,721<text:s/></text:p>
          </table:table-cell>
          <table:table-cell office:value-type="float" office:value="23925" table:style-name="ce33">
            <text:p><text:s/>23,925<text:s/></text:p>
          </table:table-cell>
          <table:table-cell office:value-type="float" office:value="15328" table:style-name="ce33">
            <text:p><text:s/>15,328<text:s/></text:p>
          </table:table-cell>
          <table:table-cell office:value-type="float" office:value="1287" table:style-name="ce33">
            <text:p><text:s/>1,287<text:s/></text:p>
          </table:table-cell>
          <table:table-cell office:value-type="float" office:value="54842" table:style-name="ce33">
            <text:p><text:s/>54,842<text:s/></text:p>
          </table:table-cell>
          <table:table-cell office:value-type="float" office:value="3671" table:style-name="ce33">
            <text:p><text:s/>3,671<text:s/></text:p>
          </table:table-cell>
          <table:table-cell office:value-type="float" office:value="63653" table:style-name="ce33">
            <text:p><text:s/>63,653<text:s/></text:p>
          </table:table-cell>
          <table:table-cell office:value-type="float" office:value="29702" table:style-name="ce33">
            <text:p><text:s/>29,702<text:s/></text:p>
          </table:table-cell>
          <table:table-cell office:value-type="float" office:value="1656" table:style-name="ce33">
            <text:p><text:s/>1,656<text:s/></text:p>
          </table:table-cell>
          <table:table-cell office:value-type="float" office:value="1535" table:style-name="ce33">
            <text:p><text:s/>1,535<text:s/></text:p>
          </table:table-cell>
          <table:table-cell office:value-type="float" office:value="25207" table:style-name="ce33">
            <text:p><text:s/>25,207<text:s/></text:p>
          </table:table-cell>
          <table:table-cell office:value-type="float" office:value="1265" table:style-name="ce33">
            <text:p><text:s/>1,265<text:s/></text:p>
          </table:table-cell>
          <table:table-cell office:value-type="string" table:style-name="ce33">
            <text:p>[z]</text:p>
          </table:table-cell>
          <table:table-cell office:value-type="float" office:value="3780" table:style-name="ce33">
            <text:p><text:s/>3,780<text:s/></text:p>
          </table:table-cell>
          <table:table-cell office:value-type="float" office:value="44264" table:style-name="ce33">
            <text:p><text:s/>44,264<text:s/></text:p>
          </table:table-cell>
          <table:table-cell office:value-type="float" office:value="30017" table:style-name="ce33">
            <text:p><text:s/>30,017<text:s/></text:p>
          </table:table-cell>
          <table:table-cell office:value-type="float" office:value="51653" table:style-name="ce33">
            <text:p><text:s/>51,653<text:s/></text:p>
          </table:table-cell>
          <table:table-cell office:value-type="float" office:value="47982" table:style-name="ce33">
            <text:p><text:s/>47,982<text:s/></text:p>
          </table:table-cell>
          <table:table-cell office:value-type="float" office:value="19552" table:style-name="ce33">
            <text:p><text:s/>19,552<text:s/></text:p>
          </table:table-cell>
          <table:table-cell office:value-type="float" office:value="17631" table:style-name="ce33">
            <text:p><text:s/>17,631<text:s/></text:p>
          </table:table-cell>
          <table:table-cell office:value-type="float" office:value="15595" table:style-name="ce33">
            <text:p><text:s/>15,595<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Complaints closed</text:p>
          </table:table-cell>
          <table:table-cell office:value-type="float" office:value="71814" table:style-name="ce33">
            <text:p><text:s/>71,814<text:s/></text:p>
          </table:table-cell>
          <table:table-cell office:value-type="float" office:value="16552" table:style-name="ce33">
            <text:p><text:s/>16,552<text:s/></text:p>
          </table:table-cell>
          <table:table-cell office:value-type="float" office:value="1025" table:style-name="ce33">
            <text:p><text:s/>1,025<text:s/></text:p>
          </table:table-cell>
          <table:table-cell office:value-type="float" office:value="6250" table:style-name="ce33">
            <text:p><text:s/>6,250<text:s/></text:p>
          </table:table-cell>
          <table:table-cell office:value-type="float" office:value="26825" table:style-name="ce33">
            <text:p><text:s/>26,825<text:s/></text:p>
          </table:table-cell>
          <table:table-cell office:value-type="float" office:value="15583" table:style-name="ce33">
            <text:p><text:s/>15,583<text:s/></text:p>
          </table:table-cell>
          <table:table-cell office:value-type="float" office:value="1268" table:style-name="ce33">
            <text:p><text:s/>1,268<text:s/></text:p>
          </table:table-cell>
          <table:table-cell office:value-type="float" office:value="52005" table:style-name="ce33">
            <text:p><text:s/>52,005<text:s/></text:p>
          </table:table-cell>
          <table:table-cell office:value-type="float" office:value="1778" table:style-name="ce33">
            <text:p><text:s/>1,778<text:s/></text:p>
          </table:table-cell>
          <table:table-cell office:value-type="float" office:value="58139" table:style-name="ce33">
            <text:p><text:s/>58,139<text:s/></text:p>
          </table:table-cell>
          <table:table-cell office:value-type="float" office:value="33533" table:style-name="ce33">
            <text:p><text:s/>33,533<text:s/></text:p>
          </table:table-cell>
          <table:table-cell office:value-type="float" office:value="1232" table:style-name="ce33">
            <text:p><text:s/>1,232<text:s/></text:p>
          </table:table-cell>
          <table:table-cell office:value-type="float" office:value="1103" table:style-name="ce33">
            <text:p><text:s/>1,103<text:s/></text:p>
          </table:table-cell>
          <table:table-cell office:value-type="float" office:value="32919" table:style-name="ce33">
            <text:p><text:s/>32,919<text:s/></text:p>
          </table:table-cell>
          <table:table-cell office:value-type="float" office:value="2550" table:style-name="ce33">
            <text:p><text:s/>2,550<text:s/></text:p>
          </table:table-cell>
          <table:table-cell office:value-type="string" table:style-name="ce33">
            <text:p>[z]</text:p>
          </table:table-cell>
          <table:table-cell office:value-type="float" office:value="2828" table:style-name="ce33">
            <text:p><text:s/>2,828<text:s/></text:p>
          </table:table-cell>
          <table:table-cell office:value-type="float" office:value="34249" table:style-name="ce33">
            <text:p><text:s/>34,249<text:s/></text:p>
          </table:table-cell>
          <table:table-cell office:value-type="float" office:value="24789" table:style-name="ce33">
            <text:p><text:s/>24,789<text:s/></text:p>
          </table:table-cell>
          <table:table-cell office:value-type="float" office:value="49347" table:style-name="ce33">
            <text:p><text:s/>49,347<text:s/></text:p>
          </table:table-cell>
          <table:table-cell office:value-type="float" office:value="29438" table:style-name="ce33">
            <text:p><text:s/>29,438<text:s/></text:p>
          </table:table-cell>
          <table:table-cell office:value-type="float" office:value="20923" table:style-name="ce33">
            <text:p><text:s/>20,923<text:s/></text:p>
          </table:table-cell>
          <table:table-cell office:value-type="float" office:value="20240" table:style-name="ce33">
            <text:p><text:s/>20,240<text:s/></text:p>
          </table:table-cell>
          <table:table-cell office:value-type="float" office:value="30492" table:style-name="ce33">
            <text:p><text:s/>30,492<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Complaints closed</text:p>
          </table:table-cell>
          <table:table-cell office:value-type="float" office:value="17484" table:style-name="ce33">
            <text:p><text:s/>17,484<text:s/></text:p>
          </table:table-cell>
          <table:table-cell office:value-type="float" office:value="3405" table:style-name="ce33">
            <text:p><text:s/>3,405<text:s/></text:p>
          </table:table-cell>
          <table:table-cell office:value-type="float" office:value="284" table:style-name="ce33">
            <text:p><text:s/>284<text:s/></text:p>
          </table:table-cell>
          <table:table-cell office:value-type="float" office:value="1422" table:style-name="ce33">
            <text:p><text:s/>1,422<text:s/></text:p>
          </table:table-cell>
          <table:table-cell office:value-type="float" office:value="3994" table:style-name="ce33">
            <text:p><text:s/>3,994<text:s/></text:p>
          </table:table-cell>
          <table:table-cell office:value-type="float" office:value="2768" table:style-name="ce33">
            <text:p><text:s/>2,768<text:s/></text:p>
          </table:table-cell>
          <table:table-cell office:value-type="float" office:value="402" table:style-name="ce33">
            <text:p><text:s/>402<text:s/></text:p>
          </table:table-cell>
          <table:table-cell office:value-type="float" office:value="16295" table:style-name="ce33">
            <text:p><text:s/>16,295<text:s/></text:p>
          </table:table-cell>
          <table:table-cell office:value-type="float" office:value="253" table:style-name="ce33">
            <text:p><text:s/>253<text:s/></text:p>
          </table:table-cell>
          <table:table-cell office:value-type="float" office:value="15553" table:style-name="ce33">
            <text:p><text:s/>15,553<text:s/></text:p>
          </table:table-cell>
          <table:table-cell office:value-type="float" office:value="7669" table:style-name="ce33">
            <text:p><text:s/>7,669<text:s/></text:p>
          </table:table-cell>
          <table:table-cell office:value-type="float" office:value="173" table:style-name="ce33">
            <text:p><text:s/>173<text:s/></text:p>
          </table:table-cell>
          <table:table-cell office:value-type="float" office:value="108" table:style-name="ce33">
            <text:p><text:s/>108<text:s/></text:p>
          </table:table-cell>
          <table:table-cell office:value-type="float" office:value="5189" table:style-name="ce33">
            <text:p><text:s/>5,189<text:s/></text:p>
          </table:table-cell>
          <table:table-cell office:value-type="float" office:value="555" table:style-name="ce33">
            <text:p><text:s/>555<text:s/></text:p>
          </table:table-cell>
          <table:table-cell office:value-type="string" table:style-name="ce33">
            <text:p>[z]</text:p>
          </table:table-cell>
          <table:table-cell office:value-type="float" office:value="1028" table:style-name="ce33">
            <text:p><text:s/>1,028<text:s/></text:p>
          </table:table-cell>
          <table:table-cell office:value-type="float" office:value="5850" table:style-name="ce33">
            <text:p><text:s/>5,850<text:s/></text:p>
          </table:table-cell>
          <table:table-cell office:value-type="float" office:value="7264" table:style-name="ce33">
            <text:p><text:s/>7,264<text:s/></text:p>
          </table:table-cell>
          <table:table-cell office:value-type="float" office:value="14404" table:style-name="ce33">
            <text:p><text:s/>14,404<text:s/></text:p>
          </table:table-cell>
          <table:table-cell office:value-type="float" office:value="10487" table:style-name="ce33">
            <text:p><text:s/>10,487<text:s/></text:p>
          </table:table-cell>
          <table:table-cell office:value-type="float" office:value="5793" table:style-name="ce33">
            <text:p><text:s/>5,793<text:s/></text:p>
          </table:table-cell>
          <table:table-cell office:value-type="float" office:value="5139" table:style-name="ce33">
            <text:p><text:s/>5,139<text:s/></text:p>
          </table:table-cell>
          <table:table-cell office:value-type="float" office:value="7484" table:style-name="ce33">
            <text:p><text:s/>7,484<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Complaints closed</text:p>
          </table:table-cell>
          <table:table-cell office:value-type="float" office:value="35291" table:style-name="ce33">
            <text:p><text:s/>35,291<text:s/></text:p>
          </table:table-cell>
          <table:table-cell office:value-type="float" office:value="6565" table:style-name="ce33">
            <text:p><text:s/>6,565<text:s/></text:p>
          </table:table-cell>
          <table:table-cell office:value-type="float" office:value="996" table:style-name="ce33">
            <text:p><text:s/>996<text:s/></text:p>
          </table:table-cell>
          <table:table-cell office:value-type="float" office:value="2292" table:style-name="ce33">
            <text:p><text:s/>2,292<text:s/></text:p>
          </table:table-cell>
          <table:table-cell office:value-type="float" office:value="9394" table:style-name="ce33">
            <text:p><text:s/>9,394<text:s/></text:p>
          </table:table-cell>
          <table:table-cell office:value-type="float" office:value="11080" table:style-name="ce33">
            <text:p><text:s/>11,080<text:s/></text:p>
          </table:table-cell>
          <table:table-cell office:value-type="float" office:value="612" table:style-name="ce33">
            <text:p><text:s/>612<text:s/></text:p>
          </table:table-cell>
          <table:table-cell office:value-type="float" office:value="29392" table:style-name="ce33">
            <text:p><text:s/>29,392<text:s/></text:p>
          </table:table-cell>
          <table:table-cell office:value-type="float" office:value="1122" table:style-name="ce33">
            <text:p><text:s/>1,122<text:s/></text:p>
          </table:table-cell>
          <table:table-cell office:value-type="float" office:value="26815" table:style-name="ce33">
            <text:p><text:s/>26,815<text:s/></text:p>
          </table:table-cell>
          <table:table-cell office:value-type="float" office:value="18116" table:style-name="ce33">
            <text:p><text:s/>18,116<text:s/></text:p>
          </table:table-cell>
          <table:table-cell office:value-type="float" office:value="376" table:style-name="ce33">
            <text:p><text:s/>376<text:s/></text:p>
          </table:table-cell>
          <table:table-cell office:value-type="float" office:value="1264" table:style-name="ce33">
            <text:p><text:s/>1,264<text:s/></text:p>
          </table:table-cell>
          <table:table-cell office:value-type="float" office:value="19810" table:style-name="ce33">
            <text:p><text:s/>19,810<text:s/></text:p>
          </table:table-cell>
          <table:table-cell office:value-type="float" office:value="685" table:style-name="ce33">
            <text:p><text:s/>685<text:s/></text:p>
          </table:table-cell>
          <table:table-cell office:value-type="float" office:value="1219" table:style-name="ce33">
            <text:p><text:s/>1,219<text:s/></text:p>
          </table:table-cell>
          <table:table-cell office:value-type="float" office:value="1415" table:style-name="ce33">
            <text:p><text:s/>1,415<text:s/></text:p>
          </table:table-cell>
          <table:table-cell office:value-type="float" office:value="14379" table:style-name="ce33">
            <text:p><text:s/>14,379<text:s/></text:p>
          </table:table-cell>
          <table:table-cell office:value-type="float" office:value="14850" table:style-name="ce33">
            <text:p><text:s/>14,850<text:s/></text:p>
          </table:table-cell>
          <table:table-cell office:value-type="float" office:value="28124" table:style-name="ce33">
            <text:p><text:s/>28,124<text:s/></text:p>
          </table:table-cell>
          <table:table-cell office:value-type="float" office:value="18247" table:style-name="ce33">
            <text:p><text:s/>18,247<text:s/></text:p>
          </table:table-cell>
          <table:table-cell office:value-type="float" office:value="13808" table:style-name="ce33">
            <text:p><text:s/>13,808<text:s/></text:p>
          </table:table-cell>
          <table:table-cell office:value-type="float" office:value="9651" table:style-name="ce33">
            <text:p><text:s/>9,651<text:s/></text:p>
          </table:table-cell>
          <table:table-cell office:value-type="float" office:value="17034" table:style-name="ce33">
            <text:p><text:s/>17,034<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Complaints closed</text:p>
          </table:table-cell>
          <table:table-cell office:value-type="float" office:value="49320" table:style-name="ce33">
            <text:p><text:s/>49,320<text:s/></text:p>
          </table:table-cell>
          <table:table-cell office:value-type="float" office:value="4918" table:style-name="ce33">
            <text:p><text:s/>4,918<text:s/></text:p>
          </table:table-cell>
          <table:table-cell office:value-type="float" office:value="1015" table:style-name="ce33">
            <text:p><text:s/>1,015<text:s/></text:p>
          </table:table-cell>
          <table:table-cell office:value-type="float" office:value="3061" table:style-name="ce33">
            <text:p><text:s/>3,061<text:s/></text:p>
          </table:table-cell>
          <table:table-cell office:value-type="float" office:value="7710" table:style-name="ce33">
            <text:p><text:s/>7,710<text:s/></text:p>
          </table:table-cell>
          <table:table-cell office:value-type="float" office:value="18164" table:style-name="ce33">
            <text:p><text:s/>18,164<text:s/></text:p>
          </table:table-cell>
          <table:table-cell office:value-type="float" office:value="971" table:style-name="ce33">
            <text:p><text:s/>971<text:s/></text:p>
          </table:table-cell>
          <table:table-cell office:value-type="float" office:value="29696" table:style-name="ce33">
            <text:p><text:s/>29,696<text:s/></text:p>
          </table:table-cell>
          <table:table-cell office:value-type="float" office:value="2150" table:style-name="ce33">
            <text:p><text:s/>2,150<text:s/></text:p>
          </table:table-cell>
          <table:table-cell office:value-type="float" office:value="43388" table:style-name="ce33">
            <text:p><text:s/>43,388<text:s/></text:p>
          </table:table-cell>
          <table:table-cell office:value-type="float" office:value="12968" table:style-name="ce33">
            <text:p><text:s/>12,968<text:s/></text:p>
          </table:table-cell>
          <table:table-cell office:value-type="float" office:value="1079" table:style-name="ce33">
            <text:p><text:s/>1,079<text:s/></text:p>
          </table:table-cell>
          <table:table-cell office:value-type="float" office:value="1708" table:style-name="ce33">
            <text:p><text:s/>1,708<text:s/></text:p>
          </table:table-cell>
          <table:table-cell office:value-type="float" office:value="28014" table:style-name="ce33">
            <text:p><text:s/>28,014<text:s/></text:p>
          </table:table-cell>
          <table:table-cell office:value-type="float" office:value="709" table:style-name="ce33">
            <text:p><text:s/>709<text:s/></text:p>
          </table:table-cell>
          <table:table-cell office:value-type="float" office:value="2628" table:style-name="ce33">
            <text:p><text:s/>2,628<text:s/></text:p>
          </table:table-cell>
          <table:table-cell office:value-type="float" office:value="1349" table:style-name="ce33">
            <text:p><text:s/>1,349<text:s/></text:p>
          </table:table-cell>
          <table:table-cell office:value-type="float" office:value="15787" table:style-name="ce33">
            <text:p><text:s/>15,787<text:s/></text:p>
          </table:table-cell>
          <table:table-cell office:value-type="float" office:value="15876" table:style-name="ce33">
            <text:p><text:s/>15,876<text:s/></text:p>
          </table:table-cell>
          <table:table-cell office:value-type="float" office:value="24572" table:style-name="ce33">
            <text:p><text:s/>24,572<text:s/></text:p>
          </table:table-cell>
          <table:table-cell office:value-type="float" office:value="27853" table:style-name="ce33">
            <text:p><text:s/>27,853<text:s/></text:p>
          </table:table-cell>
          <table:table-cell office:value-type="float" office:value="17330" table:style-name="ce33">
            <text:p><text:s/>17,330<text:s/></text:p>
          </table:table-cell>
          <table:table-cell office:value-type="float" office:value="17145" table:style-name="ce33">
            <text:p><text:s/>17,145<text:s/></text:p>
          </table:table-cell>
          <table:table-cell office:value-type="float" office:value="19347" table:style-name="ce33">
            <text:p><text:s/>19,347<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Delay compensation claims closed</text:p>
          </table:table-cell>
          <table:table-cell office:value-type="float" office:value="433187" table:style-name="ce33">
            <text:p><text:s/>433,187<text:s/></text:p>
          </table:table-cell>
          <table:table-cell office:value-type="float" office:value="44213" table:style-name="ce33">
            <text:p><text:s/>44,213<text:s/></text:p>
          </table:table-cell>
          <table:table-cell office:value-type="float" office:value="5610" table:style-name="ce33">
            <text:p><text:s/>5,610<text:s/></text:p>
          </table:table-cell>
          <table:table-cell office:value-type="float" office:value="20998" table:style-name="ce33">
            <text:p><text:s/>20,998<text:s/></text:p>
          </table:table-cell>
          <table:table-cell office:value-type="float" office:value="139176" table:style-name="ce33">
            <text:p><text:s/>139,176<text:s/></text:p>
          </table:table-cell>
          <table:table-cell office:value-type="float" office:value="68781" table:style-name="ce33">
            <text:p><text:s/>68,781<text:s/></text:p>
          </table:table-cell>
          <table:table-cell office:value-type="float" office:value="6461" table:style-name="ce33">
            <text:p><text:s/>6,461<text:s/></text:p>
          </table:table-cell>
          <table:table-cell office:value-type="float" office:value="1552957" table:style-name="ce33">
            <text:p><text:s/>1,552,957<text:s/></text:p>
          </table:table-cell>
          <table:table-cell office:value-type="float" office:value="10706" table:style-name="ce33">
            <text:p><text:s/>10,706<text:s/></text:p>
          </table:table-cell>
          <table:table-cell office:value-type="float" office:value="162022" table:style-name="ce33">
            <text:p><text:s/>162,022<text:s/></text:p>
          </table:table-cell>
          <table:table-cell office:value-type="float" office:value="426758" table:style-name="ce33">
            <text:p><text:s/>426,758<text:s/></text:p>
          </table:table-cell>
          <table:table-cell office:value-type="float" office:value="9226" table:style-name="ce33">
            <text:p><text:s/>9,226<text:s/></text:p>
          </table:table-cell>
          <table:table-cell office:value-type="float" office:value="18540" table:style-name="ce33">
            <text:p><text:s/>18,540<text:s/></text:p>
          </table:table-cell>
          <table:table-cell office:value-type="float" office:value="415165" table:style-name="ce33">
            <text:p><text:s/>415,165<text:s/></text:p>
          </table:table-cell>
          <table:table-cell office:value-type="float" office:value="9931" table:style-name="ce33">
            <text:p><text:s/>9,931<text:s/></text:p>
          </table:table-cell>
          <table:table-cell office:value-type="string" table:style-name="ce33">
            <text:p>[z]</text:p>
          </table:table-cell>
          <table:table-cell office:value-type="float" office:value="1362" table:style-name="ce33">
            <text:p><text:s/>1,362<text:s/></text:p>
          </table:table-cell>
          <table:table-cell office:value-type="float" office:value="246484" table:style-name="ce33">
            <text:p><text:s/>246,484<text:s/></text:p>
          </table:table-cell>
          <table:table-cell office:value-type="float" office:value="142462" table:style-name="ce33">
            <text:p><text:s/>142,462<text:s/></text:p>
          </table:table-cell>
          <table:table-cell office:value-type="float" office:value="763866" table:style-name="ce33">
            <text:p><text:s/>763,866<text:s/></text:p>
          </table:table-cell>
          <table:table-cell office:value-type="float" office:value="452481" table:style-name="ce33">
            <text:p><text:s/>452,481<text:s/></text:p>
          </table:table-cell>
          <table:table-cell office:value-type="float" office:value="22908" table:style-name="ce33">
            <text:p><text:s/>22,908<text:s/></text:p>
          </table:table-cell>
          <table:table-cell office:value-type="float" office:value="158056" table:style-name="ce33">
            <text:p><text:s/>158,056<text:s/></text:p>
          </table:table-cell>
          <table:table-cell office:value-type="float" office:value="223230" table:style-name="ce33">
            <text:p><text:s/>223,230<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Delay compensation claims closed</text:p>
          </table:table-cell>
          <table:table-cell office:value-type="float" office:value="584426" table:style-name="ce33">
            <text:p><text:s/>584,426<text:s/></text:p>
          </table:table-cell>
          <table:table-cell office:value-type="float" office:value="20097" table:style-name="ce33">
            <text:p><text:s/>20,097<text:s/></text:p>
          </table:table-cell>
          <table:table-cell office:value-type="float" office:value="10166" table:style-name="ce33">
            <text:p><text:s/>10,166<text:s/></text:p>
          </table:table-cell>
          <table:table-cell office:value-type="float" office:value="24561" table:style-name="ce33">
            <text:p><text:s/>24,561<text:s/></text:p>
          </table:table-cell>
          <table:table-cell office:value-type="float" office:value="166553" table:style-name="ce33">
            <text:p><text:s/>166,553<text:s/></text:p>
          </table:table-cell>
          <table:table-cell office:value-type="float" office:value="175939" table:style-name="ce33">
            <text:p><text:s/>175,939<text:s/></text:p>
          </table:table-cell>
          <table:table-cell office:value-type="float" office:value="9713" table:style-name="ce33">
            <text:p><text:s/>9,713<text:s/></text:p>
          </table:table-cell>
          <table:table-cell office:value-type="float" office:value="1139323" table:style-name="ce33">
            <text:p><text:s/>1,139,323<text:s/></text:p>
          </table:table-cell>
          <table:table-cell office:value-type="float" office:value="11732" table:style-name="ce33">
            <text:p><text:s/>11,732<text:s/></text:p>
          </table:table-cell>
          <table:table-cell office:value-type="float" office:value="381130" table:style-name="ce33">
            <text:p><text:s/>381,130<text:s/></text:p>
          </table:table-cell>
          <table:table-cell office:value-type="float" office:value="593721" table:style-name="ce33">
            <text:p><text:s/>593,721<text:s/></text:p>
          </table:table-cell>
          <table:table-cell office:value-type="float" office:value="10365" table:style-name="ce33">
            <text:p><text:s/>10,365<text:s/></text:p>
          </table:table-cell>
          <table:table-cell office:value-type="float" office:value="17493" table:style-name="ce33">
            <text:p><text:s/>17,493<text:s/></text:p>
          </table:table-cell>
          <table:table-cell office:value-type="float" office:value="453020" table:style-name="ce33">
            <text:p><text:s/>453,020<text:s/></text:p>
          </table:table-cell>
          <table:table-cell office:value-type="float" office:value="19704" table:style-name="ce33">
            <text:p><text:s/>19,704<text:s/></text:p>
          </table:table-cell>
          <table:table-cell office:value-type="string" table:style-name="ce33">
            <text:p>[z]</text:p>
          </table:table-cell>
          <table:table-cell office:value-type="float" office:value="988" table:style-name="ce33">
            <text:p><text:s/>988<text:s/></text:p>
          </table:table-cell>
          <table:table-cell office:value-type="float" office:value="364689" table:style-name="ce33">
            <text:p><text:s/>364,689<text:s/></text:p>
          </table:table-cell>
          <table:table-cell office:value-type="float" office:value="117004" table:style-name="ce33">
            <text:p><text:s/>117,004<text:s/></text:p>
          </table:table-cell>
          <table:table-cell office:value-type="float" office:value="755515" table:style-name="ce33">
            <text:p><text:s/>755,515<text:s/></text:p>
          </table:table-cell>
          <table:table-cell office:value-type="float" office:value="559883" table:style-name="ce33">
            <text:p><text:s/>559,883<text:s/></text:p>
          </table:table-cell>
          <table:table-cell office:value-type="float" office:value="73421" table:style-name="ce33">
            <text:p><text:s/>73,421<text:s/></text:p>
          </table:table-cell>
          <table:table-cell office:value-type="float" office:value="247507" table:style-name="ce33">
            <text:p><text:s/>247,507<text:s/></text:p>
          </table:table-cell>
          <table:table-cell office:value-type="float" office:value="535162" table:style-name="ce33">
            <text:p><text:s/>535,162<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Delay compensation claims closed</text:p>
          </table:table-cell>
          <table:table-cell office:value-type="float" office:value="46715" table:style-name="ce33">
            <text:p><text:s/>46,715<text:s/></text:p>
          </table:table-cell>
          <table:table-cell office:value-type="float" office:value="1161" table:style-name="ce33">
            <text:p><text:s/>1,161<text:s/></text:p>
          </table:table-cell>
          <table:table-cell office:value-type="float" office:value="661" table:style-name="ce33">
            <text:p><text:s/>661<text:s/></text:p>
          </table:table-cell>
          <table:table-cell office:value-type="float" office:value="2182" table:style-name="ce33">
            <text:p><text:s/>2,182<text:s/></text:p>
          </table:table-cell>
          <table:table-cell office:value-type="float" office:value="13001" table:style-name="ce33">
            <text:p><text:s/>13,001<text:s/></text:p>
          </table:table-cell>
          <table:table-cell office:value-type="float" office:value="14221" table:style-name="ce33">
            <text:p><text:s/>14,221<text:s/></text:p>
          </table:table-cell>
          <table:table-cell office:value-type="float" office:value="1180" table:style-name="ce33">
            <text:p><text:s/>1,180<text:s/></text:p>
          </table:table-cell>
          <table:table-cell office:value-type="float" office:value="76382" table:style-name="ce33">
            <text:p><text:s/>76,382<text:s/></text:p>
          </table:table-cell>
          <table:table-cell office:value-type="float" office:value="727" table:style-name="ce33">
            <text:p><text:s/>727<text:s/></text:p>
          </table:table-cell>
          <table:table-cell office:value-type="float" office:value="31694" table:style-name="ce33">
            <text:p><text:s/>31,694<text:s/></text:p>
          </table:table-cell>
          <table:table-cell office:value-type="float" office:value="26513" table:style-name="ce33">
            <text:p><text:s/>26,513<text:s/></text:p>
          </table:table-cell>
          <table:table-cell office:value-type="float" office:value="2628" table:style-name="ce33">
            <text:p><text:s/>2,628<text:s/></text:p>
          </table:table-cell>
          <table:table-cell office:value-type="float" office:value="216" table:style-name="ce33">
            <text:p><text:s/>216<text:s/></text:p>
          </table:table-cell>
          <table:table-cell office:value-type="float" office:value="34752" table:style-name="ce33">
            <text:p><text:s/>34,752<text:s/></text:p>
          </table:table-cell>
          <table:table-cell office:value-type="float" office:value="2539" table:style-name="ce33">
            <text:p><text:s/>2,539<text:s/></text:p>
          </table:table-cell>
          <table:table-cell office:value-type="string" table:style-name="ce33">
            <text:p>[z]</text:p>
          </table:table-cell>
          <table:table-cell office:value-type="float" office:value="116" table:style-name="ce33">
            <text:p><text:s/>116<text:s/></text:p>
          </table:table-cell>
          <table:table-cell office:value-type="float" office:value="22836" table:style-name="ce33">
            <text:p><text:s/>22,836<text:s/></text:p>
          </table:table-cell>
          <table:table-cell office:value-type="float" office:value="7110" table:style-name="ce33">
            <text:p><text:s/>7,110<text:s/></text:p>
          </table:table-cell>
          <table:table-cell office:value-type="float" office:value="25478" table:style-name="ce33">
            <text:p><text:s/>25,478<text:s/></text:p>
          </table:table-cell>
          <table:table-cell office:value-type="float" office:value="44868" table:style-name="ce33">
            <text:p><text:s/>44,868<text:s/></text:p>
          </table:table-cell>
          <table:table-cell office:value-type="float" office:value="3745" table:style-name="ce33">
            <text:p><text:s/>3,745<text:s/></text:p>
          </table:table-cell>
          <table:table-cell office:value-type="float" office:value="12337" table:style-name="ce33">
            <text:p><text:s/>12,337<text:s/></text:p>
          </table:table-cell>
          <table:table-cell office:value-type="float" office:value="23886" table:style-name="ce33">
            <text:p><text:s/>23,886<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Delay compensation claims closed</text:p>
          </table:table-cell>
          <table:table-cell office:value-type="float" office:value="267595" table:style-name="ce33">
            <text:p><text:s/>267,595<text:s/></text:p>
          </table:table-cell>
          <table:table-cell office:value-type="float" office:value="4852" table:style-name="ce33">
            <text:p><text:s/>4,852<text:s/></text:p>
          </table:table-cell>
          <table:table-cell office:value-type="float" office:value="2286" table:style-name="ce33">
            <text:p><text:s/>2,286<text:s/></text:p>
          </table:table-cell>
          <table:table-cell office:value-type="float" office:value="8715" table:style-name="ce33">
            <text:p><text:s/>8,715<text:s/></text:p>
          </table:table-cell>
          <table:table-cell office:value-type="float" office:value="63786" table:style-name="ce33">
            <text:p><text:s/>63,786<text:s/></text:p>
          </table:table-cell>
          <table:table-cell office:value-type="float" office:value="117286" table:style-name="ce33">
            <text:p><text:s/>117,286<text:s/></text:p>
          </table:table-cell>
          <table:table-cell office:value-type="float" office:value="3962" table:style-name="ce33">
            <text:p><text:s/>3,962<text:s/></text:p>
          </table:table-cell>
          <table:table-cell office:value-type="float" office:value="288797" table:style-name="ce33">
            <text:p><text:s/>288,797<text:s/></text:p>
          </table:table-cell>
          <table:table-cell office:value-type="float" office:value="4493" table:style-name="ce33">
            <text:p><text:s/>4,493<text:s/></text:p>
          </table:table-cell>
          <table:table-cell office:value-type="float" office:value="302289" table:style-name="ce33">
            <text:p><text:s/>302,289<text:s/></text:p>
          </table:table-cell>
          <table:table-cell office:value-type="float" office:value="80700" table:style-name="ce33">
            <text:p><text:s/>80,700<text:s/></text:p>
          </table:table-cell>
          <table:table-cell office:value-type="float" office:value="4923" table:style-name="ce33">
            <text:p><text:s/>4,923<text:s/></text:p>
          </table:table-cell>
          <table:table-cell office:value-type="float" office:value="9225" table:style-name="ce33">
            <text:p><text:s/>9,225<text:s/></text:p>
          </table:table-cell>
          <table:table-cell office:value-type="float" office:value="210963" table:style-name="ce33">
            <text:p><text:s/>210,963<text:s/></text:p>
          </table:table-cell>
          <table:table-cell office:value-type="float" office:value="4719" table:style-name="ce33">
            <text:p><text:s/>4,719<text:s/></text:p>
          </table:table-cell>
          <table:table-cell office:value-type="float" office:value="4420" table:style-name="ce33">
            <text:p><text:s/>4,420<text:s/></text:p>
          </table:table-cell>
          <table:table-cell office:value-type="float" office:value="943" table:style-name="ce33">
            <text:p><text:s/>943<text:s/></text:p>
          </table:table-cell>
          <table:table-cell office:value-type="float" office:value="98934" table:style-name="ce33">
            <text:p><text:s/>98,934<text:s/></text:p>
          </table:table-cell>
          <table:table-cell office:value-type="float" office:value="30455" table:style-name="ce33">
            <text:p><text:s/>30,455<text:s/></text:p>
          </table:table-cell>
          <table:table-cell office:value-type="float" office:value="155877" table:style-name="ce33">
            <text:p><text:s/>155,877<text:s/></text:p>
          </table:table-cell>
          <table:table-cell office:value-type="float" office:value="139134" table:style-name="ce33">
            <text:p><text:s/>139,134<text:s/></text:p>
          </table:table-cell>
          <table:table-cell office:value-type="float" office:value="35773" table:style-name="ce33">
            <text:p><text:s/>35,773<text:s/></text:p>
          </table:table-cell>
          <table:table-cell office:value-type="float" office:value="82131" table:style-name="ce33">
            <text:p><text:s/>82,131<text:s/></text:p>
          </table:table-cell>
          <table:table-cell office:value-type="float" office:value="111174" table:style-name="ce33">
            <text:p><text:s/>111,174<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Delay compensation claims closed</text:p>
          </table:table-cell>
          <table:table-cell office:value-type="float" office:value="788608" table:style-name="ce33">
            <text:p><text:s/>788,608<text:s/></text:p>
          </table:table-cell>
          <table:table-cell office:value-type="float" office:value="17328" table:style-name="ce33">
            <text:p><text:s/>17,328<text:s/></text:p>
          </table:table-cell>
          <table:table-cell office:value-type="float" office:value="5925" table:style-name="ce33">
            <text:p><text:s/>5,925<text:s/></text:p>
          </table:table-cell>
          <table:table-cell office:value-type="float" office:value="65326" table:style-name="ce33">
            <text:p><text:s/>65,326<text:s/></text:p>
          </table:table-cell>
          <table:table-cell office:value-type="float" office:value="148005" table:style-name="ce33">
            <text:p><text:s/>148,005<text:s/></text:p>
          </table:table-cell>
          <table:table-cell office:value-type="float" office:value="276860" table:style-name="ce33">
            <text:p><text:s/>276,860<text:s/></text:p>
          </table:table-cell>
          <table:table-cell office:value-type="float" office:value="9374" table:style-name="ce33">
            <text:p><text:s/>9,374<text:s/></text:p>
          </table:table-cell>
          <table:table-cell office:value-type="float" office:value="783123" table:style-name="ce33">
            <text:p><text:s/>783,123<text:s/></text:p>
          </table:table-cell>
          <table:table-cell office:value-type="float" office:value="27176" table:style-name="ce33">
            <text:p><text:s/>27,176<text:s/></text:p>
          </table:table-cell>
          <table:table-cell office:value-type="float" office:value="762312" table:style-name="ce33">
            <text:p><text:s/>762,312<text:s/></text:p>
          </table:table-cell>
          <table:table-cell office:value-type="float" office:value="226794" table:style-name="ce33">
            <text:p><text:s/>226,794<text:s/></text:p>
          </table:table-cell>
          <table:table-cell office:value-type="float" office:value="29911" table:style-name="ce33">
            <text:p><text:s/>29,911<text:s/></text:p>
          </table:table-cell>
          <table:table-cell office:value-type="float" office:value="15992" table:style-name="ce33">
            <text:p><text:s/>15,992<text:s/></text:p>
          </table:table-cell>
          <table:table-cell office:value-type="float" office:value="642913" table:style-name="ce33">
            <text:p><text:s/>642,913<text:s/></text:p>
          </table:table-cell>
          <table:table-cell office:value-type="float" office:value="8170" table:style-name="ce33">
            <text:p><text:s/>8,170<text:s/></text:p>
          </table:table-cell>
          <table:table-cell office:value-type="float" office:value="26341" table:style-name="ce33">
            <text:p><text:s/>26,341<text:s/></text:p>
          </table:table-cell>
          <table:table-cell office:value-type="float" office:value="1464" table:style-name="ce33">
            <text:p><text:s/>1,464<text:s/></text:p>
          </table:table-cell>
          <table:table-cell office:value-type="float" office:value="232571" table:style-name="ce33">
            <text:p><text:s/>232,571<text:s/></text:p>
          </table:table-cell>
          <table:table-cell office:value-type="float" office:value="69821" table:style-name="ce33">
            <text:p><text:s/>69,821<text:s/></text:p>
          </table:table-cell>
          <table:table-cell office:value-type="float" office:value="395038" table:style-name="ce33">
            <text:p><text:s/>395,038<text:s/></text:p>
          </table:table-cell>
          <table:table-cell office:value-type="float" office:value="677415" table:style-name="ce33">
            <text:p><text:s/>677,415<text:s/></text:p>
          </table:table-cell>
          <table:table-cell office:value-type="float" office:value="114023" table:style-name="ce33">
            <text:p><text:s/>114,023<text:s/></text:p>
          </table:table-cell>
          <table:table-cell office:value-type="float" office:value="256065" table:style-name="ce33">
            <text:p><text:s/>256,065<text:s/></text:p>
          </table:table-cell>
          <table:table-cell office:value-type="float" office:value="286143" table:style-name="ce33">
            <text:p><text:s/>286,143<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Passenger assists</text:p>
          </table:table-cell>
          <table:table-cell office:value-type="float" office:value="105649" table:style-name="ce33">
            <text:p><text:s/>105,649<text:s/></text:p>
          </table:table-cell>
          <table:table-cell office:value-type="float" office:value="1057" table:style-name="ce33">
            <text:p><text:s/>1,057<text:s/></text:p>
          </table:table-cell>
          <table:table-cell office:value-type="float" office:value="0" table:style-name="ce36">
            <text:p>0</text:p>
          </table:table-cell>
          <table:table-cell office:value-type="float" office:value="17068" table:style-name="ce33">
            <text:p><text:s/>17,068<text:s/></text:p>
          </table:table-cell>
          <table:table-cell office:value-type="float" office:value="0" table:style-name="ce36">
            <text:p>0</text:p>
          </table:table-cell>
          <table:table-cell office:value-type="float" office:value="63312" table:style-name="ce33">
            <text:p><text:s/>63,312<text:s/></text:p>
          </table:table-cell>
          <table:table-cell office:value-type="float" office:value="2071" table:style-name="ce33">
            <text:p><text:s/>2,071<text:s/></text:p>
          </table:table-cell>
          <table:table-cell office:value-type="float" office:value="57060" table:style-name="ce33">
            <text:p><text:s/>57,060<text:s/></text:p>
          </table:table-cell>
          <table:table-cell office:value-type="float" office:value="0" table:style-name="ce36">
            <text:p>0</text:p>
          </table:table-cell>
          <table:table-cell office:value-type="float" office:value="162199" table:style-name="ce33">
            <text:p><text:s/>162,199<text:s/></text:p>
          </table:table-cell>
          <table:table-cell office:value-type="float" office:value="38657" table:style-name="ce33">
            <text:p><text:s/>38,657<text:s/></text:p>
          </table:table-cell>
          <table:table-cell office:value-type="float" office:value="459" table:style-name="ce33">
            <text:p><text:s/>459<text:s/></text:p>
          </table:table-cell>
          <table:table-cell office:value-type="float" office:value="0" table:style-name="ce36">
            <text:p>0</text:p>
          </table:table-cell>
          <table:table-cell office:value-type="float" office:value="107820" table:style-name="ce33">
            <text:p><text:s/>107,820<text:s/></text:p>
          </table:table-cell>
          <table:table-cell office:value-type="float" office:value="1272" table:style-name="ce33">
            <text:p><text:s/>1,272<text:s/></text:p>
          </table:table-cell>
          <table:table-cell office:value-type="string" table:style-name="ce33">
            <text:p>[z]</text:p>
          </table:table-cell>
          <table:table-cell office:value-type="float" office:value="8677" table:style-name="ce33">
            <text:p><text:s/>8,677<text:s/></text:p>
          </table:table-cell>
          <table:table-cell office:value-type="float" office:value="47209" table:style-name="ce33">
            <text:p><text:s/>47,209<text:s/></text:p>
          </table:table-cell>
          <table:table-cell office:value-type="float" office:value="66981" table:style-name="ce33">
            <text:p><text:s/>66,981<text:s/></text:p>
          </table:table-cell>
          <table:table-cell office:value-type="float" office:value="71779" table:style-name="ce33">
            <text:p><text:s/>71,779<text:s/></text:p>
          </table:table-cell>
          <table:table-cell office:value-type="float" office:value="29625" table:style-name="ce33">
            <text:p><text:s/>29,625<text:s/></text:p>
          </table:table-cell>
          <table:table-cell office:value-type="float" office:value="60443" table:style-name="ce33">
            <text:p><text:s/>60,443<text:s/></text:p>
          </table:table-cell>
          <table:table-cell office:value-type="float" office:value="24270" table:style-name="ce33">
            <text:p><text:s/>24,270<text:s/></text:p>
          </table:table-cell>
          <table:table-cell office:value-type="float" office:value="52555" table:style-name="ce33">
            <text:p><text:s/>52,555<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Passenger assists</text:p>
          </table:table-cell>
          <table:table-cell office:value-type="float" office:value="98913" table:style-name="ce33">
            <text:p><text:s/>98,913<text:s/></text:p>
          </table:table-cell>
          <table:table-cell office:value-type="float" office:value="822" table:style-name="ce33">
            <text:p><text:s/>822<text:s/></text:p>
          </table:table-cell>
          <table:table-cell office:value-type="float" office:value="0" table:style-name="ce36">
            <text:p>0</text:p>
          </table:table-cell>
          <table:table-cell office:value-type="float" office:value="16960" table:style-name="ce33">
            <text:p><text:s/>16,960<text:s/></text:p>
          </table:table-cell>
          <table:table-cell office:value-type="float" office:value="0" table:style-name="ce36">
            <text:p>0</text:p>
          </table:table-cell>
          <table:table-cell office:value-type="float" office:value="62946" table:style-name="ce33">
            <text:p><text:s/>62,946<text:s/></text:p>
          </table:table-cell>
          <table:table-cell office:value-type="float" office:value="2023" table:style-name="ce33">
            <text:p><text:s/>2,023<text:s/></text:p>
          </table:table-cell>
          <table:table-cell office:value-type="float" office:value="52487" table:style-name="ce33">
            <text:p><text:s/>52,487<text:s/></text:p>
          </table:table-cell>
          <table:table-cell office:value-type="float" office:value="0" table:style-name="ce36">
            <text:p>0</text:p>
          </table:table-cell>
          <table:table-cell office:value-type="float" office:value="154909" table:style-name="ce33">
            <text:p><text:s/>154,909<text:s/></text:p>
          </table:table-cell>
          <table:table-cell office:value-type="float" office:value="36875" table:style-name="ce33">
            <text:p><text:s/>36,875<text:s/></text:p>
          </table:table-cell>
          <table:table-cell office:value-type="float" office:value="430" table:style-name="ce33">
            <text:p><text:s/>430<text:s/></text:p>
          </table:table-cell>
          <table:table-cell office:value-type="float" office:value="0" table:style-name="ce36">
            <text:p>0</text:p>
          </table:table-cell>
          <table:table-cell office:value-type="float" office:value="106605" table:style-name="ce33">
            <text:p><text:s/>106,605<text:s/></text:p>
          </table:table-cell>
          <table:table-cell office:value-type="float" office:value="1224" table:style-name="ce33">
            <text:p><text:s/>1,224<text:s/></text:p>
          </table:table-cell>
          <table:table-cell office:value-type="string" table:style-name="ce33">
            <text:p>[z]</text:p>
          </table:table-cell>
          <table:table-cell office:value-type="float" office:value="5054" table:style-name="ce33">
            <text:p><text:s/>5,054<text:s/></text:p>
          </table:table-cell>
          <table:table-cell office:value-type="float" office:value="46960" table:style-name="ce33">
            <text:p><text:s/>46,960<text:s/></text:p>
          </table:table-cell>
          <table:table-cell office:value-type="float" office:value="64065" table:style-name="ce33">
            <text:p><text:s/>64,065<text:s/></text:p>
          </table:table-cell>
          <table:table-cell office:value-type="float" office:value="57659" table:style-name="ce33">
            <text:p><text:s/>57,659<text:s/></text:p>
          </table:table-cell>
          <table:table-cell office:value-type="float" office:value="28596" table:style-name="ce33">
            <text:p><text:s/>28,596<text:s/></text:p>
          </table:table-cell>
          <table:table-cell office:value-type="float" office:value="55580" table:style-name="ce33">
            <text:p><text:s/>55,580<text:s/></text:p>
          </table:table-cell>
          <table:table-cell office:value-type="float" office:value="23252" table:style-name="ce33">
            <text:p><text:s/>23,252<text:s/></text:p>
          </table:table-cell>
          <table:table-cell office:value-type="float" office:value="50151" table:style-name="ce33">
            <text:p><text:s/>50,151<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Passenger assists</text:p>
          </table:table-cell>
          <table:table-cell office:value-type="float" office:value="11749" table:style-name="ce33">
            <text:p><text:s/>11,749<text:s/></text:p>
          </table:table-cell>
          <table:table-cell office:value-type="float" office:value="109" table:style-name="ce33">
            <text:p><text:s/>109<text:s/></text:p>
          </table:table-cell>
          <table:table-cell office:value-type="float" office:value="0" table:style-name="ce36">
            <text:p>0</text:p>
          </table:table-cell>
          <table:table-cell office:value-type="float" office:value="1596" table:style-name="ce33">
            <text:p><text:s/>1,596<text:s/></text:p>
          </table:table-cell>
          <table:table-cell office:value-type="float" office:value="0" table:style-name="ce36">
            <text:p>0</text:p>
          </table:table-cell>
          <table:table-cell office:value-type="float" office:value="7733" table:style-name="ce33">
            <text:p><text:s/>7,733<text:s/></text:p>
          </table:table-cell>
          <table:table-cell office:value-type="float" office:value="409" table:style-name="ce33">
            <text:p><text:s/>409<text:s/></text:p>
          </table:table-cell>
          <table:table-cell office:value-type="float" office:value="7821" table:style-name="ce33">
            <text:p><text:s/>7,821<text:s/></text:p>
          </table:table-cell>
          <table:table-cell office:value-type="float" office:value="0" table:style-name="ce36">
            <text:p>0</text:p>
          </table:table-cell>
          <table:table-cell office:value-type="float" office:value="17014" table:style-name="ce33">
            <text:p><text:s/>17,014<text:s/></text:p>
          </table:table-cell>
          <table:table-cell office:value-type="float" office:value="4519" table:style-name="ce33">
            <text:p><text:s/>4,519<text:s/></text:p>
          </table:table-cell>
          <table:table-cell office:value-type="float" office:value="56" table:style-name="ce33">
            <text:p><text:s/>56<text:s/></text:p>
          </table:table-cell>
          <table:table-cell office:value-type="float" office:value="0" table:style-name="ce36">
            <text:p>0</text:p>
          </table:table-cell>
          <table:table-cell office:value-type="float" office:value="11994" table:style-name="ce33">
            <text:p><text:s/>11,994<text:s/></text:p>
          </table:table-cell>
          <table:table-cell office:value-type="float" office:value="263" table:style-name="ce33">
            <text:p><text:s/>263<text:s/></text:p>
          </table:table-cell>
          <table:table-cell office:value-type="string" table:style-name="ce33">
            <text:p>[z]</text:p>
          </table:table-cell>
          <table:table-cell office:value-type="float" office:value="470" table:style-name="ce33">
            <text:p><text:s/>470<text:s/></text:p>
          </table:table-cell>
          <table:table-cell office:value-type="float" office:value="5668" table:style-name="ce33">
            <text:p><text:s/>5,668<text:s/></text:p>
          </table:table-cell>
          <table:table-cell office:value-type="float" office:value="6580" table:style-name="ce33">
            <text:p><text:s/>6,580<text:s/></text:p>
          </table:table-cell>
          <table:table-cell office:value-type="float" office:value="6819" table:style-name="ce33">
            <text:p><text:s/>6,819<text:s/></text:p>
          </table:table-cell>
          <table:table-cell office:value-type="float" office:value="6041" table:style-name="ce33">
            <text:p><text:s/>6,041<text:s/></text:p>
          </table:table-cell>
          <table:table-cell office:value-type="float" office:value="6215" table:style-name="ce33">
            <text:p><text:s/>6,215<text:s/></text:p>
          </table:table-cell>
          <table:table-cell office:value-type="float" office:value="2531" table:style-name="ce33">
            <text:p><text:s/>2,531<text:s/></text:p>
          </table:table-cell>
          <table:table-cell office:value-type="float" office:value="4442" table:style-name="ce33">
            <text:p><text:s/>4,442<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Passenger assists</text:p>
          </table:table-cell>
          <table:table-cell office:value-type="float" office:value="61321" table:style-name="ce33">
            <text:p><text:s/>61,321<text:s/></text:p>
          </table:table-cell>
          <table:table-cell office:value-type="float" office:value="1185" table:style-name="ce33">
            <text:p><text:s/>1,185<text:s/></text:p>
          </table:table-cell>
          <table:table-cell office:value-type="float" office:value="0" table:style-name="ce36">
            <text:p>0</text:p>
          </table:table-cell>
          <table:table-cell office:value-type="float" office:value="9296" table:style-name="ce33">
            <text:p><text:s/>9,296<text:s/></text:p>
          </table:table-cell>
          <table:table-cell office:value-type="float" office:value="0" table:style-name="ce36">
            <text:p>0</text:p>
          </table:table-cell>
          <table:table-cell office:value-type="float" office:value="42230" table:style-name="ce33">
            <text:p><text:s/>42,230<text:s/></text:p>
          </table:table-cell>
          <table:table-cell office:value-type="float" office:value="2022" table:style-name="ce33">
            <text:p><text:s/>2,022<text:s/></text:p>
          </table:table-cell>
          <table:table-cell office:value-type="float" office:value="36206" table:style-name="ce33">
            <text:p><text:s/>36,206<text:s/></text:p>
          </table:table-cell>
          <table:table-cell office:value-type="float" office:value="0" table:style-name="ce36">
            <text:p>0</text:p>
          </table:table-cell>
          <table:table-cell office:value-type="float" office:value="88640" table:style-name="ce33">
            <text:p><text:s/>88,640<text:s/></text:p>
          </table:table-cell>
          <table:table-cell office:value-type="float" office:value="23811" table:style-name="ce33">
            <text:p><text:s/>23,811<text:s/></text:p>
          </table:table-cell>
          <table:table-cell office:value-type="float" office:value="279" table:style-name="ce33">
            <text:p><text:s/>279<text:s/></text:p>
          </table:table-cell>
          <table:table-cell office:value-type="float" office:value="0" table:style-name="ce36">
            <text:p>0</text:p>
          </table:table-cell>
          <table:table-cell office:value-type="float" office:value="67902" table:style-name="ce33">
            <text:p><text:s/>67,902<text:s/></text:p>
          </table:table-cell>
          <table:table-cell office:value-type="float" office:value="1121" table:style-name="ce33">
            <text:p><text:s/>1,121<text:s/></text:p>
          </table:table-cell>
          <table:table-cell office:value-type="float" office:value="0" table:style-name="ce36">
            <text:p>0</text:p>
          </table:table-cell>
          <table:table-cell office:value-type="float" office:value="2576" table:style-name="ce33">
            <text:p><text:s/>2,576<text:s/></text:p>
          </table:table-cell>
          <table:table-cell office:value-type="float" office:value="31633" table:style-name="ce33">
            <text:p><text:s/>31,633<text:s/></text:p>
          </table:table-cell>
          <table:table-cell office:value-type="float" office:value="40174" table:style-name="ce33">
            <text:p><text:s/>40,174<text:s/></text:p>
          </table:table-cell>
          <table:table-cell office:value-type="float" office:value="37564" table:style-name="ce33">
            <text:p><text:s/>37,564<text:s/></text:p>
          </table:table-cell>
          <table:table-cell office:value-type="float" office:value="24781" table:style-name="ce33">
            <text:p><text:s/>24,781<text:s/></text:p>
          </table:table-cell>
          <table:table-cell office:value-type="float" office:value="35110" table:style-name="ce33">
            <text:p><text:s/>35,110<text:s/></text:p>
          </table:table-cell>
          <table:table-cell office:value-type="float" office:value="13887" table:style-name="ce33">
            <text:p><text:s/>13,887<text:s/></text:p>
          </table:table-cell>
          <table:table-cell office:value-type="float" office:value="27605" table:style-name="ce33">
            <text:p><text:s/>27,605<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Passenger assists</text:p>
          </table:table-cell>
          <table:table-cell office:value-type="float" office:value="88808" table:style-name="ce33">
            <text:p><text:s/>88,808<text:s/></text:p>
          </table:table-cell>
          <table:table-cell office:value-type="float" office:value="3154" table:style-name="ce33">
            <text:p><text:s/>3,154<text:s/></text:p>
          </table:table-cell>
          <table:table-cell office:value-type="float" office:value="0" table:style-name="ce36">
            <text:p>0</text:p>
          </table:table-cell>
          <table:table-cell office:value-type="float" office:value="16309" table:style-name="ce33">
            <text:p><text:s/>16,309<text:s/></text:p>
          </table:table-cell>
          <table:table-cell office:value-type="float" office:value="0" table:style-name="ce36">
            <text:p>0</text:p>
          </table:table-cell>
          <table:table-cell office:value-type="float" office:value="66669" table:style-name="ce33">
            <text:p><text:s/>66,669<text:s/></text:p>
          </table:table-cell>
          <table:table-cell office:value-type="float" office:value="5034" table:style-name="ce33">
            <text:p><text:s/>5,034<text:s/></text:p>
          </table:table-cell>
          <table:table-cell office:value-type="float" office:value="88374" table:style-name="ce33">
            <text:p><text:s/>88,374<text:s/></text:p>
          </table:table-cell>
          <table:table-cell office:value-type="float" office:value="0" table:style-name="ce36">
            <text:p>0</text:p>
          </table:table-cell>
          <table:table-cell office:value-type="float" office:value="138862" table:style-name="ce33">
            <text:p><text:s/>138,862<text:s/></text:p>
          </table:table-cell>
          <table:table-cell office:value-type="float" office:value="41466" table:style-name="ce33">
            <text:p><text:s/>41,466<text:s/></text:p>
          </table:table-cell>
          <table:table-cell office:value-type="float" office:value="754" table:style-name="ce33">
            <text:p><text:s/>754<text:s/></text:p>
          </table:table-cell>
          <table:table-cell office:value-type="float" office:value="0" table:style-name="ce36">
            <text:p>0</text:p>
          </table:table-cell>
          <table:table-cell office:value-type="float" office:value="101265" table:style-name="ce33">
            <text:p><text:s/>101,265<text:s/></text:p>
          </table:table-cell>
          <table:table-cell office:value-type="float" office:value="1958" table:style-name="ce33">
            <text:p><text:s/>1,958<text:s/></text:p>
          </table:table-cell>
          <table:table-cell office:value-type="float" office:value="0" table:style-name="ce36">
            <text:p>0</text:p>
          </table:table-cell>
          <table:table-cell office:value-type="float" office:value="3613" table:style-name="ce33">
            <text:p><text:s/>3,613<text:s/></text:p>
          </table:table-cell>
          <table:table-cell office:value-type="float" office:value="50688" table:style-name="ce33">
            <text:p><text:s/>50,688<text:s/></text:p>
          </table:table-cell>
          <table:table-cell office:value-type="float" office:value="59323" table:style-name="ce33">
            <text:p><text:s/>59,323<text:s/></text:p>
          </table:table-cell>
          <table:table-cell office:value-type="float" office:value="62634" table:style-name="ce33">
            <text:p><text:s/>62,634<text:s/></text:p>
          </table:table-cell>
          <table:table-cell office:value-type="float" office:value="55975" table:style-name="ce33">
            <text:p><text:s/>55,975<text:s/></text:p>
          </table:table-cell>
          <table:table-cell office:value-type="float" office:value="55479" table:style-name="ce33">
            <text:p><text:s/>55,479<text:s/></text:p>
          </table:table-cell>
          <table:table-cell office:value-type="float" office:value="21807" table:style-name="ce33">
            <text:p><text:s/>21,807<text:s/></text:p>
          </table:table-cell>
          <table:table-cell office:value-type="float" office:value="43584" table:style-name="ce33">
            <text:p><text:s/>43,584<text:s/></text:p>
          </table:table-cell>
          <table:table-cell table:number-columns-repeated="16358" table:style-name="ce1"/>
        </table:table-row>
        <table:table-row table:style-name="ro7">
          <table:table-cell table:number-columns-repeated="26" table:style-name="ce2"/>
          <table:table-cell table:number-columns-repeated="16358" table:style-name="ce1"/>
        </table:table-row>
        <table:table-row table:style-name="ro4">
          <table:table-cell office:value-type="string" table:style-name="ce24">
            <text:p>Table 2200c: Punctuality and reliability, annual data</text:p>
          </table:table-cell>
          <table:table-cell table:number-columns-repeated="25" table:style-name="ce2"/>
          <table:table-cell table:number-columns-repeated="16358" table:style-name="ce1"/>
        </table:table-row>
        <table:table-row table:style-name="ro12">
          <table:table-cell office:value-type="string" table:style-name="ce34">
            <text:p>Time period</text:p>
          </table:table-cell>
          <table:table-cell office:value-type="string" table:style-name="ce34">
            <text:p>Measure</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8">
            <text:p>Elizabeth line [note 2]</text:p>
          </table:table-cell>
          <table:table-cell office:value-type="string" table:style-name="ce27">
            <text:p>Govia Thameslink Railway</text:p>
          </table:table-cell>
          <table:table-cell office:value-type="string" table:style-name="ce27">
            <text:p>Grand Central</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s/></text:p>
            <text:p>[note 1]</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table:number-columns-repeated="16358" table:style-name="ce34"/>
        </table:table-row>
        <table:table-row table:style-name="ro3">
          <table:table-cell office:value-type="string" table:style-name="ce26">
            <text:p>Apr 2018 to Mar 2019</text:p>
          </table:table-cell>
          <table:table-cell office:value-type="string" table:style-name="ce26">
            <text:p>Cancellations score (percentage)</text:p>
          </table:table-cell>
          <table:table-cell office:value-type="float" office:value="1.6442487659648699" table:style-name="ce37">
            <text:p>1.6</text:p>
          </table:table-cell>
          <table:table-cell office:value-type="float" office:value="2.0022291218852" table:style-name="ce37">
            <text:p>2.0</text:p>
          </table:table-cell>
          <table:table-cell office:value-type="float" office:value="1.60018552875696" table:style-name="ce37">
            <text:p>1.6</text:p>
          </table:table-cell>
          <table:table-cell office:value-type="float" office:value="1.25547198274343" table:style-name="ce37">
            <text:p>1.3</text:p>
          </table:table-cell>
          <table:table-cell office:value-type="float" office:value="2.7203916363706298" table:style-name="ce37">
            <text:p>2.7</text:p>
          </table:table-cell>
          <table:table-cell office:value-type="float" office:value="1.4931959588878199" table:style-name="ce37">
            <text:p>1.5</text:p>
          </table:table-cell>
          <table:table-cell office:value-type="float" office:value="2.4044166967648701" table:style-name="ce37">
            <text:p>2.4</text:p>
          </table:table-cell>
          <table:table-cell office:value-type="float" office:value="4.9576491090935901" table:style-name="ce37">
            <text:p>5.0</text:p>
          </table:table-cell>
          <table:table-cell office:value-type="float" office:value="3.80261479591837" table:style-name="ce37">
            <text:p>3.8</text:p>
          </table:table-cell>
          <table:table-cell office:value-type="float" office:value="2.67794201463883" table:style-name="ce37">
            <text:p>2.7</text:p>
          </table:table-cell>
          <table:table-cell office:value-type="float" office:value="2.45811290041277" table:style-name="ce37">
            <text:p>2.5</text:p>
          </table:table-cell>
          <table:table-cell office:value-type="float" office:value="1.7290794584606102" table:style-name="ce37">
            <text:p>1.7</text:p>
          </table:table-cell>
          <table:table-cell office:value-type="float" office:value="6.1371428571428597" table:style-name="ce37">
            <text:p>6.1</text:p>
          </table:table-cell>
          <table:table-cell office:value-type="float" office:value="2.8146224906398802" table:style-name="ce37">
            <text:p>2.8</text:p>
          </table:table-cell>
          <table:table-cell office:value-type="float" office:value="2.8105664971820596" table:style-name="ce37">
            <text:p>2.8</text:p>
          </table:table-cell>
          <table:table-cell office:value-type="string" table:style-name="ce37">
            <text:p>[z]</text:p>
          </table:table-cell>
          <table:table-cell office:value-type="float" office:value="1.3173013201619101" table:style-name="ce37">
            <text:p>1.3</text:p>
          </table:table-cell>
          <table:table-cell office:value-type="float" office:value="2.95295771802496" table:style-name="ce37">
            <text:p>3.0</text:p>
          </table:table-cell>
          <table:table-cell office:value-type="float" office:value="2.9422611441809203" table:style-name="ce37">
            <text:p>2.9</text:p>
          </table:table-cell>
          <table:table-cell office:value-type="float" office:value="2.5668674656987598" table:style-name="ce37">
            <text:p>2.6</text:p>
          </table:table-cell>
          <table:table-cell office:value-type="float" office:value="2.4848370006219498" table:style-name="ce37">
            <text:p>2.5</text:p>
          </table:table-cell>
          <table:table-cell office:value-type="float" office:value="1.9124457483694199" table:style-name="ce37">
            <text:p>1.9</text:p>
          </table:table-cell>
          <table:table-cell office:value-type="float" office:value="6.1217912258749498" table:style-name="ce37">
            <text:p>6.1</text:p>
          </table:table-cell>
          <table:table-cell office:value-type="float" office:value="2.1714618392016001" table:style-name="ce37">
            <text:p>2.2</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Cancellations score (percentage)</text:p>
          </table:table-cell>
          <table:table-cell office:value-type="float" office:value="2.9276379949288103" table:style-name="ce37">
            <text:p>2.9</text:p>
          </table:table-cell>
          <table:table-cell office:value-type="float" office:value="1.6047180900652598" table:style-name="ce37">
            <text:p>1.6</text:p>
          </table:table-cell>
          <table:table-cell office:value-type="float" office:value="3.48781653129479" table:style-name="ce37">
            <text:p>3.5</text:p>
          </table:table-cell>
          <table:table-cell office:value-type="float" office:value="1.3843213616039201" table:style-name="ce37">
            <text:p>1.4</text:p>
          </table:table-cell>
          <table:table-cell office:value-type="float" office:value="3.5773898358337899" table:style-name="ce37">
            <text:p>3.6</text:p>
          </table:table-cell>
          <table:table-cell office:value-type="float" office:value="1.7363184392304301" table:style-name="ce37">
            <text:p>1.7</text:p>
          </table:table-cell>
          <table:table-cell office:value-type="float" office:value="1.5815926285417998" table:style-name="ce37">
            <text:p>1.6</text:p>
          </table:table-cell>
          <table:table-cell office:value-type="float" office:value="4.4825824762642199" table:style-name="ce37">
            <text:p>4.5</text:p>
          </table:table-cell>
          <table:table-cell office:value-type="float" office:value="3.3355570380253505" table:style-name="ce37">
            <text:p>3.3</text:p>
          </table:table-cell>
          <table:table-cell office:value-type="float" office:value="2.5506591842362201" table:style-name="ce37">
            <text:p>2.6</text:p>
          </table:table-cell>
          <table:table-cell office:value-type="float" office:value="3.1894859477489304" table:style-name="ce37">
            <text:p>3.2</text:p>
          </table:table-cell>
          <table:table-cell office:value-type="float" office:value="2.0436522641369597" table:style-name="ce37">
            <text:p>2.0</text:p>
          </table:table-cell>
          <table:table-cell office:value-type="float" office:value="3.6705461056401099" table:style-name="ce37">
            <text:p>3.7</text:p>
          </table:table-cell>
          <table:table-cell office:value-type="float" office:value="3.0502165159918002" table:style-name="ce37">
            <text:p>3.1</text:p>
          </table:table-cell>
          <table:table-cell office:value-type="float" office:value="3.81402120709968" table:style-name="ce37">
            <text:p>3.8</text:p>
          </table:table-cell>
          <table:table-cell office:value-type="string" table:style-name="ce37">
            <text:p>[z]</text:p>
          </table:table-cell>
          <table:table-cell office:value-type="float" office:value="1.03028043252154" table:style-name="ce37">
            <text:p>1.0</text:p>
          </table:table-cell>
          <table:table-cell office:value-type="float" office:value="4.1080273229802398" table:style-name="ce37">
            <text:p>4.1</text:p>
          </table:table-cell>
          <table:table-cell office:value-type="float" office:value="2.4954079371436699" table:style-name="ce37">
            <text:p>2.5</text:p>
          </table:table-cell>
          <table:table-cell office:value-type="float" office:value="3.8125471191016302" table:style-name="ce37">
            <text:p>3.8</text:p>
          </table:table-cell>
          <table:table-cell office:value-type="float" office:value="2.4688367836404899" table:style-name="ce37">
            <text:p>2.5</text:p>
          </table:table-cell>
          <table:table-cell office:value-type="float" office:value="2.7851192271079803" table:style-name="ce37">
            <text:p>2.8</text:p>
          </table:table-cell>
          <table:table-cell office:value-type="float" office:value="7.8380392694376892" table:style-name="ce37">
            <text:p>7.8</text:p>
          </table:table-cell>
          <table:table-cell office:value-type="float" office:value="5.1213290222906798" table:style-name="ce37">
            <text:p>5.1</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Cancellations score (percentage)</text:p>
          </table:table-cell>
          <table:table-cell office:value-type="float" office:value="2.02656631087567" table:style-name="ce37">
            <text:p>2.0</text:p>
          </table:table-cell>
          <table:table-cell office:value-type="float" office:value="1.0326758613871201" table:style-name="ce37">
            <text:p>1.0</text:p>
          </table:table-cell>
          <table:table-cell office:value-type="float" office:value="3.78504672897196" table:style-name="ce37">
            <text:p>3.8</text:p>
          </table:table-cell>
          <table:table-cell office:value-type="float" office:value="1.51379330287433" table:style-name="ce37">
            <text:p>1.5</text:p>
          </table:table-cell>
          <table:table-cell office:value-type="float" office:value="1.63911868028687" table:style-name="ce37">
            <text:p>1.6</text:p>
          </table:table-cell>
          <table:table-cell office:value-type="float" office:value="1.6773275421184901" table:style-name="ce37">
            <text:p>1.7</text:p>
          </table:table-cell>
          <table:table-cell office:value-type="float" office:value="1.6774818686320001" table:style-name="ce37">
            <text:p>1.7</text:p>
          </table:table-cell>
          <table:table-cell office:value-type="float" office:value="3.3915366098729902" table:style-name="ce37">
            <text:p>3.4</text:p>
          </table:table-cell>
          <table:table-cell office:value-type="float" office:value="2.8021978021977998" table:style-name="ce37">
            <text:p>2.8</text:p>
          </table:table-cell>
          <table:table-cell office:value-type="float" office:value="1.489119318248" table:style-name="ce37">
            <text:p>1.5</text:p>
          </table:table-cell>
          <table:table-cell office:value-type="float" office:value="1.8637219244097201" table:style-name="ce37">
            <text:p>1.9</text:p>
          </table:table-cell>
          <table:table-cell office:value-type="float" office:value="1.9909778516433201" table:style-name="ce37">
            <text:p>2.0</text:p>
          </table:table-cell>
          <table:table-cell office:value-type="float" office:value="2.8656126482213402" table:style-name="ce37">
            <text:p>2.9</text:p>
          </table:table-cell>
          <table:table-cell office:value-type="float" office:value="2.3787958839660903" table:style-name="ce37">
            <text:p>2.4</text:p>
          </table:table-cell>
          <table:table-cell office:value-type="float" office:value="2.2637863826823499" table:style-name="ce37">
            <text:p>2.3</text:p>
          </table:table-cell>
          <table:table-cell office:value-type="string" table:style-name="ce37">
            <text:p>[z]</text:p>
          </table:table-cell>
          <table:table-cell office:value-type="float" office:value="1.1681084156321599" table:style-name="ce37">
            <text:p>1.2</text:p>
          </table:table-cell>
          <table:table-cell office:value-type="float" office:value="1.34831324406228" table:style-name="ce37">
            <text:p>1.3</text:p>
          </table:table-cell>
          <table:table-cell office:value-type="float" office:value="2.0888792307274402" table:style-name="ce37">
            <text:p>2.1</text:p>
          </table:table-cell>
          <table:table-cell office:value-type="float" office:value="1.8869989140924099" table:style-name="ce37">
            <text:p>1.9</text:p>
          </table:table-cell>
          <table:table-cell office:value-type="float" office:value="1.7866648985043199" table:style-name="ce37">
            <text:p>1.8</text:p>
          </table:table-cell>
          <table:table-cell office:value-type="float" office:value="1.8369151002161899" table:style-name="ce37">
            <text:p>1.8</text:p>
          </table:table-cell>
          <table:table-cell office:value-type="float" office:value="2.1924116528180999" table:style-name="ce37">
            <text:p>2.2</text:p>
          </table:table-cell>
          <table:table-cell office:value-type="float" office:value="2.2229349124657598" table:style-name="ce37">
            <text:p>2.2</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Cancellations score (percentage)</text:p>
          </table:table-cell>
          <table:table-cell office:value-type="float" office:value="3.8986131681701899" table:style-name="ce37">
            <text:p>3.9</text:p>
          </table:table-cell>
          <table:table-cell office:value-type="float" office:value="1.3238015783972501" table:style-name="ce37">
            <text:p>1.3</text:p>
          </table:table-cell>
          <table:table-cell office:value-type="float" office:value="5.5077915099408905" table:style-name="ce37">
            <text:p>5.5</text:p>
          </table:table-cell>
          <table:table-cell office:value-type="float" office:value="1.96444766914566" table:style-name="ce37">
            <text:p>2.0</text:p>
          </table:table-cell>
          <table:table-cell office:value-type="float" office:value="2.7798378979710803" table:style-name="ce37">
            <text:p>2.8</text:p>
          </table:table-cell>
          <table:table-cell office:value-type="float" office:value="2.8844993872899201" table:style-name="ce37">
            <text:p>2.9</text:p>
          </table:table-cell>
          <table:table-cell office:value-type="float" office:value="2.2240779695774902" table:style-name="ce37">
            <text:p>2.2</text:p>
          </table:table-cell>
          <table:table-cell office:value-type="float" office:value="5.7348881227355299" table:style-name="ce37">
            <text:p>5.7</text:p>
          </table:table-cell>
          <table:table-cell office:value-type="float" office:value="2.7434456928838999" table:style-name="ce37">
            <text:p>2.7</text:p>
          </table:table-cell>
          <table:table-cell office:value-type="float" office:value="3.0350309743983601" table:style-name="ce37">
            <text:p>3.0</text:p>
          </table:table-cell>
          <table:table-cell office:value-type="float" office:value="1.8334899575511401" table:style-name="ce37">
            <text:p>1.8</text:p>
          </table:table-cell>
          <table:table-cell office:value-type="float" office:value="3.7705314458974302" table:style-name="ce37">
            <text:p>3.8</text:p>
          </table:table-cell>
          <table:table-cell office:value-type="float" office:value="2.06989247311828" table:style-name="ce37">
            <text:p>2.1</text:p>
          </table:table-cell>
          <table:table-cell office:value-type="float" office:value="3.0698638247483698" table:style-name="ce37">
            <text:p>3.1</text:p>
          </table:table-cell>
          <table:table-cell office:value-type="float" office:value="2.7611830460757001" table:style-name="ce37">
            <text:p>2.8</text:p>
          </table:table-cell>
          <table:table-cell office:value-type="float" office:value="3.1070195627157653" table:style-name="ce37">
            <text:p>3.1</text:p>
          </table:table-cell>
          <table:table-cell office:value-type="float" office:value="1.1093399838834002" table:style-name="ce37">
            <text:p>1.1</text:p>
          </table:table-cell>
          <table:table-cell office:value-type="float" office:value="3.30447032063792" table:style-name="ce37">
            <text:p>3.3</text:p>
          </table:table-cell>
          <table:table-cell office:value-type="float" office:value="2.7765237020316" table:style-name="ce37">
            <text:p>2.8</text:p>
          </table:table-cell>
          <table:table-cell office:value-type="float" office:value="2.8072677437248901" table:style-name="ce37">
            <text:p>2.8</text:p>
          </table:table-cell>
          <table:table-cell office:value-type="float" office:value="2.2518679682803198" table:style-name="ce37">
            <text:p>2.3</text:p>
          </table:table-cell>
          <table:table-cell office:value-type="float" office:value="4.0262933742392804" table:style-name="ce37">
            <text:p>4.0</text:p>
          </table:table-cell>
          <table:table-cell office:value-type="float" office:value="3.0003020613080302" table:style-name="ce37">
            <text:p>3.0</text:p>
          </table:table-cell>
          <table:table-cell office:value-type="float" office:value="4.7450096669696897" table:style-name="ce37">
            <text:p>4.7</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Cancellations score (percentage)</text:p>
          </table:table-cell>
          <table:table-cell office:value-type="float" office:value="9.0602080139228391" table:style-name="ce37">
            <text:p>9.1</text:p>
          </table:table-cell>
          <table:table-cell office:value-type="float" office:value="1.91407662168896" table:style-name="ce37">
            <text:p>1.9</text:p>
          </table:table-cell>
          <table:table-cell office:value-type="float" office:value="2.6582278481012698" table:style-name="ce37">
            <text:p>2.7</text:p>
          </table:table-cell>
          <table:table-cell office:value-type="float" office:value="1.9477285630334999" table:style-name="ce37">
            <text:p>1.9</text:p>
          </table:table-cell>
          <table:table-cell office:value-type="float" office:value="6.4965381860625504" table:style-name="ce37">
            <text:p>6.5</text:p>
          </table:table-cell>
          <table:table-cell office:value-type="float" office:value="2.9309580611938899" table:style-name="ce37">
            <text:p>2.9</text:p>
          </table:table-cell>
          <table:table-cell office:value-type="float" office:value="2.44076910317373" table:style-name="ce37">
            <text:p>2.4</text:p>
          </table:table-cell>
          <table:table-cell office:value-type="float" office:value="6.0608871950953001" table:style-name="ce37">
            <text:p>6.1</text:p>
          </table:table-cell>
          <table:table-cell office:value-type="float" office:value="5.2389268137799698" table:style-name="ce37">
            <text:p>5.2</text:p>
          </table:table-cell>
          <table:table-cell office:value-type="float" office:value="3.2511381555647501" table:style-name="ce37">
            <text:p>3.3</text:p>
          </table:table-cell>
          <table:table-cell office:value-type="float" office:value="1.5414268280547001" table:style-name="ce37">
            <text:p>1.5</text:p>
          </table:table-cell>
          <table:table-cell office:value-type="float" office:value="4.3356480130711299" table:style-name="ce37">
            <text:p>4.3</text:p>
          </table:table-cell>
          <table:table-cell office:value-type="float" office:value="2.7796161482461899" table:style-name="ce37">
            <text:p>2.8</text:p>
          </table:table-cell>
          <table:table-cell office:value-type="float" office:value="4.4177212736680893" table:style-name="ce37">
            <text:p>4.4</text:p>
          </table:table-cell>
          <table:table-cell office:value-type="float" office:value="3.4686831508745399" table:style-name="ce37">
            <text:p>3.5</text:p>
          </table:table-cell>
          <table:table-cell office:value-type="float" office:value="3.22626899913966" table:style-name="ce37">
            <text:p>3.2</text:p>
          </table:table-cell>
          <table:table-cell office:value-type="float" office:value="2.2474321791663603" table:style-name="ce37">
            <text:p>2.2</text:p>
          </table:table-cell>
          <table:table-cell office:value-type="float" office:value="4.21489715455676" table:style-name="ce37">
            <text:p>4.2</text:p>
          </table:table-cell>
          <table:table-cell office:value-type="float" office:value="2.9146065705306099" table:style-name="ce37">
            <text:p>2.9</text:p>
          </table:table-cell>
          <table:table-cell office:value-type="float" office:value="2.7350812414914398" table:style-name="ce37">
            <text:p>2.7</text:p>
          </table:table-cell>
          <table:table-cell office:value-type="float" office:value="2.77067015645448" table:style-name="ce37">
            <text:p>2.8</text:p>
          </table:table-cell>
          <table:table-cell office:value-type="float" office:value="4.49082787238385" table:style-name="ce37">
            <text:p>4.5</text:p>
          </table:table-cell>
          <table:table-cell office:value-type="float" office:value="6.5956559645199198" table:style-name="ce37">
            <text:p>6.6</text:p>
          </table:table-cell>
          <table:table-cell office:value-type="float" office:value="4.2588015688592895" table:style-name="ce37">
            <text:p>4.3</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Trains planned</text:p>
          </table:table-cell>
          <table:table-cell office:value-type="float" office:value="103117.00000000001" table:style-name="ce33">
            <text:p><text:s/>103,117<text:s/></text:p>
          </table:table-cell>
          <table:table-cell office:value-type="float" office:value="125610" table:style-name="ce33">
            <text:p><text:s/>125,610<text:s/></text:p>
          </table:table-cell>
          <table:table-cell office:value-type="float" office:value="2156" table:style-name="ce33">
            <text:p><text:s/>2,156<text:s/></text:p>
          </table:table-cell>
          <table:table-cell office:value-type="float" office:value="141859" table:style-name="ce33">
            <text:p><text:s/>141,859<text:s/></text:p>
          </table:table-cell>
          <table:table-cell office:value-type="float" office:value="103974" table:style-name="ce33">
            <text:p><text:s/>103,974<text:s/></text:p>
          </table:table-cell>
          <table:table-cell office:value-type="float" office:value="159757.99999999988" table:style-name="ce33">
            <text:p><text:s/>159,758<text:s/></text:p>
          </table:table-cell>
          <table:table-cell office:value-type="float" office:value="135667" table:style-name="ce38">
            <text:p><text:s/>135,667<text:s/></text:p>
          </table:table-cell>
          <table:table-cell office:value-type="float" office:value="1248616" table:style-name="ce38">
            <text:p><text:s/>1,248,616<text:s/></text:p>
          </table:table-cell>
          <table:table-cell office:value-type="float" office:value="6272.00000000001" table:style-name="ce38">
            <text:p><text:s/>6,272<text:s/></text:p>
          </table:table-cell>
          <table:table-cell office:value-type="float" office:value="533376" table:style-name="ce38">
            <text:p><text:s/>533,376<text:s/></text:p>
          </table:table-cell>
          <table:table-cell office:value-type="float" office:value="430025.00000000099" table:style-name="ce38">
            <text:p><text:s/>430,025<text:s/></text:p>
          </table:table-cell>
          <table:table-cell office:value-type="float" office:value="53034.000000000102" table:style-name="ce38">
            <text:p><text:s/>53,034<text:s/></text:p>
          </table:table-cell>
          <table:table-cell office:value-type="float" office:value="4374.9999999999909" table:style-name="ce38">
            <text:p><text:s/>4,375<text:s/></text:p>
          </table:table-cell>
          <table:table-cell office:value-type="float" office:value="53151" table:style-name="ce38">
            <text:p><text:s/>53,151<text:s/></text:p>
          </table:table-cell>
          <table:table-cell office:value-type="float" office:value="522368" table:style-name="ce38">
            <text:p><text:s/>522,368<text:s/></text:p>
          </table:table-cell>
          <table:table-cell office:value-type="string" table:style-name="ce38">
            <text:p>[z]</text:p>
          </table:table-cell>
          <table:table-cell office:value-type="float" office:value="209746.99999999997" table:style-name="ce38">
            <text:p><text:s/>209,747<text:s/></text:p>
          </table:table-cell>
          <table:table-cell office:value-type="float" office:value="861289" table:style-name="ce38">
            <text:p><text:s/>861,289<text:s/></text:p>
          </table:table-cell>
          <table:table-cell office:value-type="float" office:value="770088.00000000012" table:style-name="ce38">
            <text:p><text:s/>770,088<text:s/></text:p>
          </table:table-cell>
          <table:table-cell office:value-type="float" office:value="576364" table:style-name="ce38">
            <text:p><text:s/>576,364<text:s/></text:p>
          </table:table-cell>
          <table:table-cell office:value-type="float" office:value="654389" table:style-name="ce38">
            <text:p><text:s/>654,389<text:s/></text:p>
          </table:table-cell>
          <table:table-cell office:value-type="float" office:value="329944" table:style-name="ce38">
            <text:p><text:s/>329,944<text:s/></text:p>
          </table:table-cell>
          <table:table-cell office:value-type="float" office:value="105492.00000000012" table:style-name="ce38">
            <text:p><text:s/>105,492<text:s/></text:p>
          </table:table-cell>
          <table:table-cell office:value-type="float" office:value="434568.99999999901" table:style-name="ce38">
            <text:p><text:s/>434,569<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Trains planned</text:p>
          </table:table-cell>
          <table:table-cell office:value-type="float" office:value="102540" table:style-name="ce33">
            <text:p><text:s/>102,540<text:s/></text:p>
          </table:table-cell>
          <table:table-cell office:value-type="float" office:value="123355" table:style-name="ce33">
            <text:p><text:s/>123,355<text:s/></text:p>
          </table:table-cell>
          <table:table-cell office:value-type="float" office:value="2093" table:style-name="ce33">
            <text:p><text:s/>2,093<text:s/></text:p>
          </table:table-cell>
          <table:table-cell office:value-type="float" office:value="138660" table:style-name="ce33">
            <text:p><text:s/>138,660<text:s/></text:p>
          </table:table-cell>
          <table:table-cell office:value-type="float" office:value="101848" table:style-name="ce33">
            <text:p><text:s/>101,848<text:s/></text:p>
          </table:table-cell>
          <table:table-cell office:value-type="float" office:value="159101" table:style-name="ce33">
            <text:p><text:s/>159,101<text:s/></text:p>
          </table:table-cell>
          <table:table-cell office:value-type="float" office:value="150418" table:style-name="ce38">
            <text:p><text:s/>150,418<text:s/></text:p>
          </table:table-cell>
          <table:table-cell office:value-type="float" office:value="1358603" table:style-name="ce38">
            <text:p><text:s/>1,358,603<text:s/></text:p>
          </table:table-cell>
          <table:table-cell office:value-type="float" office:value="5995.99999999999" table:style-name="ce38">
            <text:p><text:s/>5,996<text:s/></text:p>
          </table:table-cell>
          <table:table-cell office:value-type="float" office:value="536723.99999999907" table:style-name="ce38">
            <text:p><text:s/>536,724<text:s/></text:p>
          </table:table-cell>
          <table:table-cell office:value-type="float" office:value="438613" table:style-name="ce38">
            <text:p><text:s/>438,613<text:s/></text:p>
          </table:table-cell>
          <table:table-cell office:value-type="float" office:value="53972.000000000102" table:style-name="ce38">
            <text:p><text:s/>53,972<text:s/></text:p>
          </table:table-cell>
          <table:table-cell office:value-type="float" office:value="4468" table:style-name="ce38">
            <text:p><text:s/>4,468<text:s/></text:p>
          </table:table-cell>
          <table:table-cell office:value-type="float" office:value="52652" table:style-name="ce38">
            <text:p><text:s/>52,652<text:s/></text:p>
          </table:table-cell>
          <table:table-cell office:value-type="float" office:value="521995" table:style-name="ce38">
            <text:p><text:s/>521,995<text:s/></text:p>
          </table:table-cell>
          <table:table-cell office:value-type="string" table:style-name="ce38">
            <text:p>[z]</text:p>
          </table:table-cell>
          <table:table-cell office:value-type="float" office:value="203827.99999999991" table:style-name="ce38">
            <text:p><text:s/>203,828<text:s/></text:p>
          </table:table-cell>
          <table:table-cell office:value-type="float" office:value="939429" table:style-name="ce38">
            <text:p><text:s/>939,429<text:s/></text:p>
          </table:table-cell>
          <table:table-cell office:value-type="float" office:value="796483" table:style-name="ce38">
            <text:p><text:s/>796,483<text:s/></text:p>
          </table:table-cell>
          <table:table-cell office:value-type="float" office:value="582300.99999999907" table:style-name="ce38">
            <text:p><text:s/>582,301<text:s/></text:p>
          </table:table-cell>
          <table:table-cell office:value-type="float" office:value="633760" table:style-name="ce38">
            <text:p><text:s/>633,760<text:s/></text:p>
          </table:table-cell>
          <table:table-cell office:value-type="float" office:value="338262" table:style-name="ce38">
            <text:p><text:s/>338,262<text:s/></text:p>
          </table:table-cell>
          <table:table-cell office:value-type="float" office:value="116732" table:style-name="ce38">
            <text:p><text:s/>116,732<text:s/></text:p>
          </table:table-cell>
          <table:table-cell office:value-type="float" office:value="432378" table:style-name="ce38">
            <text:p><text:s/>432,378<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Trains planned</text:p>
          </table:table-cell>
          <table:table-cell office:value-type="float" office:value="76262" table:style-name="ce33">
            <text:p><text:s/>76,262<text:s/></text:p>
          </table:table-cell>
          <table:table-cell office:value-type="float" office:value="101145" table:style-name="ce33">
            <text:p><text:s/>101,145<text:s/></text:p>
          </table:table-cell>
          <table:table-cell office:value-type="float" office:value="1070" table:style-name="ce33">
            <text:p><text:s/>1,070<text:s/></text:p>
          </table:table-cell>
          <table:table-cell office:value-type="float" office:value="103746" table:style-name="ce33">
            <text:p><text:s/>103,746<text:s/></text:p>
          </table:table-cell>
          <table:table-cell office:value-type="float" office:value="61771" table:style-name="ce33">
            <text:p><text:s/>61,771<text:s/></text:p>
          </table:table-cell>
          <table:table-cell office:value-type="float" office:value="134917.00000000012" table:style-name="ce33">
            <text:p><text:s/>134,917<text:s/></text:p>
          </table:table-cell>
          <table:table-cell office:value-type="float" office:value="170285.00000000009" table:style-name="ce38">
            <text:p><text:s/>170,285<text:s/></text:p>
          </table:table-cell>
          <table:table-cell office:value-type="float" office:value="1106696.0000000009" table:style-name="ce38">
            <text:p><text:s/>1,106,696<text:s/></text:p>
          </table:table-cell>
          <table:table-cell office:value-type="float" office:value="1820" table:style-name="ce38">
            <text:p><text:s/>1,820<text:s/></text:p>
          </table:table-cell>
          <table:table-cell office:value-type="float" office:value="429247.00000000012" table:style-name="ce38">
            <text:p><text:s/>429,247<text:s/></text:p>
          </table:table-cell>
          <table:table-cell office:value-type="float" office:value="384096.99999999948" table:style-name="ce38">
            <text:p><text:s/>384,097<text:s/></text:p>
          </table:table-cell>
          <table:table-cell office:value-type="float" office:value="29483.000000000007" table:style-name="ce38">
            <text:p><text:s/>29,483<text:s/></text:p>
          </table:table-cell>
          <table:table-cell office:value-type="float" office:value="505.99999999999937" table:style-name="ce38">
            <text:p><text:s/>506<text:s/></text:p>
          </table:table-cell>
          <table:table-cell office:value-type="float" office:value="39746.999999999898" table:style-name="ce38">
            <text:p><text:s/>39,747<text:s/></text:p>
          </table:table-cell>
          <table:table-cell office:value-type="float" office:value="445095.00000000041" table:style-name="ce38">
            <text:p><text:s/>445,095<text:s/></text:p>
          </table:table-cell>
          <table:table-cell office:value-type="string" table:style-name="ce38">
            <text:p>[z]</text:p>
          </table:table-cell>
          <table:table-cell office:value-type="float" office:value="137102" table:style-name="ce38">
            <text:p><text:s/>137,102<text:s/></text:p>
          </table:table-cell>
          <table:table-cell office:value-type="float" office:value="659639" table:style-name="ce38">
            <text:p><text:s/>659,639<text:s/></text:p>
          </table:table-cell>
          <table:table-cell office:value-type="float" office:value="589024.00000000047" table:style-name="ce38">
            <text:p><text:s/>589,024<text:s/></text:p>
          </table:table-cell>
          <table:table-cell office:value-type="float" office:value="479783.00000000064" table:style-name="ce38">
            <text:p><text:s/>479,783<text:s/></text:p>
          </table:table-cell>
          <table:table-cell office:value-type="float" office:value="527854.99999999907" table:style-name="ce38">
            <text:p><text:s/>527,855<text:s/></text:p>
          </table:table-cell>
          <table:table-cell office:value-type="float" office:value="218327.99999999997" table:style-name="ce38">
            <text:p><text:s/>218,328<text:s/></text:p>
          </table:table-cell>
          <table:table-cell office:value-type="float" office:value="79912" table:style-name="ce38">
            <text:p><text:s/>79,912<text:s/></text:p>
          </table:table-cell>
          <table:table-cell office:value-type="float" office:value="328957" table:style-name="ce38">
            <text:p><text:s/>328,957<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Trains planned</text:p>
          </table:table-cell>
          <table:table-cell office:value-type="float" office:value="74270" table:style-name="ce33">
            <text:p><text:s/>74,270<text:s/></text:p>
          </table:table-cell>
          <table:table-cell office:value-type="float" office:value="104282.9999999999" table:style-name="ce33">
            <text:p><text:s/>104,283<text:s/></text:p>
          </table:table-cell>
          <table:table-cell office:value-type="float" office:value="1861" table:style-name="ce33">
            <text:p><text:s/>1,861<text:s/></text:p>
          </table:table-cell>
          <table:table-cell office:value-type="float" office:value="110260" table:style-name="ce33">
            <text:p><text:s/>110,260<text:s/></text:p>
          </table:table-cell>
          <table:table-cell office:value-type="float" office:value="75508.000000000102" table:style-name="ce33">
            <text:p><text:s/>75,508<text:s/></text:p>
          </table:table-cell>
          <table:table-cell office:value-type="float" office:value="157497" table:style-name="ce33">
            <text:p><text:s/>157,497<text:s/></text:p>
          </table:table-cell>
          <table:table-cell office:value-type="float" office:value="189202" table:style-name="ce38">
            <text:p><text:s/>189,202<text:s/></text:p>
          </table:table-cell>
          <table:table-cell office:value-type="float" office:value="1071442" table:style-name="ce38">
            <text:p><text:s/>1,071,442<text:s/></text:p>
          </table:table-cell>
          <table:table-cell office:value-type="float" office:value="5340.0000000000109" table:style-name="ce38">
            <text:p><text:s/>5,340<text:s/></text:p>
          </table:table-cell>
          <table:table-cell office:value-type="float" office:value="499928.99999999895" table:style-name="ce38">
            <text:p><text:s/>499,929<text:s/></text:p>
          </table:table-cell>
          <table:table-cell office:value-type="float" office:value="405429.00000000041" table:style-name="ce38">
            <text:p><text:s/>405,429<text:s/></text:p>
          </table:table-cell>
          <table:table-cell office:value-type="float" office:value="53758.999999999898" table:style-name="ce38">
            <text:p><text:s/>53,759<text:s/></text:p>
          </table:table-cell>
          <table:table-cell office:value-type="float" office:value="3720.0000000000027" table:style-name="ce38">
            <text:p><text:s/>3,720<text:s/></text:p>
          </table:table-cell>
          <table:table-cell office:value-type="float" office:value="50670" table:style-name="ce38">
            <text:p><text:s/>50,670<text:s/></text:p>
          </table:table-cell>
          <table:table-cell office:value-type="float" office:value="529954" table:style-name="ce38">
            <text:p><text:s/>529,954<text:s/></text:p>
          </table:table-cell>
          <table:table-cell office:value-type="float" office:value="869" table:style-name="ce38">
            <text:p><text:s/>869<text:s/></text:p>
          </table:table-cell>
          <table:table-cell office:value-type="float" office:value="170010.99999999991" table:style-name="ce38">
            <text:p><text:s/>170,011<text:s/></text:p>
          </table:table-cell>
          <table:table-cell office:value-type="float" office:value="773769.99999999895" table:style-name="ce38">
            <text:p><text:s/>773,770<text:s/></text:p>
          </table:table-cell>
          <table:table-cell office:value-type="float" office:value="624630" table:style-name="ce38">
            <text:p><text:s/>624,630<text:s/></text:p>
          </table:table-cell>
          <table:table-cell office:value-type="float" office:value="520987" table:style-name="ce38">
            <text:p><text:s/>520,987<text:s/></text:p>
          </table:table-cell>
          <table:table-cell office:value-type="float" office:value="523965" table:style-name="ce38">
            <text:p><text:s/>523,965<text:s/></text:p>
          </table:table-cell>
          <table:table-cell office:value-type="float" office:value="259456.99999999991" table:style-name="ce38">
            <text:p><text:s/>259,457<text:s/></text:p>
          </table:table-cell>
          <table:table-cell office:value-type="float" office:value="96007" table:style-name="ce38">
            <text:p><text:s/>96,007<text:s/></text:p>
          </table:table-cell>
          <table:table-cell office:value-type="float" office:value="390505.00000000052" table:style-name="ce38">
            <text:p><text:s/>390,505<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Trains planned</text:p>
          </table:table-cell>
          <table:table-cell office:value-type="float" office:value="72399" table:style-name="ce33">
            <text:p><text:s/>72,399<text:s/></text:p>
          </table:table-cell>
          <table:table-cell office:value-type="float" office:value="102347" table:style-name="ce33">
            <text:p><text:s/>102,347<text:s/></text:p>
          </table:table-cell>
          <table:table-cell office:value-type="float" office:value="1975" table:style-name="ce33">
            <text:p><text:s/>1,975<text:s/></text:p>
          </table:table-cell>
          <table:table-cell office:value-type="float" office:value="100399.0000000001" table:style-name="ce33">
            <text:p><text:s/>100,399<text:s/></text:p>
          </table:table-cell>
          <table:table-cell office:value-type="float" office:value="75394" table:style-name="ce33">
            <text:p><text:s/>75,394<text:s/></text:p>
          </table:table-cell>
          <table:table-cell office:value-type="float" office:value="153414" table:style-name="ce33">
            <text:p><text:s/>153,414<text:s/></text:p>
          </table:table-cell>
          <table:table-cell office:value-type="float" office:value="289376.00000000012" table:style-name="ce38">
            <text:p><text:s/>289,376<text:s/></text:p>
          </table:table-cell>
          <table:table-cell office:value-type="float" office:value="1029379" table:style-name="ce38">
            <text:p><text:s/>1,029,379<text:s/></text:p>
          </table:table-cell>
          <table:table-cell office:value-type="float" office:value="6299" table:style-name="ce38">
            <text:p><text:s/>6,299<text:s/></text:p>
          </table:table-cell>
          <table:table-cell office:value-type="float" office:value="505423" table:style-name="ce38">
            <text:p><text:s/>505,423<text:s/></text:p>
          </table:table-cell>
          <table:table-cell office:value-type="float" office:value="381854" table:style-name="ce38">
            <text:p><text:s/>381,854<text:s/></text:p>
          </table:table-cell>
          <table:table-cell office:value-type="float" office:value="51411" table:style-name="ce38">
            <text:p><text:s/>51,411<text:s/></text:p>
          </table:table-cell>
          <table:table-cell office:value-type="float" office:value="4533" table:style-name="ce38">
            <text:p><text:s/>4,533<text:s/></text:p>
          </table:table-cell>
          <table:table-cell office:value-type="float" office:value="51599" table:style-name="ce38">
            <text:p><text:s/>51,599<text:s/></text:p>
          </table:table-cell>
          <table:table-cell office:value-type="float" office:value="508608.00000000099" table:style-name="ce38">
            <text:p><text:s/>508,608<text:s/></text:p>
          </table:table-cell>
          <table:table-cell office:value-type="float" office:value="3487" table:style-name="ce38">
            <text:p><text:s/>3,487<text:s/></text:p>
          </table:table-cell>
          <table:table-cell office:value-type="float" office:value="191017.99999999988" table:style-name="ce38">
            <text:p><text:s/>191,018<text:s/></text:p>
          </table:table-cell>
          <table:table-cell office:value-type="float" office:value="696482" table:style-name="ce38">
            <text:p><text:s/>696,482<text:s/></text:p>
          </table:table-cell>
          <table:table-cell office:value-type="float" office:value="630634.00000000093" table:style-name="ce38">
            <text:p><text:s/>630,634<text:s/></text:p>
          </table:table-cell>
          <table:table-cell office:value-type="float" office:value="510515.00000000093" table:style-name="ce38">
            <text:p><text:s/>510,515<text:s/></text:p>
          </table:table-cell>
          <table:table-cell office:value-type="float" office:value="511970" table:style-name="ce38">
            <text:p><text:s/>511,970<text:s/></text:p>
          </table:table-cell>
          <table:table-cell office:value-type="float" office:value="308706.99999999994" table:style-name="ce38">
            <text:p><text:s/>308,707<text:s/></text:p>
          </table:table-cell>
          <table:table-cell office:value-type="float" office:value="79143" table:style-name="ce38">
            <text:p><text:s/>79,143<text:s/></text:p>
          </table:table-cell>
          <table:table-cell office:value-type="float" office:value="365361" table:style-name="ce38">
            <text:p><text:s/>365,361<text:s/></text:p>
          </table:table-cell>
          <table:table-cell table:number-columns-repeated="16358" table:style-name="ce1"/>
        </table:table-row>
        <table:table-row table:style-name="ro3">
          <table:table-cell office:value-type="string" table:style-name="ce26">
            <text:p>Apr 2018 to Mar 2019 [r]</text:p>
          </table:table-cell>
          <table:table-cell office:value-type="string" table:style-name="ce26">
            <text:p>On Time (percentage)</text:p>
          </table:table-cell>
          <table:table-cell office:value-type="float" office:value="46.657664125442999" table:style-name="ce37">
            <text:p>46.7</text:p>
          </table:table-cell>
          <table:table-cell office:value-type="float" office:value="82.486608799099798" table:style-name="ce37">
            <text:p>82.5</text:p>
          </table:table-cell>
          <table:table-cell office:value-type="float" office:value="67.363874047970896" table:style-name="ce37">
            <text:p>67.4</text:p>
          </table:table-cell>
          <table:table-cell office:value-type="float" office:value="68.347632862169007" table:style-name="ce37">
            <text:p>68.3</text:p>
          </table:table-cell>
          <table:table-cell office:value-type="float" office:value="45.612255967075498" table:style-name="ce37">
            <text:p>45.6</text:p>
          </table:table-cell>
          <table:table-cell office:value-type="float" office:value="57.524478786627597" table:style-name="ce37">
            <text:p>57.5</text:p>
          </table:table-cell>
          <table:table-cell office:value-type="float" office:value="75.885301600425606" table:style-name="ce37">
            <text:p>75.9</text:p>
          </table:table-cell>
          <table:table-cell office:value-type="float" office:value="69.094685918147405" table:style-name="ce37">
            <text:p>69.1</text:p>
          </table:table-cell>
          <table:table-cell office:value-type="float" office:value="49.6772039180766" table:style-name="ce37">
            <text:p>49.7</text:p>
          </table:table-cell>
          <table:table-cell office:value-type="float" office:value="59.992441231270398" table:style-name="ce37">
            <text:p>60.0</text:p>
          </table:table-cell>
          <table:table-cell office:value-type="float" office:value="63.909660117048595" table:style-name="ce37">
            <text:p>63.9</text:p>
          </table:table-cell>
          <table:table-cell office:value-type="float" office:value="78.844332983596502" table:style-name="ce37">
            <text:p>78.8</text:p>
          </table:table-cell>
          <table:table-cell office:value-type="float" office:value="35.068036111474399" table:style-name="ce37">
            <text:p>35.1</text:p>
          </table:table-cell>
          <table:table-cell office:value-type="float" office:value="39.3707259094477" table:style-name="ce37">
            <text:p>39.4</text:p>
          </table:table-cell>
          <table:table-cell office:value-type="float" office:value="70.335246738115003" table:style-name="ce37">
            <text:p>70.3</text:p>
          </table:table-cell>
          <table:table-cell office:value-type="string" table:style-name="ce37">
            <text:p>[z]</text:p>
          </table:table-cell>
          <table:table-cell office:value-type="float" office:value="68.985986298160896" table:style-name="ce37">
            <text:p>69.0</text:p>
          </table:table-cell>
          <table:table-cell office:value-type="float" office:value="53.502303900149293" table:style-name="ce37">
            <text:p>53.5</text:p>
          </table:table-cell>
          <table:table-cell office:value-type="float" office:value="62.580408201729497" table:style-name="ce37">
            <text:p>62.6</text:p>
          </table:table-cell>
          <table:table-cell office:value-type="float" office:value="59.922957446370695" table:style-name="ce37">
            <text:p>59.9</text:p>
          </table:table-cell>
          <table:table-cell office:value-type="float" office:value="67.189988345048206" table:style-name="ce37">
            <text:p>67.2</text:p>
          </table:table-cell>
          <table:table-cell office:value-type="float" office:value="62.739754848299697" table:style-name="ce37">
            <text:p>62.7</text:p>
          </table:table-cell>
          <table:table-cell office:value-type="float" office:value="37.040216761923702" table:style-name="ce37">
            <text:p>37.0</text:p>
          </table:table-cell>
          <table:table-cell office:value-type="float" office:value="59.155026691589597" table:style-name="ce37">
            <text:p>59.2</text:p>
          </table:table-cell>
          <table:table-cell table:number-columns-repeated="16358" table:style-name="ce1"/>
        </table:table-row>
        <table:table-row table:style-name="ro3">
          <table:table-cell office:value-type="string" table:style-name="ce26">
            <text:p>Apr 2019 to Mar 2020 [r]</text:p>
          </table:table-cell>
          <table:table-cell office:value-type="string" table:style-name="ce26">
            <text:p>On Time (percentage)</text:p>
          </table:table-cell>
          <table:table-cell office:value-type="float" office:value="39.558501897796702" table:style-name="ce37">
            <text:p>39.6</text:p>
          </table:table-cell>
          <table:table-cell office:value-type="float" office:value="82.527540251611498" table:style-name="ce37">
            <text:p>82.5</text:p>
          </table:table-cell>
          <table:table-cell office:value-type="float" office:value="61.654783808647693" table:style-name="ce37">
            <text:p>61.7</text:p>
          </table:table-cell>
          <table:table-cell office:value-type="float" office:value="67.163522943931298" table:style-name="ce37">
            <text:p>67.2</text:p>
          </table:table-cell>
          <table:table-cell office:value-type="float" office:value="46.991775877273902" table:style-name="ce37">
            <text:p>47.0</text:p>
          </table:table-cell>
          <table:table-cell office:value-type="float" office:value="57.9713782193189" table:style-name="ce37">
            <text:p>58.0</text:p>
          </table:table-cell>
          <table:table-cell office:value-type="float" office:value="77.7237331828305" table:style-name="ce37">
            <text:p>77.7</text:p>
          </table:table-cell>
          <table:table-cell office:value-type="float" office:value="70.876339391105006" table:style-name="ce37">
            <text:p>70.9</text:p>
          </table:table-cell>
          <table:table-cell office:value-type="float" office:value="49.349665924276195" table:style-name="ce37">
            <text:p>49.3</text:p>
          </table:table-cell>
          <table:table-cell office:value-type="float" office:value="66.805158264947195" table:style-name="ce37">
            <text:p>66.8</text:p>
          </table:table-cell>
          <table:table-cell office:value-type="float" office:value="69.891601087494706" table:style-name="ce37">
            <text:p>69.9</text:p>
          </table:table-cell>
          <table:table-cell office:value-type="float" office:value="85.307091311826099" table:style-name="ce37">
            <text:p>85.3</text:p>
          </table:table-cell>
          <table:table-cell office:value-type="float" office:value="41.622310305775798" table:style-name="ce37">
            <text:p>41.6</text:p>
          </table:table-cell>
          <table:table-cell office:value-type="float" office:value="45.197962847253201" table:style-name="ce37">
            <text:p>45.2</text:p>
          </table:table-cell>
          <table:table-cell office:value-type="float" office:value="71.248071061148295" table:style-name="ce37">
            <text:p>71.2</text:p>
          </table:table-cell>
          <table:table-cell office:value-type="string" table:style-name="ce37">
            <text:p>[z]</text:p>
          </table:table-cell>
          <table:table-cell office:value-type="float" office:value="72.60629039614301" table:style-name="ce37">
            <text:p>72.6</text:p>
          </table:table-cell>
          <table:table-cell office:value-type="float" office:value="55.202321694734898" table:style-name="ce37">
            <text:p>55.2</text:p>
          </table:table-cell>
          <table:table-cell office:value-type="float" office:value="66.3538930433633" table:style-name="ce37">
            <text:p>66.4</text:p>
          </table:table-cell>
          <table:table-cell office:value-type="float" office:value="59.896419031360402" table:style-name="ce37">
            <text:p>59.9</text:p>
          </table:table-cell>
          <table:table-cell office:value-type="float" office:value="69.067480420225309" table:style-name="ce37">
            <text:p>69.1</text:p>
          </table:table-cell>
          <table:table-cell office:value-type="float" office:value="60.511070032628503" table:style-name="ce37">
            <text:p>60.5</text:p>
          </table:table-cell>
          <table:table-cell office:value-type="float" office:value="41.008346249324603" table:style-name="ce37">
            <text:p>41.0</text:p>
          </table:table-cell>
          <table:table-cell office:value-type="float" office:value="52.836951690908393" table:style-name="ce37">
            <text:p>52.8</text:p>
          </table:table-cell>
          <table:table-cell table:number-columns-repeated="16358" table:style-name="ce1"/>
        </table:table-row>
        <table:table-row table:style-name="ro3">
          <table:table-cell office:value-type="string" table:style-name="ce26">
            <text:p>Apr 2020 to Mar 2021 [r]</text:p>
          </table:table-cell>
          <table:table-cell office:value-type="string" table:style-name="ce26">
            <text:p>On Time (percentage)</text:p>
          </table:table-cell>
          <table:table-cell office:value-type="float" office:value="61.786970213524597" table:style-name="ce37">
            <text:p>61.8</text:p>
          </table:table-cell>
          <table:table-cell office:value-type="float" office:value="84.897879169041204" table:style-name="ce37">
            <text:p>84.9</text:p>
          </table:table-cell>
          <table:table-cell office:value-type="float" office:value="74.365140438631201" table:style-name="ce37">
            <text:p>74.4</text:p>
          </table:table-cell>
          <table:table-cell office:value-type="float" office:value="80.173555526777193" table:style-name="ce37">
            <text:p>80.2</text:p>
          </table:table-cell>
          <table:table-cell office:value-type="float" office:value="69.206661349137093" table:style-name="ce37">
            <text:p>69.2</text:p>
          </table:table-cell>
          <table:table-cell office:value-type="float" office:value="75.175995120588695" table:style-name="ce37">
            <text:p>75.2</text:p>
          </table:table-cell>
          <table:table-cell office:value-type="float" office:value="88.687535823399202" table:style-name="ce37">
            <text:p>88.7</text:p>
          </table:table-cell>
          <table:table-cell office:value-type="float" office:value="80.083372484558197" table:style-name="ce37">
            <text:p>80.1</text:p>
          </table:table-cell>
          <table:table-cell office:value-type="float" office:value="69.318600368324098" table:style-name="ce37">
            <text:p>69.3</text:p>
          </table:table-cell>
          <table:table-cell office:value-type="float" office:value="80.342980558308497" table:style-name="ce37">
            <text:p>80.3</text:p>
          </table:table-cell>
          <table:table-cell office:value-type="float" office:value="85.562270960385604" table:style-name="ce37">
            <text:p>85.6</text:p>
          </table:table-cell>
          <table:table-cell office:value-type="float" office:value="88.984918592709505" table:style-name="ce37">
            <text:p>89.0</text:p>
          </table:table-cell>
          <table:table-cell office:value-type="float" office:value="56.495685522531204" table:style-name="ce37">
            <text:p>56.5</text:p>
          </table:table-cell>
          <table:table-cell office:value-type="float" office:value="79.316466932978301" table:style-name="ce37">
            <text:p>79.3</text:p>
          </table:table-cell>
          <table:table-cell office:value-type="float" office:value="83.236598357036897" table:style-name="ce37">
            <text:p>83.2</text:p>
          </table:table-cell>
          <table:table-cell office:value-type="string" table:style-name="ce37">
            <text:p>[z]</text:p>
          </table:table-cell>
          <table:table-cell office:value-type="float" office:value="85.293760449853195" table:style-name="ce37">
            <text:p>85.3</text:p>
          </table:table-cell>
          <table:table-cell office:value-type="float" office:value="76.308177955549411" table:style-name="ce37">
            <text:p>76.3</text:p>
          </table:table-cell>
          <table:table-cell office:value-type="float" office:value="77.700265148128196" table:style-name="ce37">
            <text:p>77.7</text:p>
          </table:table-cell>
          <table:table-cell office:value-type="float" office:value="82.190871380917997" table:style-name="ce37">
            <text:p>82.2</text:p>
          </table:table-cell>
          <table:table-cell office:value-type="float" office:value="78.268968200573596" table:style-name="ce37">
            <text:p>78.3</text:p>
          </table:table-cell>
          <table:table-cell office:value-type="float" office:value="80.689091366444003" table:style-name="ce37">
            <text:p>80.7</text:p>
          </table:table-cell>
          <table:table-cell office:value-type="float" office:value="70.843382074005305" table:style-name="ce37">
            <text:p>70.8</text:p>
          </table:table-cell>
          <table:table-cell office:value-type="float" office:value="74.363339154568493" table:style-name="ce37">
            <text:p>74.4</text:p>
          </table:table-cell>
          <table:table-cell table:number-columns-repeated="16358" table:style-name="ce1"/>
        </table:table-row>
        <table:table-row table:style-name="ro3">
          <table:table-cell office:value-type="string" table:style-name="ce26">
            <text:p>Apr 2021 to Mar 2022 [r]</text:p>
          </table:table-cell>
          <table:table-cell office:value-type="string" table:style-name="ce26">
            <text:p>On Time (percentage)</text:p>
          </table:table-cell>
          <table:table-cell office:value-type="float" office:value="52.971282905566198" table:style-name="ce37">
            <text:p>53.0</text:p>
          </table:table-cell>
          <table:table-cell office:value-type="float" office:value="83.478568717334795" table:style-name="ce37">
            <text:p>83.5</text:p>
          </table:table-cell>
          <table:table-cell office:value-type="float" office:value="68.343689450123804" table:style-name="ce37">
            <text:p>68.3</text:p>
          </table:table-cell>
          <table:table-cell office:value-type="float" office:value="74.237212571170303" table:style-name="ce37">
            <text:p>74.2</text:p>
          </table:table-cell>
          <table:table-cell office:value-type="float" office:value="60.051949952440197" table:style-name="ce37">
            <text:p>60.1</text:p>
          </table:table-cell>
          <table:table-cell office:value-type="float" office:value="58.236430332819403" table:style-name="ce37">
            <text:p>58.2</text:p>
          </table:table-cell>
          <table:table-cell office:value-type="float" office:value="84.735987210935207" table:style-name="ce37">
            <text:p>84.7</text:p>
          </table:table-cell>
          <table:table-cell office:value-type="float" office:value="74.921284587707802" table:style-name="ce37">
            <text:p>74.9</text:p>
          </table:table-cell>
          <table:table-cell office:value-type="float" office:value="56.469855505729903" table:style-name="ce37">
            <text:p>56.5</text:p>
          </table:table-cell>
          <table:table-cell office:value-type="float" office:value="70.824560584666401" table:style-name="ce37">
            <text:p>70.8</text:p>
          </table:table-cell>
          <table:table-cell office:value-type="float" office:value="85.828676544958" table:style-name="ce37">
            <text:p>85.8</text:p>
          </table:table-cell>
          <table:table-cell office:value-type="float" office:value="84.160307807516901" table:style-name="ce37">
            <text:p>84.2</text:p>
          </table:table-cell>
          <table:table-cell office:value-type="float" office:value="60.097032532482395" table:style-name="ce37">
            <text:p>60.1</text:p>
          </table:table-cell>
          <table:table-cell office:value-type="float" office:value="70.29239825614691" table:style-name="ce37">
            <text:p>70.3</text:p>
          </table:table-cell>
          <table:table-cell office:value-type="float" office:value="79.548009229882794" table:style-name="ce37">
            <text:p>79.5</text:p>
          </table:table-cell>
          <table:table-cell office:value-type="float" office:value="57.699999999999996" table:style-name="ce37">
            <text:p>57.7</text:p>
          </table:table-cell>
          <table:table-cell office:value-type="float" office:value="78.856266853633201" table:style-name="ce37">
            <text:p>78.9</text:p>
          </table:table-cell>
          <table:table-cell office:value-type="float" office:value="67.101110985038105" table:style-name="ce37">
            <text:p>67.1</text:p>
          </table:table-cell>
          <table:table-cell office:value-type="float" office:value="71.204979537094005" table:style-name="ce37">
            <text:p>71.2</text:p>
          </table:table-cell>
          <table:table-cell office:value-type="float" office:value="74.641994607187499" table:style-name="ce37">
            <text:p>74.6</text:p>
          </table:table-cell>
          <table:table-cell office:value-type="float" office:value="71.444707225448198" table:style-name="ce37">
            <text:p>71.4</text:p>
          </table:table-cell>
          <table:table-cell office:value-type="float" office:value="67.058973083926304" table:style-name="ce37">
            <text:p>67.1</text:p>
          </table:table-cell>
          <table:table-cell office:value-type="float" office:value="62.972224218935004" table:style-name="ce37">
            <text:p>63.0</text:p>
          </table:table-cell>
          <table:table-cell office:value-type="float" office:value="66.288873304848195" table:style-name="ce37">
            <text:p>66.3</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On Time (percentage)</text:p>
          </table:table-cell>
          <table:table-cell office:value-type="float" office:value="40.786617966227304" table:style-name="ce37">
            <text:p>40.8</text:p>
          </table:table-cell>
          <table:table-cell office:value-type="float" office:value="77.848792458773204" table:style-name="ce37">
            <text:p>77.8</text:p>
          </table:table-cell>
          <table:table-cell office:value-type="float" office:value="68.074650077760495" table:style-name="ce37">
            <text:p>68.1</text:p>
          </table:table-cell>
          <table:table-cell office:value-type="float" office:value="71.579636448385699" table:style-name="ce37">
            <text:p>71.6</text:p>
          </table:table-cell>
          <table:table-cell office:value-type="float" office:value="50.229068229068197" table:style-name="ce37">
            <text:p>50.2</text:p>
          </table:table-cell>
          <table:table-cell office:value-type="float" office:value="53.805982112928497" table:style-name="ce37">
            <text:p>53.8</text:p>
          </table:table-cell>
          <table:table-cell office:value-type="float" office:value="85.975605122857303" table:style-name="ce37">
            <text:p>86.0</text:p>
          </table:table-cell>
          <table:table-cell office:value-type="float" office:value="68.415762929720202" table:style-name="ce37">
            <text:p>68.4</text:p>
          </table:table-cell>
          <table:table-cell office:value-type="float" office:value="47.021357147629303" table:style-name="ce37">
            <text:p>47.0</text:p>
          </table:table-cell>
          <table:table-cell office:value-type="float" office:value="63.629272139470103" table:style-name="ce37">
            <text:p>63.6</text:p>
          </table:table-cell>
          <table:table-cell office:value-type="float" office:value="81.7128919828004" table:style-name="ce37">
            <text:p>81.7</text:p>
          </table:table-cell>
          <table:table-cell office:value-type="float" office:value="79.082364294986391" table:style-name="ce37">
            <text:p>79.1</text:p>
          </table:table-cell>
          <table:table-cell office:value-type="float" office:value="53.066594330665893" table:style-name="ce37">
            <text:p>53.1</text:p>
          </table:table-cell>
          <table:table-cell office:value-type="float" office:value="59.242019217867906" table:style-name="ce37">
            <text:p>59.2</text:p>
          </table:table-cell>
          <table:table-cell office:value-type="float" office:value="74.736248100797695" table:style-name="ce37">
            <text:p>74.7</text:p>
          </table:table-cell>
          <table:table-cell office:value-type="float" office:value="55.611672278338901" table:style-name="ce37">
            <text:p>55.6</text:p>
          </table:table-cell>
          <table:table-cell office:value-type="float" office:value="73.776277841507891" table:style-name="ce37">
            <text:p>73.8</text:p>
          </table:table-cell>
          <table:table-cell office:value-type="float" office:value="60.094008656047805" table:style-name="ce37">
            <text:p>60.1</text:p>
          </table:table-cell>
          <table:table-cell office:value-type="float" office:value="69.278387605422296" table:style-name="ce37">
            <text:p>69.3</text:p>
          </table:table-cell>
          <table:table-cell office:value-type="float" office:value="67.787430564223499" table:style-name="ce37">
            <text:p>67.8</text:p>
          </table:table-cell>
          <table:table-cell office:value-type="float" office:value="65.286776563825995" table:style-name="ce37">
            <text:p>65.3</text:p>
          </table:table-cell>
          <table:table-cell office:value-type="float" office:value="59.7525067036933" table:style-name="ce37">
            <text:p>59.8</text:p>
          </table:table-cell>
          <table:table-cell office:value-type="float" office:value="52.234307330476504" table:style-name="ce37">
            <text:p>52.2</text:p>
          </table:table-cell>
          <table:table-cell office:value-type="float" office:value="58.518056214240197" table:style-name="ce37">
            <text:p>58.5</text:p>
          </table:table-cell>
          <table:table-cell table:number-columns-repeated="16358" table:style-name="ce1"/>
        </table:table-row>
        <table:table-row table:style-name="ro7">
          <table:table-cell table:number-columns-repeated="26" table:style-name="ce2"/>
          <table:table-cell table:number-columns-repeated="16358" table:style-name="ce1"/>
        </table:table-row>
        <table:table-row table:style-name="ro4">
          <table:table-cell office:value-type="string" table:style-name="ce24">
            <text:p>Table 2200d: Delay minutes, annual data</text:p>
          </table:table-cell>
          <table:table-cell table:number-columns-repeated="25" table:style-name="ce2"/>
          <table:table-cell table:number-columns-repeated="16358" table:style-name="ce1"/>
        </table:table-row>
        <table:table-row table:style-name="ro12">
          <table:table-cell office:value-type="string" table:style-name="ce34">
            <text:p>Time period</text:p>
          </table:table-cell>
          <table:table-cell office:value-type="string" table:style-name="ce34">
            <text:p>Measure</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8">
            <text:p>Elizabeth line [note 2]</text:p>
          </table:table-cell>
          <table:table-cell office:value-type="string" table:style-name="ce27">
            <text:p>Govia Thameslink Railway</text:p>
          </table:table-cell>
          <table:table-cell office:value-type="string" table:style-name="ce27">
            <text:p>Grand Central</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s/></text:p>
            <text:p>[note 1]</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table:number-columns-repeated="16358" table:style-name="ce34"/>
        </table:table-row>
        <table:table-row table:style-name="ro3">
          <table:table-cell office:value-type="string" table:style-name="ce26">
            <text:p>Apr 2018 to Mar 2019</text:p>
          </table:table-cell>
          <table:table-cell office:value-type="string" table:style-name="ce26">
            <text:p>Network Rail on TOC delays (minutes)</text:p>
          </table:table-cell>
          <table:table-cell office:value-type="float" office:value="452629.29899699998" table:style-name="ce33">
            <text:p><text:s/>452,629<text:s/></text:p>
          </table:table-cell>
          <table:table-cell office:value-type="float" office:value="46091.219999000001" table:style-name="ce33">
            <text:p><text:s/>46,091<text:s/></text:p>
          </table:table-cell>
          <table:table-cell office:value-type="float" office:value="14379.309998999999" table:style-name="ce33">
            <text:p><text:s/>14,379<text:s/></text:p>
          </table:table-cell>
          <table:table-cell office:value-type="float" office:value="156460.06698500001" table:style-name="ce33">
            <text:p><text:s/>156,460<text:s/></text:p>
          </table:table-cell>
          <table:table-cell office:value-type="float" office:value="561757.063968" table:style-name="ce33">
            <text:p><text:s/>561,757<text:s/></text:p>
          </table:table-cell>
          <table:table-cell office:value-type="float" office:value="337561.58198800002" table:style-name="ce33">
            <text:p><text:s/>337,562<text:s/></text:p>
          </table:table-cell>
          <table:table-cell office:value-type="float" office:value="52922.742987999998" table:style-name="ce33">
            <text:p><text:s/>52,923<text:s/></text:p>
          </table:table-cell>
          <table:table-cell office:value-type="float" office:value="1380005.3633729999" table:style-name="ce33">
            <text:p><text:s/>1,380,005<text:s/></text:p>
          </table:table-cell>
          <table:table-cell office:value-type="float" office:value="32840" table:style-name="ce33">
            <text:p><text:s/>32,840<text:s/></text:p>
          </table:table-cell>
          <table:table-cell office:value-type="float" office:value="899263.33192100003" table:style-name="ce33">
            <text:p><text:s/>899,263<text:s/></text:p>
          </table:table-cell>
          <table:table-cell office:value-type="float" office:value="495870.04599800002" table:style-name="ce33">
            <text:p><text:s/>495,870<text:s/></text:p>
          </table:table-cell>
          <table:table-cell office:value-type="float" office:value="26502.189995000001" table:style-name="ce33">
            <text:p><text:s/>26,502<text:s/></text:p>
          </table:table-cell>
          <table:table-cell office:value-type="float" office:value="17760.204997000001" table:style-name="ce33">
            <text:p><text:s/>17,760<text:s/></text:p>
          </table:table-cell>
          <table:table-cell office:value-type="float" office:value="247381.02299100001" table:style-name="ce33">
            <text:p><text:s/>247,381<text:s/></text:p>
          </table:table-cell>
          <table:table-cell office:value-type="float" office:value="163972.18648999999" table:style-name="ce33">
            <text:p><text:s/>163,972<text:s/></text:p>
          </table:table-cell>
          <table:table-cell office:value-type="string" table:style-name="ce33">
            <text:p>[z]</text:p>
          </table:table-cell>
          <table:table-cell office:value-type="float" office:value="62531.525995000004" table:style-name="ce33">
            <text:p><text:s/>62,532<text:s/></text:p>
          </table:table-cell>
          <table:table-cell office:value-type="float" office:value="1264744.4369969999" table:style-name="ce33">
            <text:p><text:s/>1,264,744<text:s/></text:p>
          </table:table-cell>
          <table:table-cell office:value-type="float" office:value="661105.22299799998" table:style-name="ce33">
            <text:p><text:s/>661,105<text:s/></text:p>
          </table:table-cell>
          <table:table-cell office:value-type="float" office:value="1027658.212974" table:style-name="ce33">
            <text:p><text:s/>1,027,658<text:s/></text:p>
          </table:table-cell>
          <table:table-cell office:value-type="float" office:value="791793.41896399995" table:style-name="ce33">
            <text:p><text:s/>791,793<text:s/></text:p>
          </table:table-cell>
          <table:table-cell office:value-type="float" office:value="286546.250994" table:style-name="ce33">
            <text:p><text:s/>286,546<text:s/></text:p>
          </table:table-cell>
          <table:table-cell office:value-type="float" office:value="427136.61099399999" table:style-name="ce33">
            <text:p><text:s/>427,137<text:s/></text:p>
          </table:table-cell>
          <table:table-cell office:value-type="float" office:value="482949.89798200002" table:style-name="ce33">
            <text:p><text:s/>482,950<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TOC on self delays (minutes)</text:p>
          </table:table-cell>
          <table:table-cell office:value-type="float" office:value="92535.579998999994" table:style-name="ce33">
            <text:p><text:s/>92,536<text:s/></text:p>
          </table:table-cell>
          <table:table-cell office:value-type="float" office:value="26893.279998999998" table:style-name="ce33">
            <text:p><text:s/>26,893<text:s/></text:p>
          </table:table-cell>
          <table:table-cell office:value-type="float" office:value="15962.689999" table:style-name="ce33">
            <text:p><text:s/>15,963<text:s/></text:p>
          </table:table-cell>
          <table:table-cell office:value-type="float" office:value="81857.143989999997" table:style-name="ce33">
            <text:p><text:s/>81,857<text:s/></text:p>
          </table:table-cell>
          <table:table-cell office:value-type="float" office:value="85107.43" table:style-name="ce33">
            <text:p><text:s/>85,107<text:s/></text:p>
          </table:table-cell>
          <table:table-cell office:value-type="float" office:value="116814.5" table:style-name="ce33">
            <text:p><text:s/>116,815<text:s/></text:p>
          </table:table-cell>
          <table:table-cell office:value-type="float" office:value="21802.5" table:style-name="ce33">
            <text:p><text:s/>21,803<text:s/></text:p>
          </table:table-cell>
          <table:table-cell office:value-type="float" office:value="882076.20348400006" table:style-name="ce33">
            <text:p><text:s/>882,076<text:s/></text:p>
          </table:table-cell>
          <table:table-cell office:value-type="float" office:value="9324" table:style-name="ce33">
            <text:p><text:s/>9,324<text:s/></text:p>
          </table:table-cell>
          <table:table-cell office:value-type="float" office:value="485146.75299499999" table:style-name="ce33">
            <text:p><text:s/>485,147<text:s/></text:p>
          </table:table-cell>
          <table:table-cell office:value-type="float" office:value="209575.5" table:style-name="ce33">
            <text:p><text:s/>209,576<text:s/></text:p>
          </table:table-cell>
          <table:table-cell office:value-type="float" office:value="4693.5" table:style-name="ce33">
            <text:p><text:s/>4,694<text:s/></text:p>
          </table:table-cell>
          <table:table-cell office:value-type="float" office:value="5384" table:style-name="ce33">
            <text:p><text:s/>5,384<text:s/></text:p>
          </table:table-cell>
          <table:table-cell office:value-type="float" office:value="106423.5" table:style-name="ce33">
            <text:p><text:s/>106,424<text:s/></text:p>
          </table:table-cell>
          <table:table-cell office:value-type="float" office:value="90032.551999999996" table:style-name="ce33">
            <text:p><text:s/>90,033<text:s/></text:p>
          </table:table-cell>
          <table:table-cell office:value-type="string" table:style-name="ce33">
            <text:p>[z]</text:p>
          </table:table-cell>
          <table:table-cell office:value-type="float" office:value="44949.139996999998" table:style-name="ce33">
            <text:p><text:s/>44,949<text:s/></text:p>
          </table:table-cell>
          <table:table-cell office:value-type="float" office:value="894107" table:style-name="ce33">
            <text:p><text:s/>894,107<text:s/></text:p>
          </table:table-cell>
          <table:table-cell office:value-type="float" office:value="369358.39999900002" table:style-name="ce33">
            <text:p><text:s/>369,358<text:s/></text:p>
          </table:table-cell>
          <table:table-cell office:value-type="float" office:value="400130.72399999999" table:style-name="ce33">
            <text:p><text:s/>400,131<text:s/></text:p>
          </table:table-cell>
          <table:table-cell office:value-type="float" office:value="344441.41599800001" table:style-name="ce33">
            <text:p><text:s/>344,441<text:s/></text:p>
          </table:table-cell>
          <table:table-cell office:value-type="float" office:value="236051" table:style-name="ce33">
            <text:p><text:s/>236,051<text:s/></text:p>
          </table:table-cell>
          <table:table-cell office:value-type="float" office:value="138685.88899899999" table:style-name="ce33">
            <text:p><text:s/>138,686<text:s/></text:p>
          </table:table-cell>
          <table:table-cell office:value-type="float" office:value="205955.81999700001" table:style-name="ce33">
            <text:p><text:s/>205,956<text:s/></text:p>
          </table:table-cell>
          <table:table-cell table:number-columns-repeated="16358" table:style-name="ce1"/>
        </table:table-row>
        <table:table-row table:style-name="ro3">
          <table:table-cell office:value-type="string" table:style-name="ce26">
            <text:p>Apr 2018 to Mar 2019</text:p>
          </table:table-cell>
          <table:table-cell office:value-type="string" table:style-name="ce26">
            <text:p>TOC on TOC delays (minutes)</text:p>
          </table:table-cell>
          <table:table-cell office:value-type="float" office:value="103164.120996" table:style-name="ce33">
            <text:p><text:s/>103,164<text:s/></text:p>
          </table:table-cell>
          <table:table-cell office:value-type="float" office:value="1953.5" table:style-name="ce33">
            <text:p><text:s/>1,954<text:s/></text:p>
          </table:table-cell>
          <table:table-cell office:value-type="float" office:value="3787" table:style-name="ce33">
            <text:p><text:s/>3,787<text:s/></text:p>
          </table:table-cell>
          <table:table-cell office:value-type="float" office:value="29150.788995999999" table:style-name="ce33">
            <text:p><text:s/>29,151<text:s/></text:p>
          </table:table-cell>
          <table:table-cell office:value-type="float" office:value="225569.50599500001" table:style-name="ce33">
            <text:p><text:s/>225,570<text:s/></text:p>
          </table:table-cell>
          <table:table-cell office:value-type="float" office:value="95651.917998000004" table:style-name="ce33">
            <text:p><text:s/>95,652<text:s/></text:p>
          </table:table-cell>
          <table:table-cell office:value-type="float" office:value="19885.756998000001" table:style-name="ce33">
            <text:p><text:s/>19,886<text:s/></text:p>
          </table:table-cell>
          <table:table-cell office:value-type="float" office:value="128195.432997" table:style-name="ce33">
            <text:p><text:s/>128,195<text:s/></text:p>
          </table:table-cell>
          <table:table-cell office:value-type="float" office:value="18484" table:style-name="ce33">
            <text:p><text:s/>18,484<text:s/></text:p>
          </table:table-cell>
          <table:table-cell office:value-type="float" office:value="145402.91499600001" table:style-name="ce33">
            <text:p><text:s/>145,403<text:s/></text:p>
          </table:table-cell>
          <table:table-cell office:value-type="float" office:value="83478.953999000005" table:style-name="ce33">
            <text:p><text:s/>83,479<text:s/></text:p>
          </table:table-cell>
          <table:table-cell office:value-type="float" office:value="10305.309998999999" table:style-name="ce33">
            <text:p><text:s/>10,305<text:s/></text:p>
          </table:table-cell>
          <table:table-cell office:value-type="float" office:value="7100.7949989999997" table:style-name="ce33">
            <text:p><text:s/>7,101<text:s/></text:p>
          </table:table-cell>
          <table:table-cell office:value-type="float" office:value="74957.476999000006" table:style-name="ce33">
            <text:p><text:s/>74,957<text:s/></text:p>
          </table:table-cell>
          <table:table-cell office:value-type="float" office:value="54044.261499" table:style-name="ce33">
            <text:p><text:s/>54,044<text:s/></text:p>
          </table:table-cell>
          <table:table-cell office:value-type="string" table:style-name="ce33">
            <text:p>[z]</text:p>
          </table:table-cell>
          <table:table-cell office:value-type="float" office:value="2025.3340000000001" table:style-name="ce33">
            <text:p><text:s/>2,025<text:s/></text:p>
          </table:table-cell>
          <table:table-cell office:value-type="float" office:value="312481.06299900002" table:style-name="ce33">
            <text:p><text:s/>312,481<text:s/></text:p>
          </table:table-cell>
          <table:table-cell office:value-type="float" office:value="95074.376999999993" table:style-name="ce33">
            <text:p><text:s/>95,074<text:s/></text:p>
          </table:table-cell>
          <table:table-cell office:value-type="float" office:value="58413.562996000001" table:style-name="ce33">
            <text:p><text:s/>58,414<text:s/></text:p>
          </table:table-cell>
          <table:table-cell office:value-type="float" office:value="41316.164997" table:style-name="ce33">
            <text:p><text:s/>41,316<text:s/></text:p>
          </table:table-cell>
          <table:table-cell office:value-type="float" office:value="70063.748997999995" table:style-name="ce33">
            <text:p><text:s/>70,064<text:s/></text:p>
          </table:table-cell>
          <table:table-cell office:value-type="float" office:value="204329" table:style-name="ce33">
            <text:p><text:s/>204,329<text:s/></text:p>
          </table:table-cell>
          <table:table-cell office:value-type="float" office:value="120383.781997" table:style-name="ce33">
            <text:p><text:s/>120,384<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Network Rail on TOC delays (minutes)</text:p>
          </table:table-cell>
          <table:table-cell office:value-type="float" office:value="541889.58035099995" table:style-name="ce33">
            <text:p><text:s/>541,890<text:s/></text:p>
          </table:table-cell>
          <table:table-cell office:value-type="float" office:value="55804.048997999998" table:style-name="ce33">
            <text:p><text:s/>55,804<text:s/></text:p>
          </table:table-cell>
          <table:table-cell office:value-type="float" office:value="16470.795991999999" table:style-name="ce33">
            <text:p><text:s/>16,471<text:s/></text:p>
          </table:table-cell>
          <table:table-cell office:value-type="float" office:value="139075.17299399999" table:style-name="ce33">
            <text:p><text:s/>139,075<text:s/></text:p>
          </table:table-cell>
          <table:table-cell office:value-type="float" office:value="551665.77884200006" table:style-name="ce33">
            <text:p><text:s/>551,666<text:s/></text:p>
          </table:table-cell>
          <table:table-cell office:value-type="float" office:value="318359.47343999997" table:style-name="ce33">
            <text:p><text:s/>318,359<text:s/></text:p>
          </table:table-cell>
          <table:table-cell office:value-type="float" office:value="53472.777988000002" table:style-name="ce33">
            <text:p><text:s/>53,473<text:s/></text:p>
          </table:table-cell>
          <table:table-cell office:value-type="float" office:value="1487273.2858269999" table:style-name="ce33">
            <text:p><text:s/>1,487,273<text:s/></text:p>
          </table:table-cell>
          <table:table-cell office:value-type="float" office:value="33308.942995999998" table:style-name="ce33">
            <text:p><text:s/>33,309<text:s/></text:p>
          </table:table-cell>
          <table:table-cell office:value-type="float" office:value="702662.46191099996" table:style-name="ce33">
            <text:p><text:s/>702,662<text:s/></text:p>
          </table:table-cell>
          <table:table-cell office:value-type="float" office:value="449848.71338600002" table:style-name="ce33">
            <text:p><text:s/>449,849<text:s/></text:p>
          </table:table-cell>
          <table:table-cell office:value-type="float" office:value="15679.462998999999" table:style-name="ce33">
            <text:p><text:s/>15,679<text:s/></text:p>
          </table:table-cell>
          <table:table-cell office:value-type="float" office:value="18182" table:style-name="ce33">
            <text:p><text:s/>18,182<text:s/></text:p>
          </table:table-cell>
          <table:table-cell office:value-type="float" office:value="264587.70345600002" table:style-name="ce33">
            <text:p><text:s/>264,588<text:s/></text:p>
          </table:table-cell>
          <table:table-cell office:value-type="float" office:value="179202.079203" table:style-name="ce33">
            <text:p><text:s/>179,202<text:s/></text:p>
          </table:table-cell>
          <table:table-cell office:value-type="string" table:style-name="ce33">
            <text:p>[z]</text:p>
          </table:table-cell>
          <table:table-cell office:value-type="float" office:value="39420.919994999997" table:style-name="ce33">
            <text:p><text:s/>39,421<text:s/></text:p>
          </table:table-cell>
          <table:table-cell office:value-type="float" office:value="1214946.0828470001" table:style-name="ce33">
            <text:p><text:s/>1,214,946<text:s/></text:p>
          </table:table-cell>
          <table:table-cell office:value-type="float" office:value="584789.56645399996" table:style-name="ce33">
            <text:p><text:s/>584,790<text:s/></text:p>
          </table:table-cell>
          <table:table-cell office:value-type="float" office:value="990649.44798099995" table:style-name="ce33">
            <text:p><text:s/>990,649<text:s/></text:p>
          </table:table-cell>
          <table:table-cell office:value-type="float" office:value="694253.74747399997" table:style-name="ce33">
            <text:p><text:s/>694,254<text:s/></text:p>
          </table:table-cell>
          <table:table-cell office:value-type="float" office:value="370140.44139499997" table:style-name="ce33">
            <text:p><text:s/>370,140<text:s/></text:p>
          </table:table-cell>
          <table:table-cell office:value-type="float" office:value="394934.27140600001" table:style-name="ce33">
            <text:p><text:s/>394,934<text:s/></text:p>
          </table:table-cell>
          <table:table-cell office:value-type="float" office:value="660350.21931700001" table:style-name="ce33">
            <text:p><text:s/>660,350<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TOC on self delays (minutes)</text:p>
          </table:table-cell>
          <table:table-cell office:value-type="float" office:value="114736.496992" table:style-name="ce33">
            <text:p><text:s/>114,736<text:s/></text:p>
          </table:table-cell>
          <table:table-cell office:value-type="float" office:value="23546.769999" table:style-name="ce33">
            <text:p><text:s/>23,547<text:s/></text:p>
          </table:table-cell>
          <table:table-cell office:value-type="float" office:value="30565.559998000001" table:style-name="ce33">
            <text:p><text:s/>30,566<text:s/></text:p>
          </table:table-cell>
          <table:table-cell office:value-type="float" office:value="92217.3" table:style-name="ce33">
            <text:p><text:s/>92,217<text:s/></text:p>
          </table:table-cell>
          <table:table-cell office:value-type="float" office:value="91639" table:style-name="ce33">
            <text:p><text:s/>91,639<text:s/></text:p>
          </table:table-cell>
          <table:table-cell office:value-type="float" office:value="116823.5" table:style-name="ce33">
            <text:p><text:s/>116,824<text:s/></text:p>
          </table:table-cell>
          <table:table-cell office:value-type="float" office:value="22760.75" table:style-name="ce33">
            <text:p><text:s/>22,761<text:s/></text:p>
          </table:table-cell>
          <table:table-cell office:value-type="float" office:value="662752.30549099995" table:style-name="ce33">
            <text:p><text:s/>662,752<text:s/></text:p>
          </table:table-cell>
          <table:table-cell office:value-type="float" office:value="8705" table:style-name="ce33">
            <text:p><text:s/>8,705<text:s/></text:p>
          </table:table-cell>
          <table:table-cell office:value-type="float" office:value="347809.92499600002" table:style-name="ce33">
            <text:p><text:s/>347,810<text:s/></text:p>
          </table:table-cell>
          <table:table-cell office:value-type="float" office:value="208384.06948500001" table:style-name="ce33">
            <text:p><text:s/>208,384<text:s/></text:p>
          </table:table-cell>
          <table:table-cell office:value-type="float" office:value="4197" table:style-name="ce33">
            <text:p><text:s/>4,197<text:s/></text:p>
          </table:table-cell>
          <table:table-cell office:value-type="float" office:value="4929" table:style-name="ce33">
            <text:p><text:s/>4,929<text:s/></text:p>
          </table:table-cell>
          <table:table-cell office:value-type="float" office:value="105915" table:style-name="ce33">
            <text:p><text:s/>105,915<text:s/></text:p>
          </table:table-cell>
          <table:table-cell office:value-type="float" office:value="89618.215953999999" table:style-name="ce33">
            <text:p><text:s/>89,618<text:s/></text:p>
          </table:table-cell>
          <table:table-cell office:value-type="string" table:style-name="ce33">
            <text:p>[z]</text:p>
          </table:table-cell>
          <table:table-cell office:value-type="float" office:value="32095.299995000001" table:style-name="ce33">
            <text:p><text:s/>32,095<text:s/></text:p>
          </table:table-cell>
          <table:table-cell office:value-type="float" office:value="1111258.55599" table:style-name="ce33">
            <text:p><text:s/>1,111,259<text:s/></text:p>
          </table:table-cell>
          <table:table-cell office:value-type="float" office:value="358546.8" table:style-name="ce33">
            <text:p><text:s/>358,547<text:s/></text:p>
          </table:table-cell>
          <table:table-cell office:value-type="float" office:value="432463.73899899999" table:style-name="ce33">
            <text:p><text:s/>432,464<text:s/></text:p>
          </table:table-cell>
          <table:table-cell office:value-type="float" office:value="268488.34999800002" table:style-name="ce33">
            <text:p><text:s/>268,488<text:s/></text:p>
          </table:table-cell>
          <table:table-cell office:value-type="float" office:value="325870.24299699999" table:style-name="ce33">
            <text:p><text:s/>325,870<text:s/></text:p>
          </table:table-cell>
          <table:table-cell office:value-type="float" office:value="181844.68049500001" table:style-name="ce33">
            <text:p><text:s/>181,845<text:s/></text:p>
          </table:table-cell>
          <table:table-cell office:value-type="float" office:value="404775.286471" table:style-name="ce33">
            <text:p><text:s/>404,775<text:s/></text:p>
          </table:table-cell>
          <table:table-cell table:number-columns-repeated="16358" table:style-name="ce1"/>
        </table:table-row>
        <table:table-row table:style-name="ro3">
          <table:table-cell office:value-type="string" table:style-name="ce26">
            <text:p>Apr 2019 to Mar 2020</text:p>
          </table:table-cell>
          <table:table-cell office:value-type="string" table:style-name="ce26">
            <text:p>TOC on TOC delays (minutes)</text:p>
          </table:table-cell>
          <table:table-cell office:value-type="float" office:value="156004.92246500001" table:style-name="ce33">
            <text:p><text:s/>156,005<text:s/></text:p>
          </table:table-cell>
          <table:table-cell office:value-type="float" office:value="2889.181" table:style-name="ce33">
            <text:p><text:s/>2,889<text:s/></text:p>
          </table:table-cell>
          <table:table-cell office:value-type="float" office:value="5345.6440000000002" table:style-name="ce33">
            <text:p><text:s/>5,346<text:s/></text:p>
          </table:table-cell>
          <table:table-cell office:value-type="float" office:value="38735.526995" table:style-name="ce33">
            <text:p><text:s/>38,736<text:s/></text:p>
          </table:table-cell>
          <table:table-cell office:value-type="float" office:value="250747.220955" table:style-name="ce33">
            <text:p><text:s/>250,747<text:s/></text:p>
          </table:table-cell>
          <table:table-cell office:value-type="float" office:value="110049.02648" table:style-name="ce33">
            <text:p><text:s/>110,049<text:s/></text:p>
          </table:table-cell>
          <table:table-cell office:value-type="float" office:value="16717.471997000001" table:style-name="ce33">
            <text:p><text:s/>16,717<text:s/></text:p>
          </table:table-cell>
          <table:table-cell office:value-type="float" office:value="141727.408475" table:style-name="ce33">
            <text:p><text:s/>141,727<text:s/></text:p>
          </table:table-cell>
          <table:table-cell office:value-type="float" office:value="15299.056995999999" table:style-name="ce33">
            <text:p><text:s/>15,299<text:s/></text:p>
          </table:table-cell>
          <table:table-cell office:value-type="float" office:value="148318.61298899999" table:style-name="ce33">
            <text:p><text:s/>148,319<text:s/></text:p>
          </table:table-cell>
          <table:table-cell office:value-type="float" office:value="69692.216994000002" table:style-name="ce33">
            <text:p><text:s/>69,692<text:s/></text:p>
          </table:table-cell>
          <table:table-cell office:value-type="float" office:value="6937.5370000000003" table:style-name="ce33">
            <text:p><text:s/>6,938<text:s/></text:p>
          </table:table-cell>
          <table:table-cell office:value-type="float" office:value="6267" table:style-name="ce33">
            <text:p><text:s/>6,267<text:s/></text:p>
          </table:table-cell>
          <table:table-cell office:value-type="float" office:value="72097.296493999995" table:style-name="ce33">
            <text:p><text:s/>72,097<text:s/></text:p>
          </table:table-cell>
          <table:table-cell office:value-type="float" office:value="58291.704489000003" table:style-name="ce33">
            <text:p><text:s/>58,292<text:s/></text:p>
          </table:table-cell>
          <table:table-cell office:value-type="string" table:style-name="ce33">
            <text:p>[z]</text:p>
          </table:table-cell>
          <table:table-cell office:value-type="float" office:value="1478.7799990000001" table:style-name="ce33">
            <text:p><text:s/>1,479<text:s/></text:p>
          </table:table-cell>
          <table:table-cell office:value-type="float" office:value="358614.360973" table:style-name="ce33">
            <text:p><text:s/>358,614<text:s/></text:p>
          </table:table-cell>
          <table:table-cell office:value-type="float" office:value="113497.63348600001" table:style-name="ce33">
            <text:p><text:s/>113,498<text:s/></text:p>
          </table:table-cell>
          <table:table-cell office:value-type="float" office:value="51409.812995" table:style-name="ce33">
            <text:p><text:s/>51,410<text:s/></text:p>
          </table:table-cell>
          <table:table-cell office:value-type="float" office:value="44188.902493000001" table:style-name="ce33">
            <text:p><text:s/>44,189<text:s/></text:p>
          </table:table-cell>
          <table:table-cell office:value-type="float" office:value="86108.315474000003" table:style-name="ce33">
            <text:p><text:s/>86,108<text:s/></text:p>
          </table:table-cell>
          <table:table-cell office:value-type="float" office:value="221474.04798599999" table:style-name="ce33">
            <text:p><text:s/>221,474<text:s/></text:p>
          </table:table-cell>
          <table:table-cell office:value-type="float" office:value="159953.493984" table:style-name="ce33">
            <text:p><text:s/>159,953<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Network Rail on TOC delays (minutes)</text:p>
          </table:table-cell>
          <table:table-cell office:value-type="float" office:value="268997.46277699998" table:style-name="ce33">
            <text:p><text:s/>268,997<text:s/></text:p>
          </table:table-cell>
          <table:table-cell office:value-type="float" office:value="45028.448991999998" table:style-name="ce33">
            <text:p><text:s/>45,028<text:s/></text:p>
          </table:table-cell>
          <table:table-cell office:value-type="float" office:value="9013.6389930000005" table:style-name="ce33">
            <text:p><text:s/>9,014<text:s/></text:p>
          </table:table-cell>
          <table:table-cell office:value-type="float" office:value="72663.989981000006" table:style-name="ce33">
            <text:p><text:s/>72,664<text:s/></text:p>
          </table:table-cell>
          <table:table-cell office:value-type="float" office:value="203674.25286800001" table:style-name="ce33">
            <text:p><text:s/>203,674<text:s/></text:p>
          </table:table-cell>
          <table:table-cell office:value-type="float" office:value="173823.60793" table:style-name="ce33">
            <text:p><text:s/>173,824<text:s/></text:p>
          </table:table-cell>
          <table:table-cell office:value-type="float" office:value="35224.624967999996" table:style-name="ce33">
            <text:p><text:s/>35,225<text:s/></text:p>
          </table:table-cell>
          <table:table-cell office:value-type="float" office:value="826487.65733900003" table:style-name="ce33">
            <text:p><text:s/>826,488<text:s/></text:p>
          </table:table-cell>
          <table:table-cell office:value-type="float" office:value="5905.6769949999998" table:style-name="ce33">
            <text:p><text:s/>5,906<text:s/></text:p>
          </table:table-cell>
          <table:table-cell office:value-type="float" office:value="312722.87492199999" table:style-name="ce33">
            <text:p><text:s/>312,723<text:s/></text:p>
          </table:table-cell>
          <table:table-cell office:value-type="float" office:value="247679.18935199999" table:style-name="ce33">
            <text:p><text:s/>247,679<text:s/></text:p>
          </table:table-cell>
          <table:table-cell office:value-type="float" office:value="4127.8609969999998" table:style-name="ce33">
            <text:p><text:s/>4,128<text:s/></text:p>
          </table:table-cell>
          <table:table-cell office:value-type="float" office:value="1647.5" table:style-name="ce33">
            <text:p><text:s/>1,648<text:s/></text:p>
          </table:table-cell>
          <table:table-cell office:value-type="float" office:value="105633.065971" table:style-name="ce33">
            <text:p><text:s/>105,633<text:s/></text:p>
          </table:table-cell>
          <table:table-cell office:value-type="float" office:value="92583.816961999997" table:style-name="ce33">
            <text:p><text:s/>92,584<text:s/></text:p>
          </table:table-cell>
          <table:table-cell office:value-type="string" table:style-name="ce33">
            <text:p>[z]</text:p>
          </table:table-cell>
          <table:table-cell office:value-type="float" office:value="25622.974989999999" table:style-name="ce33">
            <text:p><text:s/>25,623<text:s/></text:p>
          </table:table-cell>
          <table:table-cell office:value-type="float" office:value="444285.66288000002" table:style-name="ce33">
            <text:p><text:s/>444,286<text:s/></text:p>
          </table:table-cell>
          <table:table-cell office:value-type="float" office:value="333477.93894800002" table:style-name="ce33">
            <text:p><text:s/>333,478<text:s/></text:p>
          </table:table-cell>
          <table:table-cell office:value-type="float" office:value="306094.68295500003" table:style-name="ce33">
            <text:p><text:s/>306,095<text:s/></text:p>
          </table:table-cell>
          <table:table-cell office:value-type="float" office:value="356984.58803599997" table:style-name="ce33">
            <text:p><text:s/>356,985<text:s/></text:p>
          </table:table-cell>
          <table:table-cell office:value-type="float" office:value="193510.97289800001" table:style-name="ce33">
            <text:p><text:s/>193,511<text:s/></text:p>
          </table:table-cell>
          <table:table-cell office:value-type="float" office:value="124143.024942" table:style-name="ce33">
            <text:p><text:s/>124,143<text:s/></text:p>
          </table:table-cell>
          <table:table-cell office:value-type="float" office:value="256633.87233000001" table:style-name="ce33">
            <text:p><text:s/>256,634<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TOC on self delays (minutes)</text:p>
          </table:table-cell>
          <table:table-cell office:value-type="float" office:value="45289.129967000001" table:style-name="ce33">
            <text:p><text:s/>45,289<text:s/></text:p>
          </table:table-cell>
          <table:table-cell office:value-type="float" office:value="15273.968000000001" table:style-name="ce33">
            <text:p><text:s/>15,274<text:s/></text:p>
          </table:table-cell>
          <table:table-cell office:value-type="float" office:value="6452.2589989999997" table:style-name="ce33">
            <text:p><text:s/>6,452<text:s/></text:p>
          </table:table-cell>
          <table:table-cell office:value-type="float" office:value="39981.983995000002" table:style-name="ce33">
            <text:p><text:s/>39,982<text:s/></text:p>
          </table:table-cell>
          <table:table-cell office:value-type="float" office:value="28055.792998000001" table:style-name="ce33">
            <text:p><text:s/>28,056<text:s/></text:p>
          </table:table-cell>
          <table:table-cell office:value-type="float" office:value="55566.365994" table:style-name="ce33">
            <text:p><text:s/>55,566<text:s/></text:p>
          </table:table-cell>
          <table:table-cell office:value-type="float" office:value="26037.957997000001" table:style-name="ce33">
            <text:p><text:s/>26,038<text:s/></text:p>
          </table:table-cell>
          <table:table-cell office:value-type="float" office:value="308545.93487900001" table:style-name="ce33">
            <text:p><text:s/>308,546<text:s/></text:p>
          </table:table-cell>
          <table:table-cell office:value-type="float" office:value="1185.1349990000001" table:style-name="ce33">
            <text:p><text:s/>1,185<text:s/></text:p>
          </table:table-cell>
          <table:table-cell office:value-type="float" office:value="129277.241996" table:style-name="ce33">
            <text:p><text:s/>129,277<text:s/></text:p>
          </table:table-cell>
          <table:table-cell office:value-type="float" office:value="83895.386492000005" table:style-name="ce33">
            <text:p><text:s/>83,895<text:s/></text:p>
          </table:table-cell>
          <table:table-cell office:value-type="float" office:value="2468.58" table:style-name="ce33">
            <text:p><text:s/>2,469<text:s/></text:p>
          </table:table-cell>
          <table:table-cell office:value-type="float" office:value="192" table:style-name="ce33">
            <text:p><text:s/>192<text:s/></text:p>
          </table:table-cell>
          <table:table-cell office:value-type="float" office:value="33542.201999999997" table:style-name="ce33">
            <text:p><text:s/>33,542<text:s/></text:p>
          </table:table-cell>
          <table:table-cell office:value-type="float" office:value="41612.888998000002" table:style-name="ce33">
            <text:p><text:s/>41,613<text:s/></text:p>
          </table:table-cell>
          <table:table-cell office:value-type="string" table:style-name="ce33">
            <text:p>[z]</text:p>
          </table:table-cell>
          <table:table-cell office:value-type="float" office:value="10364.024998000001" table:style-name="ce33">
            <text:p><text:s/>10,364<text:s/></text:p>
          </table:table-cell>
          <table:table-cell office:value-type="float" office:value="298422.03099" table:style-name="ce33">
            <text:p><text:s/>298,422<text:s/></text:p>
          </table:table-cell>
          <table:table-cell office:value-type="float" office:value="154866.580992" table:style-name="ce33">
            <text:p><text:s/>154,867<text:s/></text:p>
          </table:table-cell>
          <table:table-cell office:value-type="float" office:value="114911.14099699999" table:style-name="ce33">
            <text:p><text:s/>114,911<text:s/></text:p>
          </table:table-cell>
          <table:table-cell office:value-type="float" office:value="134868.557397" table:style-name="ce33">
            <text:p><text:s/>134,869<text:s/></text:p>
          </table:table-cell>
          <table:table-cell office:value-type="float" office:value="102260.05399299999" table:style-name="ce33">
            <text:p><text:s/>102,260<text:s/></text:p>
          </table:table-cell>
          <table:table-cell office:value-type="float" office:value="45171.168998000001" table:style-name="ce33">
            <text:p><text:s/>45,171<text:s/></text:p>
          </table:table-cell>
          <table:table-cell office:value-type="float" office:value="118563.463474" table:style-name="ce33">
            <text:p><text:s/>118,563<text:s/></text:p>
          </table:table-cell>
          <table:table-cell table:number-columns-repeated="16358" table:style-name="ce1"/>
        </table:table-row>
        <table:table-row table:style-name="ro3">
          <table:table-cell office:value-type="string" table:style-name="ce26">
            <text:p>Apr 2020 to Mar 2021</text:p>
          </table:table-cell>
          <table:table-cell office:value-type="string" table:style-name="ce26">
            <text:p>TOC on TOC delays (minutes)</text:p>
          </table:table-cell>
          <table:table-cell office:value-type="float" office:value="42218.406986000002" table:style-name="ce33">
            <text:p><text:s/>42,218<text:s/></text:p>
          </table:table-cell>
          <table:table-cell office:value-type="float" office:value="1513.582999" table:style-name="ce33">
            <text:p><text:s/>1,514<text:s/></text:p>
          </table:table-cell>
          <table:table-cell office:value-type="float" office:value="1943.1020000000001" table:style-name="ce33">
            <text:p><text:s/>1,943<text:s/></text:p>
          </table:table-cell>
          <table:table-cell office:value-type="float" office:value="7742.0259969999997" table:style-name="ce33">
            <text:p><text:s/>7,742<text:s/></text:p>
          </table:table-cell>
          <table:table-cell office:value-type="float" office:value="42973.953973999996" table:style-name="ce33">
            <text:p><text:s/>42,974<text:s/></text:p>
          </table:table-cell>
          <table:table-cell office:value-type="float" office:value="30388.025986000001" table:style-name="ce33">
            <text:p><text:s/>30,388<text:s/></text:p>
          </table:table-cell>
          <table:table-cell office:value-type="float" office:value="8896.4169939999992" table:style-name="ce33">
            <text:p><text:s/>8,896<text:s/></text:p>
          </table:table-cell>
          <table:table-cell office:value-type="float" office:value="51763.407493999999" table:style-name="ce33">
            <text:p><text:s/>51,763<text:s/></text:p>
          </table:table-cell>
          <table:table-cell office:value-type="float" office:value="1293.1880000000001" table:style-name="ce33">
            <text:p><text:s/>1,293<text:s/></text:p>
          </table:table-cell>
          <table:table-cell office:value-type="float" office:value="48518.382981000002" table:style-name="ce33">
            <text:p><text:s/>48,518<text:s/></text:p>
          </table:table-cell>
          <table:table-cell office:value-type="float" office:value="27515.423993" table:style-name="ce33">
            <text:p><text:s/>27,515<text:s/></text:p>
          </table:table-cell>
          <table:table-cell office:value-type="float" office:value="1334.5589990000001" table:style-name="ce33">
            <text:p><text:s/>1,335<text:s/></text:p>
          </table:table-cell>
          <table:table-cell office:value-type="float" office:value="236.5" table:style-name="ce33">
            <text:p><text:s/>237<text:s/></text:p>
          </table:table-cell>
          <table:table-cell office:value-type="float" office:value="13634.731997000001" table:style-name="ce33">
            <text:p><text:s/>13,635<text:s/></text:p>
          </table:table-cell>
          <table:table-cell office:value-type="float" office:value="20216.293990999999" table:style-name="ce33">
            <text:p><text:s/>20,216<text:s/></text:p>
          </table:table-cell>
          <table:table-cell office:value-type="string" table:style-name="ce33">
            <text:p>[z]</text:p>
          </table:table-cell>
          <table:table-cell office:value-type="float" office:value="249" table:style-name="ce33">
            <text:p><text:s/>249<text:s/></text:p>
          </table:table-cell>
          <table:table-cell office:value-type="float" office:value="64211.305979999997" table:style-name="ce33">
            <text:p><text:s/>64,211<text:s/></text:p>
          </table:table-cell>
          <table:table-cell office:value-type="float" office:value="15357.479987999999" table:style-name="ce33">
            <text:p><text:s/>15,357<text:s/></text:p>
          </table:table-cell>
          <table:table-cell office:value-type="float" office:value="13746.175998000001" table:style-name="ce33">
            <text:p><text:s/>13,746<text:s/></text:p>
          </table:table-cell>
          <table:table-cell office:value-type="float" office:value="23713.854492999999" table:style-name="ce33">
            <text:p><text:s/>23,714<text:s/></text:p>
          </table:table-cell>
          <table:table-cell office:value-type="float" office:value="19266.972981999999" table:style-name="ce33">
            <text:p><text:s/>19,267<text:s/></text:p>
          </table:table-cell>
          <table:table-cell office:value-type="float" office:value="31939.805993999998" table:style-name="ce33">
            <text:p><text:s/>31,940<text:s/></text:p>
          </table:table-cell>
          <table:table-cell office:value-type="float" office:value="34521.663982999999" table:style-name="ce33">
            <text:p><text:s/>34,522<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Network Rail on TOC delays (minutes)</text:p>
          </table:table-cell>
          <table:table-cell office:value-type="float" office:value="299663.72167699999" table:style-name="ce33">
            <text:p><text:s/>299,664<text:s/></text:p>
          </table:table-cell>
          <table:table-cell office:value-type="float" office:value="39440.716968000001" table:style-name="ce33">
            <text:p><text:s/>39,441<text:s/></text:p>
          </table:table-cell>
          <table:table-cell office:value-type="float" office:value="15635.071996999999" table:style-name="ce33">
            <text:p><text:s/>15,635<text:s/></text:p>
          </table:table-cell>
          <table:table-cell office:value-type="float" office:value="94824.958992999993" table:style-name="ce33">
            <text:p><text:s/>94,825<text:s/></text:p>
          </table:table-cell>
          <table:table-cell office:value-type="float" office:value="286552.530899" table:style-name="ce33">
            <text:p><text:s/>286,553<text:s/></text:p>
          </table:table-cell>
          <table:table-cell office:value-type="float" office:value="293043.87287899997" table:style-name="ce33">
            <text:p><text:s/>293,044<text:s/></text:p>
          </table:table-cell>
          <table:table-cell office:value-type="float" office:value="66310.606969999993" table:style-name="ce33">
            <text:p><text:s/>66,311<text:s/></text:p>
          </table:table-cell>
          <table:table-cell office:value-type="float" office:value="932086.55629400001" table:style-name="ce33">
            <text:p><text:s/>932,087<text:s/></text:p>
          </table:table-cell>
          <table:table-cell office:value-type="float" office:value="26406.591990000001" table:style-name="ce33">
            <text:p><text:s/>26,407<text:s/></text:p>
          </table:table-cell>
          <table:table-cell office:value-type="float" office:value="662053.01087400003" table:style-name="ce33">
            <text:p><text:s/>662,053<text:s/></text:p>
          </table:table-cell>
          <table:table-cell office:value-type="float" office:value="232822.619962" table:style-name="ce33">
            <text:p><text:s/>232,823<text:s/></text:p>
          </table:table-cell>
          <table:table-cell office:value-type="float" office:value="16357.147994999999" table:style-name="ce33">
            <text:p><text:s/>16,357<text:s/></text:p>
          </table:table-cell>
          <table:table-cell office:value-type="float" office:value="14773.682994999999" table:style-name="ce33">
            <text:p><text:s/>14,774<text:s/></text:p>
          </table:table-cell>
          <table:table-cell office:value-type="float" office:value="215814.36095900001" table:style-name="ce33">
            <text:p><text:s/>215,814<text:s/></text:p>
          </table:table-cell>
          <table:table-cell office:value-type="float" office:value="136391.234968" table:style-name="ce33">
            <text:p><text:s/>136,391<text:s/></text:p>
          </table:table-cell>
          <table:table-cell office:value-type="float" office:value="6570.5" table:style-name="ce33">
            <text:p><text:s/>6,571<text:s/></text:p>
          </table:table-cell>
          <table:table-cell office:value-type="float" office:value="34060.758987000001" table:style-name="ce33">
            <text:p><text:s/>34,061<text:s/></text:p>
          </table:table-cell>
          <table:table-cell office:value-type="float" office:value="727208.05530600005" table:style-name="ce33">
            <text:p><text:s/>727,208<text:s/></text:p>
          </table:table-cell>
          <table:table-cell office:value-type="float" office:value="410941.83483000001" table:style-name="ce33">
            <text:p><text:s/>410,942<text:s/></text:p>
          </table:table-cell>
          <table:table-cell office:value-type="float" office:value="538812.94197699998" table:style-name="ce33">
            <text:p><text:s/>538,813<text:s/></text:p>
          </table:table-cell>
          <table:table-cell office:value-type="float" office:value="463292.75245600002" table:style-name="ce33">
            <text:p><text:s/>463,293<text:s/></text:p>
          </table:table-cell>
          <table:table-cell office:value-type="float" office:value="344898.73470500001" table:style-name="ce33">
            <text:p><text:s/>344,899<text:s/></text:p>
          </table:table-cell>
          <table:table-cell office:value-type="float" office:value="174004.94690800001" table:style-name="ce33">
            <text:p><text:s/>174,005<text:s/></text:p>
          </table:table-cell>
          <table:table-cell office:value-type="float" office:value="392605.73882799997" table:style-name="ce33">
            <text:p><text:s/>392,606<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TOC on self delays (minutes)</text:p>
          </table:table-cell>
          <table:table-cell office:value-type="float" office:value="87410.256963000007" table:style-name="ce33">
            <text:p><text:s/>87,410<text:s/></text:p>
          </table:table-cell>
          <table:table-cell office:value-type="float" office:value="14230.191994999999" table:style-name="ce33">
            <text:p><text:s/>14,230<text:s/></text:p>
          </table:table-cell>
          <table:table-cell office:value-type="float" office:value="17845" table:style-name="ce33">
            <text:p><text:s/>17,845<text:s/></text:p>
          </table:table-cell>
          <table:table-cell office:value-type="float" office:value="45361.407996000002" table:style-name="ce33">
            <text:p><text:s/>45,361<text:s/></text:p>
          </table:table-cell>
          <table:table-cell office:value-type="float" office:value="58988.018996999999" table:style-name="ce33">
            <text:p><text:s/>58,988<text:s/></text:p>
          </table:table-cell>
          <table:table-cell office:value-type="float" office:value="149867.87398599999" table:style-name="ce33">
            <text:p><text:s/>149,868<text:s/></text:p>
          </table:table-cell>
          <table:table-cell office:value-type="float" office:value="50661.247000000003" table:style-name="ce33">
            <text:p><text:s/>50,661<text:s/></text:p>
          </table:table-cell>
          <table:table-cell office:value-type="float" office:value="480962.016481" table:style-name="ce33">
            <text:p><text:s/>480,962<text:s/></text:p>
          </table:table-cell>
          <table:table-cell office:value-type="float" office:value="5874.9599989999997" table:style-name="ce33">
            <text:p><text:s/>5,875<text:s/></text:p>
          </table:table-cell>
          <table:table-cell office:value-type="float" office:value="256867.60698899999" table:style-name="ce33">
            <text:p><text:s/>256,868<text:s/></text:p>
          </table:table-cell>
          <table:table-cell office:value-type="float" office:value="84458.800994999998" table:style-name="ce33">
            <text:p><text:s/>84,459<text:s/></text:p>
          </table:table-cell>
          <table:table-cell office:value-type="float" office:value="6653.5009989999999" table:style-name="ce33">
            <text:p><text:s/>6,654<text:s/></text:p>
          </table:table-cell>
          <table:table-cell office:value-type="float" office:value="1777" table:style-name="ce33">
            <text:p><text:s/>1,777<text:s/></text:p>
          </table:table-cell>
          <table:table-cell office:value-type="float" office:value="59204.849996999998" table:style-name="ce33">
            <text:p><text:s/>59,205<text:s/></text:p>
          </table:table-cell>
          <table:table-cell office:value-type="float" office:value="62122.631996999997" table:style-name="ce33">
            <text:p><text:s/>62,123<text:s/></text:p>
          </table:table-cell>
          <table:table-cell office:value-type="float" office:value="837.5" table:style-name="ce33">
            <text:p><text:s/>838<text:s/></text:p>
          </table:table-cell>
          <table:table-cell office:value-type="float" office:value="20227.692998999999" table:style-name="ce33">
            <text:p><text:s/>20,228<text:s/></text:p>
          </table:table-cell>
          <table:table-cell office:value-type="float" office:value="572746.52798699995" table:style-name="ce33">
            <text:p><text:s/>572,747<text:s/></text:p>
          </table:table-cell>
          <table:table-cell office:value-type="float" office:value="241688.839978" table:style-name="ce33">
            <text:p><text:s/>241,689<text:s/></text:p>
          </table:table-cell>
          <table:table-cell office:value-type="float" office:value="169935.89799999999" table:style-name="ce33">
            <text:p><text:s/>169,936<text:s/></text:p>
          </table:table-cell>
          <table:table-cell office:value-type="float" office:value="190370.33699800001" table:style-name="ce33">
            <text:p><text:s/>190,370<text:s/></text:p>
          </table:table-cell>
          <table:table-cell office:value-type="float" office:value="255703.80347300001" table:style-name="ce33">
            <text:p><text:s/>255,704<text:s/></text:p>
          </table:table-cell>
          <table:table-cell office:value-type="float" office:value="70683.160996000006" table:style-name="ce33">
            <text:p><text:s/>70,683<text:s/></text:p>
          </table:table-cell>
          <table:table-cell office:value-type="float" office:value="226929.93699399999" table:style-name="ce33">
            <text:p><text:s/>226,930<text:s/></text:p>
          </table:table-cell>
          <table:table-cell table:number-columns-repeated="16358" table:style-name="ce1"/>
        </table:table-row>
        <table:table-row table:style-name="ro3">
          <table:table-cell office:value-type="string" table:style-name="ce26">
            <text:p>Apr 2021 to Mar 2022</text:p>
          </table:table-cell>
          <table:table-cell office:value-type="string" table:style-name="ce26">
            <text:p>TOC on TOC delays (minutes)</text:p>
          </table:table-cell>
          <table:table-cell office:value-type="float" office:value="72766.020969999998" table:style-name="ce33">
            <text:p><text:s/>72,766<text:s/></text:p>
          </table:table-cell>
          <table:table-cell office:value-type="float" office:value="3184.0909980000001" table:style-name="ce33">
            <text:p><text:s/>3,184<text:s/></text:p>
          </table:table-cell>
          <table:table-cell office:value-type="float" office:value="2751.927999" table:style-name="ce33">
            <text:p><text:s/>2,752<text:s/></text:p>
          </table:table-cell>
          <table:table-cell office:value-type="float" office:value="15053.132998999999" table:style-name="ce33">
            <text:p><text:s/>15,053<text:s/></text:p>
          </table:table-cell>
          <table:table-cell office:value-type="float" office:value="83977.949970000001" table:style-name="ce33">
            <text:p><text:s/>83,978<text:s/></text:p>
          </table:table-cell>
          <table:table-cell office:value-type="float" office:value="60831.252981999998" table:style-name="ce33">
            <text:p><text:s/>60,831<text:s/></text:p>
          </table:table-cell>
          <table:table-cell office:value-type="float" office:value="16272.145990999999" table:style-name="ce33">
            <text:p><text:s/>16,272<text:s/></text:p>
          </table:table-cell>
          <table:table-cell office:value-type="float" office:value="68729.426984999998" table:style-name="ce33">
            <text:p><text:s/>68,729<text:s/></text:p>
          </table:table-cell>
          <table:table-cell office:value-type="float" office:value="7216.4479970000002" table:style-name="ce33">
            <text:p><text:s/>7,216<text:s/></text:p>
          </table:table-cell>
          <table:table-cell office:value-type="float" office:value="97961.881976000004" table:style-name="ce33">
            <text:p><text:s/>97,962<text:s/></text:p>
          </table:table-cell>
          <table:table-cell office:value-type="float" office:value="32078.578994" table:style-name="ce33">
            <text:p><text:s/>32,079<text:s/></text:p>
          </table:table-cell>
          <table:table-cell office:value-type="float" office:value="4515.3509960000001" table:style-name="ce33">
            <text:p><text:s/>4,515<text:s/></text:p>
          </table:table-cell>
          <table:table-cell office:value-type="float" office:value="3583.3169990000001" table:style-name="ce33">
            <text:p><text:s/>3,583<text:s/></text:p>
          </table:table-cell>
          <table:table-cell office:value-type="float" office:value="35525.788988" table:style-name="ce33">
            <text:p><text:s/>35,526<text:s/></text:p>
          </table:table-cell>
          <table:table-cell office:value-type="float" office:value="30136.132985" table:style-name="ce33">
            <text:p><text:s/>30,136<text:s/></text:p>
          </table:table-cell>
          <table:table-cell office:value-type="float" office:value="1814.5" table:style-name="ce33">
            <text:p><text:s/>1,815<text:s/></text:p>
          </table:table-cell>
          <table:table-cell office:value-type="float" office:value="664.547999" table:style-name="ce33">
            <text:p><text:s/>665<text:s/></text:p>
          </table:table-cell>
          <table:table-cell office:value-type="float" office:value="137899.41645799999" table:style-name="ce33">
            <text:p><text:s/>137,899<text:s/></text:p>
          </table:table-cell>
          <table:table-cell office:value-type="float" office:value="28902.324982999999" table:style-name="ce33">
            <text:p><text:s/>28,902<text:s/></text:p>
          </table:table-cell>
          <table:table-cell office:value-type="float" office:value="29555.159991" table:style-name="ce33">
            <text:p><text:s/>29,555<text:s/></text:p>
          </table:table-cell>
          <table:table-cell office:value-type="float" office:value="22353.910489999998" table:style-name="ce33">
            <text:p><text:s/>22,354<text:s/></text:p>
          </table:table-cell>
          <table:table-cell office:value-type="float" office:value="38054.961476999997" table:style-name="ce33">
            <text:p><text:s/>38,055<text:s/></text:p>
          </table:table-cell>
          <table:table-cell office:value-type="float" office:value="63134.891974999999" table:style-name="ce33">
            <text:p><text:s/>63,135<text:s/></text:p>
          </table:table-cell>
          <table:table-cell office:value-type="float" office:value="73865.323961000002" table:style-name="ce33">
            <text:p><text:s/>73,865<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Network Rail on TOC delays (minutes)</text:p>
          </table:table-cell>
          <table:table-cell office:value-type="float" office:value="390900.13760100002" table:style-name="ce33">
            <text:p><text:s/>390,900<text:s/></text:p>
          </table:table-cell>
          <table:table-cell office:value-type="float" office:value="61043.422985000012" table:style-name="ce33">
            <text:p><text:s/>61,043<text:s/></text:p>
          </table:table-cell>
          <table:table-cell office:value-type="float" office:value="18476.916991999999" table:style-name="ce33">
            <text:p><text:s/>18,477<text:s/></text:p>
          </table:table-cell>
          <table:table-cell office:value-type="float" office:value="111647.055989" table:style-name="ce33">
            <text:p><text:s/>111,647<text:s/></text:p>
          </table:table-cell>
          <table:table-cell office:value-type="float" office:value="349656.16633700003" table:style-name="ce33">
            <text:p><text:s/>349,656<text:s/></text:p>
          </table:table-cell>
          <table:table-cell office:value-type="float" office:value="367115.81543099997" table:style-name="ce33">
            <text:p><text:s/>367,116<text:s/></text:p>
          </table:table-cell>
          <table:table-cell office:value-type="float" office:value="99175.928979000004" table:style-name="ce33">
            <text:p><text:s/>99,176<text:s/></text:p>
          </table:table-cell>
          <table:table-cell office:value-type="float" office:value="1321399.9118460002" table:style-name="ce33">
            <text:p><text:s/>1,321,400<text:s/></text:p>
          </table:table-cell>
          <table:table-cell office:value-type="float" office:value="37432.386986999998" table:style-name="ce33">
            <text:p><text:s/>37,432<text:s/></text:p>
          </table:table-cell>
          <table:table-cell office:value-type="float" office:value="968737.25186900003" table:style-name="ce33">
            <text:p><text:s/>968,737<text:s/></text:p>
          </table:table-cell>
          <table:table-cell office:value-type="float" office:value="357216.36792199995" table:style-name="ce33">
            <text:p><text:s/>357,216<text:s/></text:p>
          </table:table-cell>
          <table:table-cell office:value-type="float" office:value="25217.985992999998" table:style-name="ce33">
            <text:p><text:s/>25,218<text:s/></text:p>
          </table:table-cell>
          <table:table-cell office:value-type="float" office:value="19220.148992000002" table:style-name="ce33">
            <text:p><text:s/>19,220<text:s/></text:p>
          </table:table-cell>
          <table:table-cell office:value-type="float" office:value="283835.17994" table:style-name="ce33">
            <text:p><text:s/>283,835<text:s/></text:p>
          </table:table-cell>
          <table:table-cell office:value-type="float" office:value="169704.892956" table:style-name="ce33">
            <text:p><text:s/>169,705<text:s/></text:p>
          </table:table-cell>
          <table:table-cell office:value-type="float" office:value="26293.579987999998" table:style-name="ce33">
            <text:p><text:s/>26,294<text:s/></text:p>
          </table:table-cell>
          <table:table-cell office:value-type="float" office:value="52149.537988999989" table:style-name="ce33">
            <text:p><text:s/>52,150<text:s/></text:p>
          </table:table-cell>
          <table:table-cell office:value-type="float" office:value="806481.29522900004" table:style-name="ce33">
            <text:p><text:s/>806,481<text:s/></text:p>
          </table:table-cell>
          <table:table-cell office:value-type="float" office:value="483533.003868" table:style-name="ce33">
            <text:p><text:s/>483,533<text:s/></text:p>
          </table:table-cell>
          <table:table-cell office:value-type="float" office:value="714398.38146900001" table:style-name="ce33">
            <text:p><text:s/>714,398<text:s/></text:p>
          </table:table-cell>
          <table:table-cell office:value-type="float" office:value="673904.32795200008" table:style-name="ce33">
            <text:p><text:s/>673,904<text:s/></text:p>
          </table:table-cell>
          <table:table-cell office:value-type="float" office:value="419969.83960000001" table:style-name="ce33">
            <text:p><text:s/>419,970<text:s/></text:p>
          </table:table-cell>
          <table:table-cell office:value-type="float" office:value="189499.098845" table:style-name="ce33">
            <text:p><text:s/>189,499<text:s/></text:p>
          </table:table-cell>
          <table:table-cell office:value-type="float" office:value="490761.25770299998" table:style-name="ce33">
            <text:p><text:s/>490,761<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TOC on self delays (minutes)</text:p>
          </table:table-cell>
          <table:table-cell office:value-type="float" office:value="183870.70690599998" table:style-name="ce33">
            <text:p><text:s/>183,871<text:s/></text:p>
          </table:table-cell>
          <table:table-cell office:value-type="float" office:value="22652.612996" table:style-name="ce33">
            <text:p><text:s/>22,653<text:s/></text:p>
          </table:table-cell>
          <table:table-cell office:value-type="float" office:value="14751.081998" table:style-name="ce33">
            <text:p><text:s/>14,751<text:s/></text:p>
          </table:table-cell>
          <table:table-cell office:value-type="float" office:value="58153.447998000011" table:style-name="ce33">
            <text:p><text:s/>58,153<text:s/></text:p>
          </table:table-cell>
          <table:table-cell office:value-type="float" office:value="78859.598996000001" table:style-name="ce33">
            <text:p><text:s/>78,860<text:s/></text:p>
          </table:table-cell>
          <table:table-cell office:value-type="float" office:value="162153.98699499998" table:style-name="ce33">
            <text:p><text:s/>162,154<text:s/></text:p>
          </table:table-cell>
          <table:table-cell office:value-type="float" office:value="42443.649994000007" table:style-name="ce33">
            <text:p><text:s/>42,444<text:s/></text:p>
          </table:table-cell>
          <table:table-cell office:value-type="float" office:value="564242.42498500005" table:style-name="ce33">
            <text:p><text:s/>564,242<text:s/></text:p>
          </table:table-cell>
          <table:table-cell office:value-type="float" office:value="10191.196" table:style-name="ce33">
            <text:p><text:s/>10,191<text:s/></text:p>
          </table:table-cell>
          <table:table-cell office:value-type="float" office:value="333509.13799400005" table:style-name="ce33">
            <text:p><text:s/>333,509<text:s/></text:p>
          </table:table-cell>
          <table:table-cell office:value-type="float" office:value="78626.37699199999" table:style-name="ce33">
            <text:p><text:s/>78,626<text:s/></text:p>
          </table:table-cell>
          <table:table-cell office:value-type="float" office:value="4507.0199990000001" table:style-name="ce33">
            <text:p><text:s/>4,507<text:s/></text:p>
          </table:table-cell>
          <table:table-cell office:value-type="float" office:value="1764.9880000000001" table:style-name="ce33">
            <text:p><text:s/>1,765<text:s/></text:p>
          </table:table-cell>
          <table:table-cell office:value-type="float" office:value="80333.044996000011" table:style-name="ce33">
            <text:p><text:s/>80,333<text:s/></text:p>
          </table:table-cell>
          <table:table-cell office:value-type="float" office:value="69958.401996000001" table:style-name="ce33">
            <text:p><text:s/>69,958<text:s/></text:p>
          </table:table-cell>
          <table:table-cell office:value-type="float" office:value="6678.7639979999985" table:style-name="ce33">
            <text:p><text:s/>6,679<text:s/></text:p>
          </table:table-cell>
          <table:table-cell office:value-type="float" office:value="35740.091998999997" table:style-name="ce33">
            <text:p><text:s/>35,740<text:s/></text:p>
          </table:table-cell>
          <table:table-cell office:value-type="float" office:value="690846.10798900004" table:style-name="ce33">
            <text:p><text:s/>690,846<text:s/></text:p>
          </table:table-cell>
          <table:table-cell office:value-type="float" office:value="275963.29097900004" table:style-name="ce33">
            <text:p><text:s/>275,963<text:s/></text:p>
          </table:table-cell>
          <table:table-cell office:value-type="float" office:value="201535.69149999999" table:style-name="ce33">
            <text:p><text:s/>201,536<text:s/></text:p>
          </table:table-cell>
          <table:table-cell office:value-type="float" office:value="274252.748998" table:style-name="ce33">
            <text:p><text:s/>274,253<text:s/></text:p>
          </table:table-cell>
          <table:table-cell office:value-type="float" office:value="410452.63994700008" table:style-name="ce33">
            <text:p><text:s/>410,453<text:s/></text:p>
          </table:table-cell>
          <table:table-cell office:value-type="float" office:value="125097.10699299999" table:style-name="ce33">
            <text:p><text:s/>125,097<text:s/></text:p>
          </table:table-cell>
          <table:table-cell office:value-type="float" office:value="267334.46347600006" table:style-name="ce33">
            <text:p><text:s/>267,334<text:s/></text:p>
          </table:table-cell>
          <table:table-cell table:number-columns-repeated="16358" table:style-name="ce1"/>
        </table:table-row>
        <table:table-row table:style-name="ro3">
          <table:table-cell office:value-type="string" table:style-name="ce26">
            <text:p>Apr 2022 to Mar 2023</text:p>
          </table:table-cell>
          <table:table-cell office:value-type="string" table:style-name="ce26">
            <text:p>TOC on TOC delays (minutes)</text:p>
          </table:table-cell>
          <table:table-cell office:value-type="float" office:value="98002.154964000001" table:style-name="ce33">
            <text:p><text:s/>98,002<text:s/></text:p>
          </table:table-cell>
          <table:table-cell office:value-type="float" office:value="3159.9639999999999" table:style-name="ce33">
            <text:p><text:s/>3,160<text:s/></text:p>
          </table:table-cell>
          <table:table-cell office:value-type="float" office:value="6849.0009989999999" table:style-name="ce33">
            <text:p><text:s/>6,849<text:s/></text:p>
          </table:table-cell>
          <table:table-cell office:value-type="float" office:value="15426.495997" table:style-name="ce33">
            <text:p><text:s/>15,426<text:s/></text:p>
          </table:table-cell>
          <table:table-cell office:value-type="float" office:value="113591.234429" table:style-name="ce33">
            <text:p><text:s/>113,591<text:s/></text:p>
          </table:table-cell>
          <table:table-cell office:value-type="float" office:value="78553.197480000003" table:style-name="ce33">
            <text:p><text:s/>78,553<text:s/></text:p>
          </table:table-cell>
          <table:table-cell office:value-type="float" office:value="18500.420991999999" table:style-name="ce33">
            <text:p><text:s/>18,500<text:s/></text:p>
          </table:table-cell>
          <table:table-cell office:value-type="float" office:value="100544.16298699999" table:style-name="ce33">
            <text:p><text:s/>100,544<text:s/></text:p>
          </table:table-cell>
          <table:table-cell office:value-type="float" office:value="11169.416995" table:style-name="ce33">
            <text:p><text:s/>11,169<text:s/></text:p>
          </table:table-cell>
          <table:table-cell office:value-type="float" office:value="126500.609969" table:style-name="ce33">
            <text:p><text:s/>126,501<text:s/></text:p>
          </table:table-cell>
          <table:table-cell office:value-type="float" office:value="41009.254991999995" table:style-name="ce33">
            <text:p><text:s/>41,009<text:s/></text:p>
          </table:table-cell>
          <table:table-cell office:value-type="float" office:value="7452.9939960000002" table:style-name="ce33">
            <text:p><text:s/>7,453<text:s/></text:p>
          </table:table-cell>
          <table:table-cell office:value-type="float" office:value="5749.8629989999999" table:style-name="ce33">
            <text:p><text:s/>5,750<text:s/></text:p>
          </table:table-cell>
          <table:table-cell office:value-type="float" office:value="52314.774982999996" table:style-name="ce33">
            <text:p><text:s/>52,315<text:s/></text:p>
          </table:table-cell>
          <table:table-cell office:value-type="float" office:value="36151.704988999998" table:style-name="ce33">
            <text:p><text:s/>36,152<text:s/></text:p>
          </table:table-cell>
          <table:table-cell office:value-type="float" office:value="8170.1559980000002" table:style-name="ce33">
            <text:p><text:s/>8,170<text:s/></text:p>
          </table:table-cell>
          <table:table-cell office:value-type="float" office:value="1394.369999" table:style-name="ce33">
            <text:p><text:s/>1,394<text:s/></text:p>
          </table:table-cell>
          <table:table-cell office:value-type="float" office:value="197018.59642099999" table:style-name="ce33">
            <text:p><text:s/>197,019<text:s/></text:p>
          </table:table-cell>
          <table:table-cell office:value-type="float" office:value="46691.704966000005" table:style-name="ce33">
            <text:p><text:s/>46,692<text:s/></text:p>
          </table:table-cell>
          <table:table-cell office:value-type="float" office:value="45976.926995000002" table:style-name="ce33">
            <text:p><text:s/>45,977<text:s/></text:p>
          </table:table-cell>
          <table:table-cell office:value-type="float" office:value="32404.922990999999" table:style-name="ce33">
            <text:p><text:s/>32,405<text:s/></text:p>
          </table:table-cell>
          <table:table-cell office:value-type="float" office:value="62837.519959999998" table:style-name="ce33">
            <text:p><text:s/>62,838<text:s/></text:p>
          </table:table-cell>
          <table:table-cell office:value-type="float" office:value="75381.793961000003" table:style-name="ce33">
            <text:p><text:s/>75,382<text:s/></text:p>
          </table:table-cell>
          <table:table-cell office:value-type="float" office:value="118404.778418" table:style-name="ce33">
            <text:p><text:s/>118,405<text:s/></text:p>
          </table:table-cell>
          <table:table-cell table:number-columns-repeated="16358" table:style-name="ce1"/>
        </table:table-row>
        <table:table-row table:style-name="ro7">
          <table:table-cell table:number-columns-repeated="26" table:style-name="ce2"/>
          <table:table-cell table:number-columns-repeated="16358" table:style-name="ce1"/>
        </table:table-row>
        <table:table-row table:number-rows-repeated="1048485" table:style-name="ro7">
          <table:table-cell table:number-columns-repeated="16384"/>
        </table:table-row>
      </table:table>
      <table:database-ranges>
        <table:database-range table:target-range-address="Notes.A3:Notes.B5" table:name="notes_table_4410">
          <table:sort>
            <table:sort-by table:field-number="0"/>
          </table:sort>
        </table:database-range>
        <table:database-range table:target-range-address="2200_Key_statistics_by_operator.A39:2200_Key_statistics_by_operator.Z54" table:name="Table_2200b_Passenger_experience_annual_data"/>
        <table:database-range table:target-range-address="2200_Key_statistics_by_operator.A6:2200_Key_statistics_by_operator.Z36" table:name="Table_2200a_Key_statistics_annual_data"/>
        <table:database-range table:target-range-address="2200_Key_statistics_by_operator.A57:2200_Key_statistics_by_operator.Z72" table:name="Table_2200c_Punctuality_and_reliability_annual_data"/>
        <table:database-range table:target-range-address="2200_Key_statistics_by_operator.A75:2200_Key_statistics_by_operator.Z90" table:name="Table_2200d_Delay_minutes_annual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number:number-style style:name="N36P0">
      <number:text> </number:text>
      <number:number number:decimal-places="1" number:min-decimal-places="1" number:min-integer-digits="1" number:grouping="true"/>
      <number:text> </number:text>
    </number:number-style>
    <number:number-style style:name="N36P1">
      <number:text>-</number:text>
      <number:number number:decimal-places="1" number:min-decimal-places="1" number:min-integer-digits="1" number:grouping="true"/>
      <number:text> </number:text>
    </number:number-style>
    <number:number-style style:name="N36P2">
      <number:text> -</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decimal-places="0" number:min-integer-digits="1" number:grouping="true">
        <number:embedded-text number:position="0"> </number:embedded-text>
      </number:number>
    </number:number-style>
    <number:number-style style:name="N37P1">
      <number:text>-</number:text>
      <number:number number:decimal-places="0" number:min-decimal-places="0" number:min-integer-digits="1" number:grouping="true">
        <number:embedded-text number:position="0"> </number:embedded-text>
      </number:number>
    </number:number-style>
    <number:number-style style:name="N37P2">
      <number:text> -</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1" number:min-decimal-places="1" number:min-integer-digits="1"/>
    </number:number-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 -</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_32_2" style:display-name="Comma 2" style:family="table-cell" style:data-style-name="N39"/>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color="#44546A" fo:font-size="13pt" style:font-size-asian="13pt" style:font-size-complex="13pt" fo:font-weight="bold" style:font-weight-asian="bold" style:font-weight-complex="bold"/>
    </style:style>
    <style:style style:name="Heading_32_2_32_2" style:display-name="Heading 2 2" style:family="table-cell" style:data-style-name="N0">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dc:title>Table 2200: Train operating company key statistics by operator, Great Britain</dc:title>
    <meta:initial-creator>Office of Rail and Road</meta:initial-creator>
    <dc:creator>Moran, Peter</dc:creator>
    <meta:creation-date>2022-07-19T18:51:56Z</meta:creation-date>
    <dc:date>2023-08-02T15:32:35Z</dc:date>
  </office:meta>
</office:document-meta>
</file>